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ZapfDingbats" svg:font-family="ZapfDingbats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heSansMonoConBold" svg:font-family="TheSansMonoConBold" style:font-family-generic="swiss" style:font-pitch="fixed"/>
    <style:font-face style:name="TheSansMonoConBold1" svg:font-family="TheSansMonoConBold" style:font-adornments="Normal" style:font-family-generic="swiss" style:font-pitch="fixed"/>
    <style:font-face style:name="TheSansMonoConNormal2" svg:font-family="TheSansMonoConNormal" style:font-family-generic="swiss" style:font-pitch="fixed"/>
    <style:font-face style:name="ZapfDingbats1" svg:font-family="ZapfDingbats" style:font-family-generic="decorative" style:font-pitch="variable"/>
    <style:font-face style:name="ZapfDingbats2" svg:font-family="ZapfDingbats, 'MS Mincho'" style:font-family-generic="decorative" style:font-pitch="variable"/>
    <style:font-face style:name="TheSansMonoConNormal3" svg:font-family="TheSansMonoConNormal, 'MS Mincho'" style:font-family-generic="moder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heSansMonoConNormal1" svg:font-family="TheSansMonoConNorm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Utopia Black" svg:font-family="'Utopia Black'" style:font-family-generic="roman" style:font-pitch="variable"/>
    <style:font-face style:name="Utopia Bold" svg:font-family="'Utopia Bold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ommonBullets" svg:font-family="CommonBullets" style:font-family-generic="swiss" style:font-pitch="variable"/>
    <style:font-face style:name="HelveticaNeue Condensed" svg:font-family="'HelveticaNeue Condensed'" style:font-family-generic="swiss" style:font-pitch="variable"/>
    <style:font-face style:name="HelveticaNeue MediumCond" svg:font-family="'HelveticaNeue MediumCond'" style:font-family-generic="swiss" style:font-pitch="variable"/>
    <style:font-face style:name="HelveticaNeue MediumCond1" svg:font-family="'HelveticaNeue MediumCond', 'Arial Unicode MS'" style:font-family-generic="swiss" style:font-pitch="variable"/>
    <style:font-face style:name="HelveticaNeue MediumExt" svg:font-family="'HelveticaNeue MediumEx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heSansMonoConBlack" svg:font-family="TheSansMonoConBlack" style:font-family-generic="swiss" style:font-pitch="variable"/>
    <style:font-face style:name="TheSansMonoConNormal" svg:font-family="TheSansMonoConNorm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Body_20_Text_20_Cont">
      <style:text-properties officeooo:rsid="006a6f5f" officeooo:paragraph-rsid="006a6f5f"/>
    </style:style>
    <style:style style:name="P2" style:family="paragraph" style:parent-style-name="Body_20_Text_20_Cont">
      <style:text-properties officeooo:paragraph-rsid="0069afd7"/>
    </style:style>
    <style:style style:name="P3" style:family="paragraph" style:parent-style-name="Body_20_Text_20_Cont">
      <style:text-properties officeooo:rsid="006efbb5" officeooo:paragraph-rsid="006efbb5"/>
    </style:style>
    <style:style style:name="P4" style:family="paragraph" style:parent-style-name="Body_20_Text_20_Cont">
      <style:text-properties style:use-window-font-color="true" style:font-name="Utopia" fo:font-size="11pt" fo:language="en" fo:country="GB" officeooo:rsid="006efbb5" officeooo:paragraph-rsid="006efbb5" style:font-name-asian="Calibri" style:font-size-asian="11pt" style:font-name-complex="Utopia" style:font-size-complex="11pt" style:language-complex="ar" style:country-complex="SA"/>
    </style:style>
    <style:style style:name="P5" style:family="paragraph" style:parent-style-name="Body_20_Text_20_Cont">
      <style:text-properties officeooo:paragraph-rsid="006efbb5"/>
    </style:style>
    <style:style style:name="P6" style:family="paragraph" style:parent-style-name="Body_20_Text_20_Cont">
      <style:text-properties officeooo:paragraph-rsid="006f22d8"/>
    </style:style>
    <style:style style:name="P7" style:family="paragraph" style:parent-style-name="Body_20_Text_20_Cont">
      <style:text-properties officeooo:rsid="0071be08" officeooo:paragraph-rsid="0071be08"/>
    </style:style>
    <style:style style:name="P8" style:family="paragraph" style:parent-style-name="Body_20_Text_20_Cont">
      <style:text-properties officeooo:paragraph-rsid="00799055"/>
    </style:style>
    <style:style style:name="P9" style:family="paragraph" style:parent-style-name="Body_20_Text_20_Cont">
      <style:text-properties officeooo:paragraph-rsid="007c626e"/>
    </style:style>
    <style:style style:name="P10" style:family="paragraph" style:parent-style-name="Body_20_Text_20_Cont">
      <style:text-properties officeooo:paragraph-rsid="007dc091"/>
    </style:style>
    <style:style style:name="P11" style:family="paragraph" style:parent-style-name="Body_20_Text_20_Cont">
      <style:text-properties officeooo:rsid="008150ac" officeooo:paragraph-rsid="008150ac"/>
    </style:style>
    <style:style style:name="P12" style:family="paragraph" style:parent-style-name="Body_20_Text_20_Cont">
      <style:text-properties officeooo:rsid="00919136" officeooo:paragraph-rsid="00919599"/>
    </style:style>
    <style:style style:name="P13" style:family="paragraph" style:parent-style-name="Body_20_Text_20_Cont">
      <style:text-properties officeooo:paragraph-rsid="00936d02"/>
    </style:style>
    <style:style style:name="P14" style:family="paragraph" style:parent-style-name="Body_20_Text_20_Cont">
      <style:text-properties officeooo:paragraph-rsid="00a0d981"/>
    </style:style>
    <style:style style:name="P15" style:family="paragraph" style:parent-style-name="Body_20_Text_20_Cont">
      <style:text-properties officeooo:rsid="00af97a7" officeooo:paragraph-rsid="00af97a7"/>
    </style:style>
    <style:style style:name="P16" style:family="paragraph" style:parent-style-name="Body_20_Text_20_Cont">
      <style:text-properties officeooo:paragraph-rsid="00af97a7"/>
    </style:style>
    <style:style style:name="P17" style:family="paragraph" style:parent-style-name="Body_20_Text_20_Cont">
      <style:text-properties officeooo:rsid="00b181c0" officeooo:paragraph-rsid="00b181c0"/>
    </style:style>
    <style:style style:name="P18" style:family="paragraph" style:parent-style-name="Body_20_Text_20_First">
      <style:text-properties officeooo:rsid="00625b9b" officeooo:paragraph-rsid="00625b9b"/>
    </style:style>
    <style:style style:name="P19" style:family="paragraph" style:parent-style-name="Body_20_Text_20_First">
      <style:text-properties officeooo:paragraph-rsid="006381ee"/>
    </style:style>
    <style:style style:name="P20" style:family="paragraph" style:parent-style-name="Body_20_Text_20_First">
      <style:text-properties officeooo:paragraph-rsid="00625b9b"/>
    </style:style>
    <style:style style:name="P21" style:family="paragraph" style:parent-style-name="Body_20_Text_20_First">
      <style:text-properties officeooo:paragraph-rsid="0073929e"/>
    </style:style>
    <style:style style:name="P22" style:family="paragraph" style:parent-style-name="Body_20_Text_20_First">
      <style:text-properties officeooo:paragraph-rsid="00745682"/>
    </style:style>
    <style:style style:name="P23" style:family="paragraph" style:parent-style-name="Body_20_Text_20_First">
      <style:text-properties officeooo:paragraph-rsid="00765376"/>
    </style:style>
    <style:style style:name="P24" style:family="paragraph" style:parent-style-name="Body_20_Text_20_First">
      <style:text-properties officeooo:paragraph-rsid="007738ad"/>
    </style:style>
    <style:style style:name="P25" style:family="paragraph" style:parent-style-name="Body_20_Text_20_First">
      <style:text-properties officeooo:paragraph-rsid="00799055"/>
    </style:style>
    <style:style style:name="P26" style:family="paragraph" style:parent-style-name="Bullet" style:list-style-name="L1">
      <style:text-properties officeooo:paragraph-rsid="00af97a7"/>
    </style:style>
    <style:style style:name="P27" style:family="paragraph" style:parent-style-name="Bullet_20_First" style:list-style-name="L1">
      <style:text-properties officeooo:rsid="00af97a7" officeooo:paragraph-rsid="00af97a7"/>
    </style:style>
    <style:style style:name="P28" style:family="paragraph" style:parent-style-name="Chapter_20_Number" style:master-page-name="Standard">
      <style:paragraph-properties style:page-number="auto"/>
      <style:text-properties fo:text-transform="uppercase" style:use-window-font-color="true" style:font-name="Arial" fo:font-size="14pt" fo:language="en" fo:country="US" fo:font-weight="bold" officeooo:rsid="000eb6d5" officeooo:paragraph-rsid="000eb6d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P29" style:family="paragraph" style:parent-style-name="Chapter_20_Title">
      <style:text-properties style:use-window-font-color="true" style:font-name="Arial" fo:font-size="30pt" fo:language="en" fo:country="US" fo:font-weight="bold" officeooo:rsid="00684091" officeooo:paragraph-rsid="00684091" style:font-name-asian="Times New Roman" style:font-size-asian="30pt" style:font-weight-asian="bold" style:font-name-complex="Times New Roman" style:font-size-complex="24pt" style:language-complex="ar" style:country-complex="SA"/>
    </style:style>
    <style:style style:name="P30" style:family="paragraph" style:parent-style-name="Code">
      <style:text-properties officeooo:rsid="0024fd57" officeooo:paragraph-rsid="0066799e"/>
    </style:style>
    <style:style style:name="P31" style:family="paragraph" style:parent-style-name="Code">
      <style:text-properties officeooo:paragraph-rsid="0066799e"/>
    </style:style>
    <style:style style:name="P32" style:family="paragraph" style:parent-style-name="Code">
      <style:text-properties officeooo:paragraph-rsid="006a7ffd"/>
    </style:style>
    <style:style style:name="P33" style:family="paragraph" style:parent-style-name="Code">
      <style:text-properties officeooo:rsid="006a7ffd" officeooo:paragraph-rsid="00799055"/>
    </style:style>
    <style:style style:name="P34" style:family="paragraph" style:parent-style-name="Code">
      <style:text-properties officeooo:rsid="006a7ffd" officeooo:paragraph-rsid="007c626e"/>
    </style:style>
    <style:style style:name="P35" style:family="paragraph" style:parent-style-name="Code">
      <style:text-properties officeooo:rsid="006a7ffd" officeooo:paragraph-rsid="007dc091"/>
    </style:style>
    <style:style style:name="P36" style:family="paragraph" style:parent-style-name="Code">
      <style:text-properties officeooo:rsid="006a7ffd" officeooo:paragraph-rsid="008711bc"/>
    </style:style>
    <style:style style:name="P37" style:family="paragraph" style:parent-style-name="Code">
      <style:text-properties officeooo:rsid="006a7ffd" officeooo:paragraph-rsid="00871ac4"/>
    </style:style>
    <style:style style:name="P38" style:family="paragraph" style:parent-style-name="Code">
      <style:text-properties officeooo:rsid="006c6f2e" officeooo:paragraph-rsid="006c6f2e"/>
    </style:style>
    <style:style style:name="P39" style:family="paragraph" style:parent-style-name="Code">
      <style:text-properties officeooo:rsid="006c6f2e" officeooo:paragraph-rsid="00799055"/>
    </style:style>
    <style:style style:name="P40" style:family="paragraph" style:parent-style-name="Code">
      <style:text-properties officeooo:rsid="006c6f2e" officeooo:paragraph-rsid="007c626e"/>
    </style:style>
    <style:style style:name="P41" style:family="paragraph" style:parent-style-name="Code">
      <style:text-properties officeooo:paragraph-rsid="006c6f2e"/>
    </style:style>
    <style:style style:name="P42" style:family="paragraph" style:parent-style-name="Code">
      <style:text-properties officeooo:rsid="006e2827" officeooo:paragraph-rsid="00871ac4"/>
    </style:style>
    <style:style style:name="P43" style:family="paragraph" style:parent-style-name="Code">
      <style:text-properties officeooo:paragraph-rsid="006f22d8"/>
    </style:style>
    <style:style style:name="P44" style:family="paragraph" style:parent-style-name="Code">
      <style:text-properties officeooo:paragraph-rsid="00799055"/>
    </style:style>
    <style:style style:name="P45" style:family="paragraph" style:parent-style-name="Code">
      <style:text-properties officeooo:paragraph-rsid="007c626e"/>
    </style:style>
    <style:style style:name="P46" style:family="paragraph" style:parent-style-name="Code">
      <style:text-properties officeooo:paragraph-rsid="007dc091"/>
    </style:style>
    <style:style style:name="P47" style:family="paragraph" style:parent-style-name="Code">
      <style:text-properties style:use-window-font-color="true" style:font-name="Utopia" fo:font-size="11pt" fo:language="en" fo:country="GB" officeooo:rsid="007dc091" officeooo:paragraph-rsid="007dc091" style:font-name-asian="Calibri" style:font-size-asian="11pt" style:language-asian="none" style:country-asian="none" style:font-name-complex="Utopia" style:font-size-complex="11pt" style:language-complex="ar" style:country-complex="SA"/>
    </style:style>
    <style:style style:name="P48" style:family="paragraph" style:parent-style-name="Code">
      <style:text-properties style:use-window-font-color="true" style:font-name="TheSansMonoConNormal1" fo:font-size="11pt" fo:language="none" fo:country="none" officeooo:rsid="009ec7b4" officeooo:paragraph-rsid="009ec7b4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P49" style:family="paragraph" style:parent-style-name="Code">
      <style:text-properties officeooo:paragraph-rsid="008150ac"/>
    </style:style>
    <style:style style:name="P50" style:family="paragraph" style:parent-style-name="Code">
      <style:text-properties officeooo:paragraph-rsid="008ccd93"/>
    </style:style>
    <style:style style:name="P51" style:family="paragraph" style:parent-style-name="Code">
      <style:text-properties officeooo:paragraph-rsid="00913727"/>
    </style:style>
    <style:style style:name="P52" style:family="paragraph" style:parent-style-name="Code">
      <style:text-properties officeooo:paragraph-rsid="00964a31"/>
    </style:style>
    <style:style style:name="P53" style:family="paragraph" style:parent-style-name="Code">
      <style:text-properties officeooo:paragraph-rsid="0099d6db"/>
    </style:style>
    <style:style style:name="P54" style:family="paragraph" style:parent-style-name="Code">
      <style:text-properties officeooo:rsid="009ec7b4" officeooo:paragraph-rsid="009ec7b4"/>
    </style:style>
    <style:style style:name="P55" style:family="paragraph" style:parent-style-name="Code">
      <style:text-properties officeooo:paragraph-rsid="009ec7b4"/>
    </style:style>
    <style:style style:name="P56" style:family="paragraph" style:parent-style-name="Code">
      <style:text-properties officeooo:rsid="00a0c6b4" officeooo:paragraph-rsid="00a0c6b4"/>
    </style:style>
    <style:style style:name="P57" style:family="paragraph" style:parent-style-name="Code">
      <style:text-properties officeooo:rsid="00a0c6b4" officeooo:paragraph-rsid="00a16bed"/>
    </style:style>
    <style:style style:name="P58" style:family="paragraph" style:parent-style-name="Code">
      <style:text-properties officeooo:paragraph-rsid="00a0c6b4"/>
    </style:style>
    <style:style style:name="P59" style:family="paragraph" style:parent-style-name="Code">
      <style:text-properties officeooo:paragraph-rsid="00a16bed"/>
    </style:style>
    <style:style style:name="P60" style:family="paragraph" style:parent-style-name="Code">
      <style:text-properties officeooo:paragraph-rsid="00a19cc4"/>
    </style:style>
    <style:style style:name="P61" style:family="paragraph" style:parent-style-name="Code">
      <style:text-properties officeooo:paragraph-rsid="00a25101"/>
    </style:style>
    <style:style style:name="P62" style:family="paragraph" style:parent-style-name="Code">
      <style:text-properties officeooo:paragraph-rsid="00a8661c"/>
    </style:style>
    <style:style style:name="P63" style:family="paragraph" style:parent-style-name="Code">
      <style:text-properties officeooo:rsid="00a954f5" officeooo:paragraph-rsid="00a954f5"/>
    </style:style>
    <style:style style:name="P64" style:family="paragraph" style:parent-style-name="Code">
      <style:text-properties officeooo:paragraph-rsid="00ac7dc1"/>
    </style:style>
    <style:style style:name="P65" style:family="paragraph" style:parent-style-name="Code_20_Caption">
      <style:text-properties officeooo:paragraph-rsid="006efbb5"/>
    </style:style>
    <style:style style:name="P66" style:family="paragraph" style:parent-style-name="Code_20_Caption">
      <style:text-properties officeooo:paragraph-rsid="00799055"/>
    </style:style>
    <style:style style:name="P67" style:family="paragraph" style:parent-style-name="Code_20_Caption">
      <style:text-properties officeooo:paragraph-rsid="007c626e"/>
    </style:style>
    <style:style style:name="P68" style:family="paragraph" style:parent-style-name="Code_20_Caption">
      <style:text-properties officeooo:paragraph-rsid="007dc091"/>
    </style:style>
    <style:style style:name="P69" style:family="paragraph" style:parent-style-name="Code_20_Caption">
      <style:text-properties officeooo:paragraph-rsid="009794f1"/>
    </style:style>
    <style:style style:name="P70" style:family="paragraph" style:parent-style-name="Heading_20_1">
      <style:text-properties officeooo:paragraph-rsid="00765376"/>
    </style:style>
    <style:style style:name="P71" style:family="paragraph" style:parent-style-name="Heading_20_1">
      <style:text-properties officeooo:paragraph-rsid="007738ad"/>
    </style:style>
    <style:style style:name="P72" style:family="paragraph" style:parent-style-name="Heading_20_2">
      <style:text-properties officeooo:paragraph-rsid="00745682"/>
    </style:style>
    <style:style style:name="P73" style:family="paragraph" style:parent-style-name="Heading_20_2">
      <style:text-properties officeooo:paragraph-rsid="00765376"/>
    </style:style>
    <style:style style:name="P74" style:family="paragraph" style:parent-style-name="Heading_20_2">
      <style:text-properties officeooo:paragraph-rsid="007738ad"/>
    </style:style>
    <style:style style:name="P75" style:family="paragraph" style:parent-style-name="Num_20_List">
      <style:text-properties officeooo:paragraph-rsid="006efbb5"/>
    </style:style>
    <style:style style:name="P76" style:family="paragraph" style:parent-style-name="Standard">
      <style:text-properties fo:color="#bfbfbf" style:font-name="ZapfDingbats" fo:font-size="14pt" fo:language="en" fo:country="US" fo:font-weight="bold" officeooo:rsid="000eb6d5" officeooo:paragraph-rsid="000eb6d5" style:font-name-asian="ZapfDingbats" style:font-size-asian="14pt" style:font-weight-asian="bold" style:font-name-complex="ZapfDingbats" style:font-size-complex="14pt" style:language-complex="ar" style:country-complex="SA"/>
    </style:style>
    <style:style style:name="P77" style:family="paragraph" style:parent-style-name="Standard">
      <style:paragraph-properties fo:text-align="justify" style:justify-single-word="false"/>
      <style:text-properties officeooo:paragraph-rsid="000eb6d5"/>
    </style:style>
    <style:style style:name="T1" style:family="text">
      <style:text-properties officeooo:rsid="000ee1bb"/>
    </style:style>
    <style:style style:name="T2" style:family="text">
      <style:text-properties officeooo:rsid="00109af8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90235b"/>
    </style:style>
    <style:style style:name="T5" style:family="text">
      <style:text-properties fo:language="en" fo:country="US" officeooo:rsid="000ee1bb"/>
    </style:style>
    <style:style style:name="T6" style:family="text">
      <style:text-properties fo:language="en" fo:country="US" officeooo:rsid="00936d02"/>
    </style:style>
    <style:style style:name="T7" style:family="text">
      <style:text-properties fo:language="en" fo:country="US" officeooo:rsid="00936d02" style:font-name-asian="Calibri" style:font-size-complex="11pt" style:language-complex="ar" style:country-complex="SA"/>
    </style:style>
    <style:style style:name="T8" style:family="text">
      <style:text-properties fo:language="en" fo:country="US" officeooo:rsid="00af97a7"/>
    </style:style>
    <style:style style:name="T9" style:family="text">
      <style:text-properties officeooo:rsid="00625b9b"/>
    </style:style>
    <style:style style:name="T10" style:family="text">
      <style:text-properties style:use-window-font-color="true" style:font-name="Utopia" fo:font-size="11pt" fo:language="en" fo:country="GB" style:font-name-asian="Calibri" style:font-size-asian="11pt" style:font-name-complex="Utopia" style:font-size-complex="11pt" style:language-complex="ar" style:country-complex="SA"/>
    </style:style>
    <style:style style:name="T11" style:family="text">
      <style:text-properties style:use-window-font-color="true" style:font-name="Utopia" fo:font-size="11pt" fo:language="en" fo:country="GB" officeooo:rsid="006381ee" style:font-name-asian="Calibri" style:font-size-asian="11pt" style:font-name-complex="Utopia" style:font-size-complex="11pt" style:language-complex="ar" style:country-complex="SA"/>
    </style:style>
    <style:style style:name="T12" style:family="text">
      <style:text-properties style:use-window-font-color="true" style:font-name="Utopia" fo:font-size="11pt" fo:language="en" fo:country="GB" officeooo:rsid="0066799e" style:font-name-asian="Calibri" style:font-size-asian="11pt" style:font-name-complex="Utopia" style:font-size-complex="11pt" style:language-complex="ar" style:country-complex="SA"/>
    </style:style>
    <style:style style:name="T13" style:family="text">
      <style:text-properties style:use-window-font-color="true" style:font-name="Utopia" fo:font-size="11pt" fo:language="en" fo:country="GB" officeooo:rsid="00684091" style:font-name-asian="Calibri" style:font-size-asian="11pt" style:font-name-complex="Utopia" style:font-size-complex="11pt" style:language-complex="ar" style:country-complex="SA"/>
    </style:style>
    <style:style style:name="T14" style:family="text">
      <style:text-properties style:use-window-font-color="true" style:font-name="Utopia" fo:font-size="11pt" fo:language="en" fo:country="GB" officeooo:rsid="006a6f5f" style:font-name-asian="Calibri" style:font-size-asian="11pt" style:font-name-complex="Utopia" style:font-size-complex="11pt" style:language-complex="ar" style:country-complex="SA"/>
    </style:style>
    <style:style style:name="T15" style:family="text">
      <style:text-properties style:use-window-font-color="true" style:font-name="Utopia" fo:font-size="11pt" fo:language="en" fo:country="GB" officeooo:rsid="006efbb5" style:font-name-asian="Calibri" style:font-size-asian="11pt" style:font-name-complex="Utopia" style:font-size-complex="11pt" style:language-complex="ar" style:country-complex="SA"/>
    </style:style>
    <style:style style:name="T16" style:family="text">
      <style:text-properties style:use-window-font-color="true" style:font-name="Utopia" fo:font-size="11pt" fo:language="en" fo:country="GB" officeooo:rsid="006f22d8" style:font-name-asian="Calibri" style:font-size-asian="11pt" style:font-name-complex="Utopia" style:font-size-complex="11pt" style:language-complex="ar" style:country-complex="SA"/>
    </style:style>
    <style:style style:name="T17" style:family="text">
      <style:text-properties style:use-window-font-color="true" style:font-name="Utopia" fo:font-size="11pt" fo:language="en" fo:country="GB" officeooo:rsid="0073929e" style:font-name-asian="Calibri" style:font-size-asian="11pt" style:font-name-complex="Utopia" style:font-size-complex="11pt" style:language-complex="ar" style:country-complex="SA"/>
    </style:style>
    <style:style style:name="T18" style:family="text">
      <style:text-properties style:use-window-font-color="true" style:font-name="Utopia" fo:font-size="11pt" fo:language="en" fo:country="GB" officeooo:rsid="00745682" style:font-name-asian="Calibri" style:font-size-asian="11pt" style:font-name-complex="Utopia" style:font-size-complex="11pt" style:language-complex="ar" style:country-complex="SA"/>
    </style:style>
    <style:style style:name="T19" style:family="text">
      <style:text-properties style:use-window-font-color="true" style:font-name="Utopia" fo:font-size="11pt" fo:language="en" fo:country="GB" officeooo:rsid="00765376" style:font-name-asian="Calibri" style:font-size-asian="11pt" style:font-name-complex="Utopia" style:font-size-complex="11pt" style:language-complex="ar" style:country-complex="SA"/>
    </style:style>
    <style:style style:name="T20" style:family="text">
      <style:text-properties style:use-window-font-color="true" style:font-name="Utopia" fo:font-size="11pt" fo:language="en" fo:country="GB" officeooo:rsid="007738ad" style:font-name-asian="Calibri" style:font-size-asian="11pt" style:font-name-complex="Utopia" style:font-size-complex="11pt" style:language-complex="ar" style:country-complex="SA"/>
    </style:style>
    <style:style style:name="T21" style:family="text">
      <style:text-properties style:use-window-font-color="true" style:font-name="Utopia" fo:font-size="11pt" fo:language="en" fo:country="GB" officeooo:rsid="0077c943" style:font-name-asian="Calibri" style:font-size-asian="11pt" style:font-name-complex="Utopia" style:font-size-complex="11pt" style:language-complex="ar" style:country-complex="SA"/>
    </style:style>
    <style:style style:name="T22" style:family="text">
      <style:text-properties style:use-window-font-color="true" style:font-name="Utopia" fo:font-size="11pt" fo:language="en" fo:country="GB" officeooo:rsid="00799055" style:font-name-asian="Calibri" style:font-size-asian="11pt" style:font-name-complex="Utopia" style:font-size-complex="11pt" style:language-complex="ar" style:country-complex="SA"/>
    </style:style>
    <style:style style:name="T23" style:family="text">
      <style:text-properties style:use-window-font-color="true" style:font-name="Utopia" fo:font-size="11pt" fo:language="en" fo:country="GB" officeooo:rsid="007b0819" style:font-name-asian="Calibri" style:font-size-asian="11pt" style:font-name-complex="Utopia" style:font-size-complex="11pt" style:language-complex="ar" style:country-complex="SA"/>
    </style:style>
    <style:style style:name="T24" style:family="text">
      <style:text-properties style:use-window-font-color="true" style:font-name="Utopia" fo:font-size="11pt" fo:language="en" fo:country="GB" officeooo:rsid="007c626e" style:font-name-asian="Calibri" style:font-size-asian="11pt" style:font-name-complex="Utopia" style:font-size-complex="11pt" style:language-complex="ar" style:country-complex="SA"/>
    </style:style>
    <style:style style:name="T25" style:family="text">
      <style:text-properties style:use-window-font-color="true" style:font-name="Utopia" fo:font-size="11pt" fo:language="en" fo:country="GB" officeooo:rsid="007dc091" style:font-name-asian="Calibri" style:font-size-asian="11pt" style:font-name-complex="Utopia" style:font-size-complex="11pt" style:language-complex="ar" style:country-complex="SA"/>
    </style:style>
    <style:style style:name="T26" style:family="text">
      <style:text-properties style:use-window-font-color="true" style:font-name="Utopia" fo:font-size="11pt" fo:language="en" fo:country="GB" officeooo:rsid="00895fa1" style:font-name-asian="Calibri" style:font-size-asian="11pt" style:font-name-complex="Utopia" style:font-size-complex="11pt" style:language-complex="ar" style:country-complex="SA"/>
    </style:style>
    <style:style style:name="T27" style:family="text">
      <style:text-properties style:use-window-font-color="true" style:font-name="Utopia" fo:font-size="11pt" fo:language="en" fo:country="GB" officeooo:rsid="008ccd93" style:font-name-asian="Calibri" style:font-size-asian="11pt" style:font-name-complex="Utopia" style:font-size-complex="11pt" style:language-complex="ar" style:country-complex="SA"/>
    </style:style>
    <style:style style:name="T28" style:family="text">
      <style:text-properties style:use-window-font-color="true" style:font-name="Utopia" fo:font-size="11pt" fo:language="en" fo:country="GB" officeooo:rsid="00a0d981" style:font-name-asian="Calibri" style:font-size-asian="11pt" style:font-name-complex="Utopia" style:font-size-complex="11pt" style:language-complex="ar" style:country-complex="SA"/>
    </style:style>
    <style:style style:name="T29" style:family="text">
      <style:text-properties style:use-window-font-color="true" style:font-name="Utopia" fo:font-size="11pt" fo:language="en" fo:country="GB" officeooo:rsid="00af97a7" style:font-name-asian="Calibri" style:font-size-asian="11pt" style:font-name-complex="Utopia" style:font-size-complex="11pt" style:language-complex="ar" style:country-complex="SA"/>
    </style:style>
    <style:style style:name="T30" style:family="text">
      <style:text-properties style:use-window-font-color="true" style:font-name="Utopia" fo:font-size="11pt" fo:language="en" fo:country="GB" fo:font-weight="normal" officeooo:rsid="0071be08" style:font-name-asian="Calibri" style:font-size-asian="11pt" style:font-weight-asian="normal" style:font-name-complex="Utopia" style:font-size-complex="11pt" style:language-complex="ar" style:country-complex="SA" style:font-weight-complex="normal"/>
    </style:style>
    <style:style style:name="T31" style:family="text">
      <style:text-properties style:use-window-font-color="true" style:font-name="Utopia" fo:font-size="11pt" fo:language="en" fo:country="GB" fo:font-weight="normal" officeooo:rsid="006f22d8" style:font-name-asian="Calibri" style:font-size-asian="11pt" style:font-weight-asian="normal" style:font-name-complex="Utopia" style:font-size-complex="11pt" style:language-complex="ar" style:country-complex="SA" style:font-weight-complex="normal"/>
    </style:style>
    <style:style style:name="T32" style:family="text">
      <style:text-properties style:use-window-font-color="true" style:font-name="Utopia" fo:font-size="11pt" fo:language="none" fo:country="none" fo:font-style="italic" officeooo:rsid="006e2827" style:font-name-asian="Calibri" style:font-size-asian="11pt" style:language-asian="none" style:country-asian="none" style:font-style-asian="italic" style:font-name-complex="Utopia" style:font-size-complex="11pt" style:language-complex="ar" style:country-complex="SA"/>
    </style:style>
    <style:style style:name="T33" style:family="text">
      <style:text-properties style:use-window-font-color="true" style:font-name="Utopia" fo:font-size="11pt" fo:language="none" fo:country="none" fo:font-style="italic" officeooo:rsid="00799055" style:font-name-asian="Calibri" style:font-size-asian="11pt" style:language-asian="none" style:country-asian="none" style:font-style-asian="italic" style:font-name-complex="Utopia" style:font-size-complex="11pt" style:language-complex="ar" style:country-complex="SA"/>
    </style:style>
    <style:style style:name="T34" style:family="text">
      <style:text-properties style:use-window-font-color="true" style:font-name="Utopia" fo:font-size="11pt" fo:language="none" fo:country="none" fo:font-style="italic" officeooo:rsid="007c626e" style:font-name-asian="Calibri" style:font-size-asian="11pt" style:language-asian="none" style:country-asian="none" style:font-style-asian="italic" style:font-name-complex="Utopia" style:font-size-complex="11pt" style:language-complex="ar" style:country-complex="SA"/>
    </style:style>
    <style:style style:name="T35" style:family="text">
      <style:text-properties style:use-window-font-color="true" style:font-name="Utopia" fo:font-size="11pt" fo:language="none" fo:country="none" fo:font-style="italic" officeooo:rsid="009794f1" style:font-name-asian="Calibri" style:font-size-asian="11pt" style:language-asian="none" style:country-asian="none" style:font-style-asian="italic" style:font-name-complex="Utopia" style:font-size-complex="11pt" style:language-complex="ar" style:country-complex="SA"/>
    </style:style>
    <style:style style:name="T36" style:family="text">
      <style:text-properties style:use-window-font-color="true" style:font-name="Utopia" fo:font-size="11pt" fo:language="none" fo:country="none" fo:font-style="italic" officeooo:rsid="00a16bed" style:font-name-asian="Calibri" style:font-size-asian="11pt" style:language-asian="none" style:country-asian="none" style:font-style-asian="italic" style:font-name-complex="Utopia" style:font-size-complex="11pt" style:language-complex="ar" style:country-complex="SA"/>
    </style:style>
    <style:style style:name="T37" style:family="text">
      <style:text-properties style:use-window-font-color="true" style:font-name="Utopia" fo:font-size="11pt" fo:language="en" fo:country="US" officeooo:rsid="00936d02" style:font-name-asian="Calibri" style:font-size-asian="11pt" style:font-name-complex="Utopia" style:font-size-complex="11pt" style:language-complex="ar" style:country-complex="SA"/>
    </style:style>
    <style:style style:name="T38" style:family="text">
      <style:text-properties style:use-window-font-color="true" style:font-name="Utopia" fo:font-size="11pt" fo:language="en" fo:country="US" officeooo:rsid="00af97a7" style:font-name-asian="Calibri" style:font-size-asian="11pt" style:font-name-complex="Utopia" style:font-size-complex="11pt" style:language-complex="ar" style:country-complex="SA"/>
    </style:style>
    <style:style style:name="T39" style:family="text">
      <style:text-properties style:use-window-font-color="true" style:font-name="TheSansMonoConNormal1" fo:font-size="11pt" fo:language="none" fo:country="none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40" style:family="text">
      <style:text-properties style:use-window-font-color="true" style:font-name="TheSansMonoConNormal1" fo:font-size="11pt" fo:language="none" fo:country="none" officeooo:rsid="0022b871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41" style:family="text">
      <style:text-properties style:use-window-font-color="true" style:font-name="TheSansMonoConNormal1" fo:font-size="11pt" fo:language="none" fo:country="none" officeooo:rsid="0031e391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42" style:family="text">
      <style:text-properties style:use-window-font-color="true" style:font-name="TheSansMonoConNormal1" fo:font-size="11pt" fo:language="none" fo:country="none" officeooo:rsid="0024fd57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43" style:family="text">
      <style:text-properties style:use-window-font-color="true" style:font-name="TheSansMonoConNormal1" fo:font-size="11pt" fo:language="none" fo:country="none" officeooo:rsid="0022da38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44" style:family="text">
      <style:text-properties style:use-window-font-color="true" style:font-name="TheSansMonoConNormal1" fo:font-size="11pt" fo:language="none" fo:country="none" officeooo:rsid="002285c2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45" style:family="text">
      <style:text-properties style:use-window-font-color="true" style:font-name="TheSansMonoConNormal1" fo:font-size="11pt" fo:language="none" fo:country="none" officeooo:rsid="006e2827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46" style:family="text">
      <style:text-properties style:use-window-font-color="true" style:font-name="TheSansMonoConNormal1" fo:font-size="11pt" fo:language="none" fo:country="none" officeooo:rsid="006efbb5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47" style:family="text">
      <style:text-properties style:use-window-font-color="true" style:font-name="TheSansMonoConNormal1" fo:font-size="11pt" fo:language="none" fo:country="none" officeooo:rsid="00799055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48" style:family="text">
      <style:text-properties style:use-window-font-color="true" style:font-name="TheSansMonoConNormal1" fo:font-size="11pt" fo:language="none" fo:country="none" officeooo:rsid="007c626e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49" style:family="text">
      <style:text-properties style:use-window-font-color="true" style:font-name="TheSansMonoConNormal1" fo:font-size="11pt" fo:language="none" fo:country="none" officeooo:rsid="00858009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50" style:family="text">
      <style:text-properties style:use-window-font-color="true" style:font-name="TheSansMonoConNormal1" fo:font-size="11pt" fo:language="none" fo:country="none" officeooo:rsid="00964a31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51" style:family="text">
      <style:text-properties style:use-window-font-color="true" style:font-name="TheSansMonoConNormal1" fo:font-size="11pt" fo:language="none" fo:country="none" officeooo:rsid="009ec7b4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52" style:family="text">
      <style:text-properties style:use-window-font-color="true" style:font-name="TheSansMonoConNormal1" fo:font-size="11pt" fo:language="none" fo:country="none" officeooo:rsid="00a0c6b4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53" style:family="text">
      <style:text-properties style:use-window-font-color="true" style:font-name="TheSansMonoConNormal1" fo:font-size="11pt" fo:language="none" fo:country="none" officeooo:rsid="00a16bed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54" style:family="text">
      <style:text-properties style:use-window-font-color="true" style:font-name="TheSansMonoConNormal1" fo:font-size="11pt" fo:language="none" fo:country="none" officeooo:rsid="00a19cc4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55" style:family="text">
      <style:text-properties style:use-window-font-color="true" style:font-name="TheSansMonoConNormal1" fo:font-size="11pt" fo:language="none" fo:country="none" officeooo:rsid="00a25d23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56" style:family="text">
      <style:text-properties style:use-window-font-color="true" style:font-name="TheSansMonoConNormal1" fo:font-size="11pt" fo:language="none" fo:country="none" officeooo:rsid="00a5a1ac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57" style:family="text">
      <style:text-properties style:use-window-font-color="true" style:font-name="TheSansMonoConNormal1" fo:font-size="11pt" fo:language="none" fo:country="none" officeooo:rsid="00a79089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58" style:family="text">
      <style:text-properties style:use-window-font-color="true" style:font-name="TheSansMonoConNormal1" fo:font-size="11pt" fo:language="none" fo:country="none" officeooo:rsid="00a954f5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59" style:family="text">
      <style:text-properties style:use-window-font-color="true" style:font-name="TheSansMonoConNormal1" fo:font-size="11pt" fo:language="none" fo:country="none" officeooo:rsid="00aa27e3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60" style:family="text">
      <style:text-properties style:use-window-font-color="true" style:font-name="TheSansMonoConNormal1" fo:font-size="11pt" fo:language="none" fo:country="none" officeooo:rsid="00abe64b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61" style:family="text">
      <style:text-properties style:use-window-font-color="true" style:font-name="TheSansMonoConNormal1" fo:font-size="11pt" fo:language="none" fo:country="none" officeooo:rsid="00ac08ad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62" style:family="text">
      <style:text-properties style:use-window-font-color="true" style:font-name="TheSansMonoConNormal1" fo:font-size="11pt" fo:language="none" fo:country="none" officeooo:rsid="00adce34" style:font-name-asian="Calibri" style:font-size-asian="11pt" style:language-asian="none" style:country-asian="none" style:font-name-complex="TheSansMonoConNormal1" style:font-size-complex="11pt" style:language-complex="ar" style:country-complex="SA"/>
    </style:style>
    <style:style style:name="T63" style:family="text">
      <style:text-properties style:use-window-font-color="true" style:font-name="TheSansMonoConNormal1" fo:font-size="11pt" fo:language="none" fo:country="none" officeooo:rsid="0022ca73" style:font-name-asian="TheSansMonoConNormal3" style:font-size-asian="11pt" style:language-asian="none" style:country-asian="none" style:font-name-complex="TheSansMonoConNormal1" style:font-size-complex="11pt" style:language-complex="ar" style:country-complex="SA"/>
    </style:style>
    <style:style style:name="T64" style:family="text">
      <style:text-properties style:use-window-font-color="true" style:font-name="TheSansMonoConNormal1" fo:font-size="11pt" fo:language="none" fo:country="none" officeooo:rsid="002acaf7" style:font-name-asian="TheSansMonoConNormal3" style:font-size-asian="11pt" style:language-asian="none" style:country-asian="none" style:font-name-complex="TheSansMonoConNormal1" style:font-size-complex="11pt" style:language-complex="ar" style:country-complex="SA"/>
    </style:style>
    <style:style style:name="T65" style:family="text">
      <style:text-properties style:use-window-font-color="true" style:font-name="TheSansMonoConNormal1" fo:font-size="11pt" fo:language="none" fo:country="none" officeooo:rsid="00284897" style:font-name-asian="TheSansMonoConNormal3" style:font-size-asian="11pt" style:language-asian="none" style:country-asian="none" style:font-name-complex="TheSansMonoConNormal1" style:font-size-complex="11pt" style:language-complex="ar" style:country-complex="SA"/>
    </style:style>
    <style:style style:name="T66" style:family="text">
      <style:text-properties style:use-window-font-color="true" style:font-name="HelveticaNeue Condensed" fo:font-size="20pt" fo:language="en" fo:country="GB" fo:font-weight="bold" officeooo:rsid="00684091" style:font-name-asian="Calibri" style:font-size-asian="20pt" style:font-weight-asian="bold" style:font-name-complex="HelveticaNeue Condensed" style:font-size-complex="18pt" style:language-complex="ar" style:country-complex="SA"/>
    </style:style>
    <style:style style:name="T67" style:family="text">
      <style:text-properties style:use-window-font-color="true" style:font-name="HelveticaNeue Condensed" fo:font-size="20pt" fo:language="en" fo:country="GB" fo:font-weight="bold" officeooo:rsid="00765376" style:font-name-asian="Calibri" style:font-size-asian="20pt" style:font-weight-asian="bold" style:font-name-complex="HelveticaNeue Condensed" style:font-size-complex="18pt" style:language-complex="ar" style:country-complex="SA"/>
    </style:style>
    <style:style style:name="T68" style:family="text">
      <style:text-properties style:use-window-font-color="true" style:font-name="HelveticaNeue Condensed" fo:font-size="20pt" fo:language="en" fo:country="GB" fo:font-weight="bold" officeooo:rsid="00895fa1" style:font-name-asian="Calibri" style:font-size-asian="20pt" style:font-weight-asian="bold" style:font-name-complex="HelveticaNeue Condensed" style:font-size-complex="18pt" style:language-complex="ar" style:country-complex="SA"/>
    </style:style>
    <style:style style:name="T69" style:family="text">
      <style:text-properties style:use-window-font-color="true" fo:language="en" fo:country="GB" officeooo:rsid="006f22d8" style:font-name-asian="Calibri" style:font-size-complex="11pt" style:language-complex="ar" style:country-complex="SA"/>
    </style:style>
    <style:style style:name="T70" style:family="text">
      <style:text-properties style:use-window-font-color="true" fo:language="none" fo:country="none" officeooo:rsid="006e2827" style:font-name-asian="Calibri" style:language-asian="none" style:country-asian="none" style:font-size-complex="11pt" style:language-complex="ar" style:country-complex="SA"/>
    </style:style>
    <style:style style:name="T71" style:family="text">
      <style:text-properties officeooo:rsid="0065bb26"/>
    </style:style>
    <style:style style:name="T72" style:family="text">
      <style:text-properties officeooo:rsid="0066799e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06a7ffd" style:font-weight-asian="bold" style:font-weight-complex="bold"/>
    </style:style>
    <style:style style:name="T75" style:family="text">
      <style:text-properties fo:font-weight="bold" officeooo:rsid="00799055" style:font-weight-asian="bold" style:font-weight-complex="bold"/>
    </style:style>
    <style:style style:name="T76" style:family="text">
      <style:text-properties fo:font-weight="bold" officeooo:rsid="007c626e" style:font-weight-asian="bold" style:font-weight-complex="bold"/>
    </style:style>
    <style:style style:name="T77" style:family="text">
      <style:text-properties fo:font-weight="bold" officeooo:rsid="007f7d6e" style:font-weight-asian="bold" style:font-weight-complex="bold"/>
    </style:style>
    <style:style style:name="T78" style:family="text">
      <style:text-properties fo:font-weight="bold" officeooo:rsid="009794f1" style:font-weight-asian="bold" style:font-weight-complex="bold"/>
    </style:style>
    <style:style style:name="T79" style:family="text">
      <style:text-properties officeooo:rsid="0031e391"/>
    </style:style>
    <style:style style:name="T80" style:family="text">
      <style:text-properties officeooo:rsid="0022ca73"/>
    </style:style>
    <style:style style:name="T81" style:family="text">
      <style:text-properties officeooo:rsid="0022b871"/>
    </style:style>
    <style:style style:name="T82" style:family="text">
      <style:text-properties officeooo:rsid="002285c2"/>
    </style:style>
    <style:style style:name="T83" style:family="text">
      <style:text-properties officeooo:rsid="0024fd57"/>
    </style:style>
    <style:style style:name="T84" style:family="text">
      <style:text-properties officeooo:rsid="002285c2" style:font-name-asian="TheSansMonoConNormal3"/>
    </style:style>
    <style:style style:name="T85" style:family="text">
      <style:text-properties officeooo:rsid="0024fd57" style:font-name-asian="TheSansMonoConNormal3"/>
    </style:style>
    <style:style style:name="T86" style:family="text">
      <style:text-properties officeooo:rsid="00284897" style:font-name-asian="TheSansMonoConNormal3"/>
    </style:style>
    <style:style style:name="T87" style:family="text">
      <style:text-properties officeooo:rsid="0022ca73" style:font-name-asian="TheSansMonoConNormal3"/>
    </style:style>
    <style:style style:name="T88" style:family="text">
      <style:text-properties officeooo:rsid="00684091"/>
    </style:style>
    <style:style style:name="T89" style:family="text">
      <style:text-properties fo:language="en" fo:country="GB" style:font-name-asian="Calibri" style:font-size-complex="11pt" style:language-complex="ar" style:country-complex="SA"/>
    </style:style>
    <style:style style:name="T90" style:family="text">
      <style:text-properties fo:language="en" fo:country="GB" officeooo:rsid="006a6f5f" style:font-name-asian="Calibri" style:font-size-complex="11pt" style:language-complex="ar" style:country-complex="SA"/>
    </style:style>
    <style:style style:name="T91" style:family="text">
      <style:text-properties fo:language="en" fo:country="GB" officeooo:rsid="0073929e" style:font-name-asian="Calibri" style:font-size-complex="11pt" style:language-complex="ar" style:country-complex="SA"/>
    </style:style>
    <style:style style:name="T92" style:family="text">
      <style:text-properties fo:language="en" fo:country="GB" officeooo:rsid="00745682" style:font-name-asian="Calibri" style:font-size-complex="11pt" style:language-complex="ar" style:country-complex="SA"/>
    </style:style>
    <style:style style:name="T93" style:family="text">
      <style:text-properties fo:language="en" fo:country="GB" officeooo:rsid="007738ad" style:font-name-asian="Calibri" style:font-size-complex="11pt" style:language-complex="ar" style:country-complex="SA"/>
    </style:style>
    <style:style style:name="T94" style:family="text">
      <style:text-properties fo:language="en" fo:country="GB" officeooo:rsid="00799055" style:font-name-asian="Calibri" style:font-size-complex="11pt" style:language-complex="ar" style:country-complex="SA"/>
    </style:style>
    <style:style style:name="T95" style:family="text">
      <style:text-properties fo:language="en" fo:country="GB" officeooo:rsid="007b0819" style:font-name-asian="Calibri" style:font-size-complex="11pt" style:language-complex="ar" style:country-complex="SA"/>
    </style:style>
    <style:style style:name="T96" style:family="text">
      <style:text-properties fo:language="en" fo:country="GB" officeooo:rsid="007c626e" style:font-name-asian="Calibri" style:font-size-complex="11pt" style:language-complex="ar" style:country-complex="SA"/>
    </style:style>
    <style:style style:name="T97" style:family="text">
      <style:text-properties fo:language="en" fo:country="GB" officeooo:rsid="007dc091" style:font-name-asian="Calibri" style:font-size-complex="11pt" style:language-complex="ar" style:country-complex="SA"/>
    </style:style>
    <style:style style:name="T98" style:family="text">
      <style:text-properties fo:language="en" fo:country="GB" officeooo:rsid="00895fa1" style:font-name-asian="Calibri" style:font-size-complex="11pt" style:language-complex="ar" style:country-complex="SA"/>
    </style:style>
    <style:style style:name="T99" style:family="text">
      <style:text-properties fo:language="en" fo:country="GB" officeooo:rsid="00a0d981" style:font-name-asian="Calibri" style:font-size-complex="11pt" style:language-complex="ar" style:country-complex="SA"/>
    </style:style>
    <style:style style:name="T100" style:family="text">
      <style:text-properties fo:language="en" fo:country="GB" fo:font-weight="normal" officeooo:rsid="0071be08" style:font-name-asian="Calibri" style:font-weight-asian="normal" style:font-size-complex="11pt" style:language-complex="ar" style:country-complex="SA" style:font-weight-complex="normal"/>
    </style:style>
    <style:style style:name="T101" style:family="text">
      <style:text-properties fo:language="en" fo:country="GB" fo:font-weight="bold" officeooo:rsid="00765376" style:font-name-asian="Calibri" style:font-weight-asian="bold" style:font-size-complex="18pt" style:language-complex="ar" style:country-complex="SA"/>
    </style:style>
    <style:style style:name="T102" style:family="text">
      <style:text-properties officeooo:rsid="0069afd7"/>
    </style:style>
    <style:style style:name="T103" style:family="text">
      <style:text-properties officeooo:rsid="006a6f5f"/>
    </style:style>
    <style:style style:name="T104" style:family="text">
      <style:text-properties style:font-name="TheSansMonoConNormal2" fo:font-weight="bold" style:font-weight-asian="bold" style:font-weight-complex="bold"/>
    </style:style>
    <style:style style:name="T105" style:family="text">
      <style:text-properties officeooo:rsid="006a7ffd"/>
    </style:style>
    <style:style style:name="T106" style:family="text">
      <style:text-properties fo:language="none" fo:country="none" fo:font-style="italic" officeooo:rsid="006e2827" style:font-name-asian="Calibri" style:language-asian="none" style:country-asian="none" style:font-style-asian="italic" style:font-size-complex="11pt" style:language-complex="ar" style:country-complex="SA"/>
    </style:style>
    <style:style style:name="T107" style:family="text">
      <style:text-properties fo:language="none" fo:country="none" fo:font-style="italic" officeooo:rsid="007c626e" style:font-name-asian="Calibri" style:language-asian="none" style:country-asian="none" style:font-style-asian="italic" style:font-size-complex="11pt" style:language-complex="ar" style:country-complex="SA"/>
    </style:style>
    <style:style style:name="T108" style:family="text">
      <style:text-properties fo:language="none" fo:country="none" officeooo:rsid="007c626e" style:font-name-asian="Calibri" style:language-asian="none" style:country-asian="none" style:font-size-complex="11pt" style:language-complex="ar" style:country-complex="SA"/>
    </style:style>
    <style:style style:name="T109" style:family="text">
      <style:text-properties fo:language="none" fo:country="none" officeooo:rsid="00799055" style:font-name-asian="Calibri" style:language-asian="none" style:country-asian="none" style:font-size-complex="11pt" style:language-complex="ar" style:country-complex="SA"/>
    </style:style>
    <style:style style:name="T110" style:family="text">
      <style:text-properties fo:language="none" fo:country="none" officeooo:rsid="008ccd93" style:font-name-asian="Calibri" style:language-asian="none" style:country-asian="none" style:font-size-complex="11pt" style:language-complex="ar" style:country-complex="SA"/>
    </style:style>
    <style:style style:name="T111" style:family="text">
      <style:text-properties officeooo:rsid="006c6f2e"/>
    </style:style>
    <style:style style:name="T112" style:family="text">
      <style:text-properties officeooo:rsid="006e2827"/>
    </style:style>
    <style:style style:name="T113" style:family="text">
      <style:text-properties officeooo:rsid="006efbb5"/>
    </style:style>
    <style:style style:name="T114" style:family="text">
      <style:text-properties officeooo:rsid="006f22d8"/>
    </style:style>
    <style:style style:name="T115" style:family="text">
      <style:text-properties fo:font-weight="normal" officeooo:rsid="007dc091" style:font-weight-asian="normal" style:font-weight-complex="normal"/>
    </style:style>
    <style:style style:name="T116" style:family="text">
      <style:text-properties style:font-name="TheSansMonoConBold"/>
    </style:style>
    <style:style style:name="T117" style:family="text">
      <style:text-properties style:font-name="TheSansMonoConBold" officeooo:rsid="006e2827"/>
    </style:style>
    <style:style style:name="T118" style:family="text">
      <style:text-properties style:font-name="TheSansMonoConBold" officeooo:rsid="006f22d8"/>
    </style:style>
    <style:style style:name="T119" style:family="text">
      <style:text-properties style:font-name="TheSansMonoConBold" officeooo:rsid="0071be08"/>
    </style:style>
    <style:style style:name="T120" style:family="text">
      <style:text-properties style:font-name="TheSansMonoConBold" officeooo:rsid="00799055"/>
    </style:style>
    <style:style style:name="T121" style:family="text">
      <style:text-properties style:font-name="TheSansMonoConBold" officeooo:rsid="007b0819"/>
    </style:style>
    <style:style style:name="T122" style:family="text">
      <style:text-properties style:font-name="TheSansMonoConBold" officeooo:rsid="00865686"/>
    </style:style>
    <style:style style:name="T123" style:family="text">
      <style:text-properties fo:color="#000000" style:font-name="TheSansMonoConNormal1" fo:font-size="11pt" fo:language="en" fo:country="GB" officeooo:rsid="0073929e" fo:background-color="transparent" loext:char-shading-value="0" style:font-name-asian="Calibri" style:font-size-asian="11pt" style:font-name-complex="TheSansMonoConNormal1" style:font-size-complex="11pt" style:language-complex="ar" style:country-complex="SA"/>
    </style:style>
    <style:style style:name="T124" style:family="text">
      <style:text-properties fo:color="#000000" style:font-name="TheSansMonoConNormal1" fo:font-size="11pt" fo:language="en" fo:country="GB" officeooo:rsid="00745682" fo:background-color="transparent" loext:char-shading-value="0" style:font-name-asian="Calibri" style:font-size-asian="11pt" style:font-name-complex="TheSansMonoConNormal1" style:font-size-complex="11pt" style:language-complex="ar" style:country-complex="SA"/>
    </style:style>
    <style:style style:name="T125" style:family="text">
      <style:text-properties fo:color="#000000" style:font-name="TheSansMonoConNormal1" fo:font-size="11pt" fo:language="en" fo:country="GB" fo:font-weight="bold" officeooo:rsid="00745682" fo:background-color="transparent" loext:char-shading-value="0" style:font-name-asian="Calibri" style:font-size-asian="11pt" style:font-weight-asian="bold" style:font-name-complex="TheSansMonoConNormal1" style:font-size-complex="14pt" style:language-complex="ar" style:country-complex="SA"/>
    </style:style>
    <style:style style:name="T126" style:family="text">
      <style:text-properties fo:color="#000000" style:font-name="TheSansMonoConNormal1" fo:font-size="11pt" fo:language="en" fo:country="GB" fo:font-weight="bold" officeooo:rsid="00765376" fo:background-color="transparent" loext:char-shading-value="0" style:font-name-asian="Calibri" style:font-size-asian="11pt" style:font-weight-asian="bold" style:font-name-complex="TheSansMonoConNormal1" style:font-size-complex="14pt" style:language-complex="ar" style:country-complex="SA"/>
    </style:style>
    <style:style style:name="T127" style:family="text">
      <style:text-properties fo:color="#000000" style:font-name="TheSansMonoConNormal1" fo:font-size="11pt" fo:language="en" fo:country="GB" fo:font-weight="bold" officeooo:rsid="007738ad" fo:background-color="transparent" loext:char-shading-value="0" style:font-name-asian="Calibri" style:font-size-asian="11pt" style:font-weight-asian="bold" style:font-name-complex="TheSansMonoConNormal1" style:font-size-complex="14pt" style:language-complex="ar" style:country-complex="SA"/>
    </style:style>
    <style:style style:name="T128" style:family="text">
      <style:text-properties fo:color="#000000" style:font-name="TheSansMonoConNormal1" fo:font-size="11pt" fo:language="none" fo:country="none" fo:font-style="italic" officeooo:rsid="00a16bed" fo:background-color="transparent" loext:char-shading-value="0" style:font-name-asian="Calibri" style:font-size-asian="11pt" style:language-asian="none" style:country-asian="none" style:font-style-asian="italic" style:font-name-complex="TheSansMonoConNormal1" style:font-size-complex="11pt" style:language-complex="ar" style:country-complex="SA"/>
    </style:style>
    <style:style style:name="T129" style:family="text">
      <style:text-properties officeooo:rsid="0073929e"/>
    </style:style>
    <style:style style:name="T130" style:family="text">
      <style:text-properties fo:font-style="italic" officeooo:rsid="00799055" style:font-style-asian="italic" style:font-style-complex="italic"/>
    </style:style>
    <style:style style:name="T131" style:family="text">
      <style:text-properties officeooo:rsid="00745682"/>
    </style:style>
    <style:style style:name="T132" style:family="text">
      <style:text-properties officeooo:rsid="00765376"/>
    </style:style>
    <style:style style:name="T133" style:family="text">
      <style:text-properties officeooo:rsid="007738ad"/>
    </style:style>
    <style:style style:name="T134" style:family="text">
      <style:text-properties officeooo:rsid="00799055"/>
    </style:style>
    <style:style style:name="T135" style:family="text">
      <style:text-properties officeooo:rsid="007b0819"/>
    </style:style>
    <style:style style:name="T136" style:family="text">
      <style:text-properties officeooo:rsid="007c626e"/>
    </style:style>
    <style:style style:name="T137" style:family="text">
      <style:text-properties officeooo:rsid="007dc091"/>
    </style:style>
    <style:style style:name="T138" style:family="text">
      <style:text-properties officeooo:rsid="008150ac"/>
    </style:style>
    <style:style style:name="T139" style:family="text">
      <style:text-properties officeooo:rsid="0082e793"/>
    </style:style>
    <style:style style:name="T140" style:family="text">
      <style:text-properties officeooo:rsid="008aed09"/>
    </style:style>
    <style:style style:name="T141" style:family="text">
      <style:text-properties officeooo:rsid="008b1ec5"/>
    </style:style>
    <style:style style:name="T142" style:family="text">
      <style:text-properties officeooo:rsid="008ccd93"/>
    </style:style>
    <style:style style:name="T143" style:family="text">
      <style:text-properties officeooo:rsid="00919136"/>
    </style:style>
    <style:style style:name="T144" style:family="text">
      <style:text-properties officeooo:rsid="00964a31"/>
    </style:style>
    <style:style style:name="T145" style:family="text">
      <style:text-properties officeooo:rsid="00a0c6b4"/>
    </style:style>
    <style:style style:name="T146" style:family="text">
      <style:text-properties officeooo:rsid="00a0d981"/>
    </style:style>
    <style:style style:name="T147" style:family="text">
      <style:text-properties officeooo:rsid="00a16bed"/>
    </style:style>
    <style:style style:name="T148" style:family="text">
      <style:text-properties officeooo:rsid="00a19cc4"/>
    </style:style>
    <style:style style:name="T149" style:family="text">
      <style:text-properties officeooo:rsid="00a25101"/>
    </style:style>
    <style:style style:name="T150" style:family="text">
      <style:text-properties officeooo:rsid="00a79089"/>
    </style:style>
    <style:style style:name="T151" style:family="text">
      <style:text-properties officeooo:rsid="00a80b17"/>
    </style:style>
    <style:style style:name="T152" style:family="text">
      <style:text-properties officeooo:rsid="00a8661c"/>
    </style:style>
    <style:style style:name="T153" style:family="text">
      <style:text-properties officeooo:rsid="00af97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016in" fo:text-indent="-0.25in" fo:margin-left="0.901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516in" fo:text-indent="-0.25in" fo:margin-left="1.151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016in" fo:text-indent="-0.25in" fo:margin-left="1.401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516in" fo:text-indent="-0.25in" fo:margin-left="1.651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016in" fo:text-indent="-0.25in" fo:margin-left="1.901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516in" fo:text-indent="-0.25in" fo:margin-left="2.151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016in" fo:text-indent="-0.25in" fo:margin-left="2.401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516in" fo:text-indent="-0.25in" fo:margin-left="2.651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016in" fo:text-indent="-0.25in" fo:margin-left="2.901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516in" fo:text-indent="-0.25in" fo:margin-left="3.1516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exploration 5<text:span text:style-name="T1">5</text:span></text:p>
      <text:p text:style-name="P77"/>
      <text:p text:style-name="P76"></text:p>
      <text:p text:style-name="P29">Template Constraints</text:p>
      <text:p text:style-name="P19"><text:span text:style-name="T11">One drawback to templates is that they are open to misuse, and accidentally using the wrong type as a template argument can confuse a compiler to such a degree that the error messages it issues require an advanced degree in C++ to decipher. </text:span><text:span text:style-name="T13">Not to worry, though, because a template author can specify constraints on template arguments. This exploration describes how to write constraints on your templates.</text:span></text:p>
      <text:h text:style-name="Heading_20_1" text:outline-level="1"><text:span text:style-name="T66">Constraining</text:span> a Function <text:span text:style-name="T2">Template</text:span></text:h>
      <text:p text:style-name="P20"><text:span text:style-name="T71">Consider what would happen if you </text:span><text:span text:style-name="T72">were to </text:span><text:span text:style-name="T71">pass a string to the </text:span><text:span text:style-name="Code_20_Inline"><text:span text:style-name="T9">ipower()</text:span></text:span><text:span text:style-name="T9"> </text:span><text:span text:style-name="T71">function (Listing 54-7), </text:span><text:span text:style-name="T72">or a floating-point value. The function works correctly only for integral arguments, but because C++ has several different integral types, writing a template makes more sense than writing </text:span><text:span text:style-name="T12">the same function multiple times, once per integral type. What we really want is a way to restrict the template arguments to only the integral types. Listing 55-1 show how to </text:span><text:span text:style-name="T13">limit the arguments to integral types</text:span><text:span text:style-name="T12">.</text:span></text:p>
      <text:p text:style-name="Code_20_Caption"><text:span text:style-name="T73">Listing 55-1.</text:span> Requiring Template Argument Types To Be Integral</text:p>
      <text:p text:style-name="P31">/// Compute <text:span text:style-name="T79">base</text:span><text:span text:style-name="T40"> to the </text:span><text:span text:style-name="T41">exp</text:span><text:span text:style-name="T40">-th power</text:span> at compile time.</text:p>
      <text:p text:style-name="P30">template&lt;class Base, class Exp&gt;</text:p>
      <text:p text:style-name="P31"><text:span text:style-name="T42">Base</text:span> constexpr <text:span text:style-name="T80">i</text:span>power(<text:span text:style-name="T42">Base</text:span> <text:span text:style-name="T80">base</text:span>, <text:span text:style-name="T42">Exp</text:span><text:span text:style-name="T81"> </text:span><text:span text:style-name="T80">exp</text:span>)</text:p>
      <text:p text:style-name="Code_20_Bold"><text:s text:c="4"/><text:span text:style-name="T72">requires </text:span><text:span text:style-name="T88">std::</text:span><text:span text:style-name="T72">integral&lt;Base&gt; </text:span><text:span text:style-name="T88">and std::integral&lt;Exp&gt;</text:span></text:p>
      <text:p text:style-name="P31">{</text:p>
      <text:p text:style-name="P31"><text:s text:c="4"/><text:span text:style-name="T82">if (</text:span><text:span text:style-name="T80">exp</text:span><text:span text:style-name="T82"> &lt; </text:span><text:span text:style-name="T83">Exp{}</text:span><text:span text:style-name="T82">)</text:span></text:p>
      <text:p text:style-name="P31"><text:s text:c="8"/><text:span text:style-name="T43">throw</text:span><text:span text:style-name="T82"> std::</text:span><text:span text:style-name="T44">domain</text:span><text:span text:style-name="T82">_error("No negative powers of 10");</text:span></text:p>
      <text:p text:style-name="P31"><text:s text:c="4"/><text:span text:style-name="T82">if (</text:span><text:span text:style-name="T80">exp</text:span><text:span text:style-name="T82"> </text:span><text:span text:style-name="T81">== </text:span><text:span text:style-name="T83">Exp{}</text:span><text:span text:style-name="T82">)</text:span></text:p>
      <text:p text:style-name="P31"><text:s text:c="4"/><text:span text:style-name="T80">{</text:span></text:p>
      <text:p text:style-name="P31"><text:s text:c="8"/><text:span text:style-name="T80">if (base == </text:span><text:span text:style-name="T83">Base{}</text:span><text:span text:style-name="T80">)</text:span></text:p>
      <text:p text:style-name="P31"><text:s text:c="12"/><text:span text:style-name="T43">throw</text:span><text:span text:style-name="T80"> std::domain_error("0 to 0th power is not allowed");</text:span></text:p>
      <text:p text:style-name="P31"><text:s text:c="8"/><text:span text:style-name="T81">return </text:span><text:span text:style-name="T83">Base{1}</text:span><text:span text:style-name="T81">;</text:span></text:p>
      <text:p text:style-name="P31"><text:s text:c="4"/><text:span text:style-name="T80">}</text:span></text:p>
      <text:p text:style-name="P31"/>
      <text:p text:style-name="P31"><text:s text:c="4"/><text:span text:style-name="T42">Base</text:span><text:span text:style-name="T82"> power{</text:span><text:span text:style-name="T80">base</text:span><text:span text:style-name="T82">};</text:span></text:p>
      <text:p text:style-name="P31"><text:soft-page-break/><text:span text:style-name="T83"><text:s text:c="4"/>for (</text:span><text:span text:style-name="T42">Exp</text:span><text:span text:style-name="T83"> e{1}; e != exp;)</text:span></text:p>
      <text:p text:style-name="P31"><text:span text:style-name="T84"><text:s text:c="4"/>{</text:span></text:p>
      <text:p text:style-name="P31"><text:span text:style-name="T84"><text:s/></text:span><text:span text:style-name="T85"><text:s text:c="7"/>// invariant(power == base ** e)</text:span></text:p>
      <text:p text:style-name="P31"><text:span text:style-name="T84"><text:s text:c="8"/>if (</text:span><text:span text:style-name="T63">e</text:span><text:span text:style-name="T84"> </text:span><text:span text:style-name="T64">+ e &lt; exp</text:span><text:span text:style-name="T84">)</text:span></text:p>
      <text:p text:style-name="P31"><text:span text:style-name="T84"><text:s text:c="8"/>{</text:span></text:p>
      <text:p text:style-name="P31"><text:span text:style-name="T84"><text:s text:c="12"/>power *= power;</text:span></text:p>
      <text:p text:style-name="P31"><text:span text:style-name="T84"><text:s text:c="12"/></text:span><text:span text:style-name="T65">e</text:span><text:span text:style-name="T84"> </text:span><text:span text:style-name="T86">+= e;</text:span></text:p>
      <text:p text:style-name="P31"><text:span text:style-name="T84"><text:s text:c="8"/>}</text:span></text:p>
      <text:p text:style-name="P31"><text:span text:style-name="T84"><text:s text:c="8"/>else</text:span></text:p>
      <text:p text:style-name="P31"><text:span text:style-name="T84"><text:s text:c="8"/>{</text:span></text:p>
      <text:p text:style-name="P31"><text:span text:style-name="T84"><text:s text:c="12"/>power *= </text:span><text:span text:style-name="T87">base</text:span><text:span text:style-name="T84">;</text:span></text:p>
      <text:p text:style-name="P31"><text:span text:style-name="T84"><text:s text:c="12"/></text:span><text:span text:style-name="T65">++e</text:span><text:span text:style-name="T84">;</text:span></text:p>
      <text:p text:style-name="P31"><text:span text:style-name="T84"><text:s text:c="8"/>}</text:span></text:p>
      <text:p text:style-name="P31"><text:span text:style-name="T84"><text:s text:c="4"/>}</text:span></text:p>
      <text:p text:style-name="P31"><text:span text:style-name="T84"><text:s text:c="4"/>return power;</text:span></text:p>
      <text:p text:style-name="P31">}</text:p>
      <text:p text:style-name="P1">Now if you try to pass a string or floating-point value, the compiler tells you that the <text:span text:style-name="Code_20_Inline">integral</text:span> constraint has been violated. <text:span text:style-name="Strong_20_Emphasis">Try calling </text:span><text:span text:style-name="Code_20_Bold"><text:span text:style-name="T104">ipower</text:span></text:span><text:span text:style-name="Strong_20_Emphasis">() with different arguments types and see what kinds of messages your compiler issues.</text:span></text:p>
      <text:p text:style-name="P2"><text:span text:style-name="T102">The </text:span><text:span text:style-name="Code_20_Inline"><text:span text:style-name="T102">requires</text:span></text:span><text:span text:style-name="T102"> modifier follows a function template declaration or the function header in a definition. What follows requires looks like a Boolean expression, but is slightly different. </text:span><text:span text:style-name="T103">Constraints can be combined with logical operators (</text:span><text:span text:style-name="Code_20_Inline"><text:span text:style-name="T103">and</text:span></text:span><text:span text:style-name="T103">, </text:span><text:span text:style-name="Code_20_Inline"><text:span text:style-name="T90">or</text:span></text:span><text:span text:style-name="T103">, </text:span><text:span text:style-name="Code_20_Inline"><text:span text:style-name="T90">not</text:span></text:span><text:span text:style-name="T103">), and, like a Boolean expression, </text:span><text:span text:style-name="T14">the compiler </text:span><text:span text:style-name="T103">evaluates constraints with short-circuits. </text:span><text:span text:style-name="T14">If the left-hand constraint of an </text:span><text:span text:style-name="Code_20_Inline"><text:span text:style-name="T90">and</text:span></text:span><text:span text:style-name="T14"> is false, the constraint fails without evaluating the right-hand constraint. And if the left-hand constraint of an </text:span><text:span text:style-name="Code_20_Inline"><text:span text:style-name="T90">or</text:span></text:span><text:span text:style-name="T14"> is true, the constraint passes without evaluating the right-hand constraint. You can use parentheses for complicated constraints.</text:span></text:p>
      <text:p text:style-name="P5"><text:span text:style-name="T15">You can also use constraints to distinguish among overloaded functions. For example, the std::vector&lt;&gt; template has several functions named insert to insert one or more values into the vector. One insert function is a member function template that takes two iterators as argument and copies a range of values into the vector at a specific position:</text:span></text:p>
      <text:p text:style-name="Code">template&lt;class InputIterator&gt;</text:p>
      <text:p text:style-name="Code">iterator insert(const_iterator <text:span text:style-name="T46">pos</text:span>, InputIterator first, InputIterator last);</text:p>
      <text:p text:style-name="P3"><text:span text:style-name="T10">There is also a function that inserts multiple copies of a single value:</text:span></text:p>
      <text:p text:style-name="Code">iterator insert(const_iterator pos, size_type count, T const&amp; value);</text:p>
      <text:p text:style-name="P4"><text:span text:style-name="Strong_20_Emphasis">How does the compiler interpret the following code?</text:span></text:p>
      <text:p text:style-name="Code">std::vector&lt;int&gt; v;</text:p>
      <text:p text:style-name="Code">v.insert(v.end(), 10, 20);</text:p>
      <text:p text:style-name="Num_20_List">_<text:span text:style-name="T113">___________________________________________________________________</text:span></text:p>
      <text:p text:style-name="P75">_<text:span text:style-name="T113">___________________________________________________________________</text:span></text:p>
      <text:p text:style-name="P75">_<text:span text:style-name="T113">___________________________________________________________________</text:span></text:p>
      <text:p text:style-name="P75">_<text:span text:style-name="T113">___________________________________________________________________</text:span></text:p>
      <text:p text:style-name="P3"><text:soft-page-break/>Because the type of <text:span text:style-name="Code_20_Inline"><text:span text:style-name="T89">10</text:span></text:span> and <text:span text:style-name="Code_20_Inline"><text:span text:style-name="T89">20</text:span></text:span> is <text:span text:style-name="Code_20_Inline"><text:span text:style-name="T89">int</text:span></text:span>, the template function is invoked with the InputIterator type set to <text:span text:style-name="Code_20_Inline">int</text:span>. Obviously, 10 and 20 are not iterators and the compiler would end up issuing numerous errors. <text:span text:style-name="T114">So the iterator form of the function is constrainted as follows:</text:span></text:p>
      <text:p text:style-name="P43">template&lt;class InputIterator&gt;</text:p>
      <text:p text:style-name="P43">iterator insert(const_iterator <text:span text:style-name="T46">pos</text:span>, InputIterator first, InputIterator last)</text:p>
      <text:p text:style-name="P43"><text:span text:style-name="Code_20_Bold"><text:span text:style-name="T116"><text:s text:c="4"/></text:span></text:span><text:span text:style-name="Code_20_Bold"><text:span text:style-name="T118">requires std::input_iterator&lt;InputIterator&gt;;</text:span></text:span></text:p>
      <text:p text:style-name="P7"><text:span text:style-name="T16">T</text:span><text:span text:style-name="T10">he </text:span><text:span text:style-name="Code_20_Inline"><text:span text:style-name="T89">&lt;iterator&gt;</text:span></text:span><text:span text:style-name="T10"> header defines </text:span><text:span text:style-name="Code_20_Inline"><text:span text:style-name="T89">std::input_iterator</text:span></text:span><text:span text:style-name="T10">.</text:span></text:p>
      <text:p text:style-name="P6"><text:span text:style-name="T16">Now it’s your turn. </text:span><text:span text:style-name="Strong_20_Emphasis"><text:span text:style-name="T16">Modify Listing the </text:span></text:span><text:span text:style-name="Code_20_Bold"><text:span text:style-name="T69">copy()</text:span></text:span><text:span text:style-name="Strong_20_Emphasis"><text:span text:style-name="T16"> function in Listing 51-5 to add suitable constraints on the template parameters.</text:span></text:span><text:span text:style-name="T31"> </text:span><text:span text:style-name="T30">The </text:span><text:span text:style-name="Code_20_Inline"><text:span text:style-name="T100">&lt;iterator&gt;</text:span></text:span><text:span text:style-name="T30"> header provides </text:span><text:span text:style-name="Code_20_Inline"><text:span text:style-name="T100">std::output_iterator&lt;I,</text:span></text:span><text:span text:style-name="T30"> </text:span><text:span text:style-name="Code_20_Inline"><text:span text:style-name="T100">T&gt;</text:span></text:span><text:span text:style-name="T30">, where </text:span><text:span text:style-name="Code_20_Inline"><text:span text:style-name="T100">I</text:span></text:span><text:span text:style-name="T30"> is the iterator to test and </text:span><text:span text:style-name="Code_20_Inline"><text:span text:style-name="T100">T</text:span></text:span><text:span text:style-name="T30"> is the value type. The </text:span><text:span text:style-name="Code_20_Inline"><text:span text:style-name="T100">&lt;ranges&gt;</text:span></text:span><text:span text:style-name="T30"> header provides </text:span><text:span text:style-name="Code_20_Inline"><text:span text:style-name="T100">std::ranges::input_range&lt;R&gt;</text:span></text:span><text:span text:style-name="T30"> as well as </text:span><text:span text:style-name="Code_20_Inline"><text:span text:style-name="T100">std::ranges::range_value_t&lt;R&gt;</text:span></text:span><text:span text:style-name="T30">, which yields the value type for a range </text:span><text:span text:style-name="Code_20_Inline"><text:span text:style-name="T100">R</text:span></text:span><text:span text:style-name="T30">. </text:span><text:span text:style-name="T31">Compare your function with Listing 55-2.</text:span></text:p>
      <text:p text:style-name="P65"><text:span text:style-name="T73">Listing 55-</text:span><text:span text:style-name="T74">2</text:span><text:span text:style-name="T73">.</text:span> <text:span text:style-name="T32">Constraining the </text:span><text:span text:style-name="Code_20_Inline"><text:span text:style-name="T106">copy</text:span></text:span><text:span text:style-name="T32"> Function’s Arguments</text:span></text:p>
      <text:p text:style-name="P32"><text:span text:style-name="T83">template&lt;class </text:span><text:span text:style-name="T45">Input, class Output</text:span><text:span text:style-name="T83">&gt;</text:span></text:p>
      <text:p text:style-name="P42">Output copy(Input input, <text:span text:style-name="T39">Output </text:span>output)</text:p>
      <text:p text:style-name="P36"><text:span text:style-name="Code_20_Bold"><text:span text:style-name="T116"><text:s text:c="3"/>requires</text:span></text:span></text:p>
      <text:p text:style-name="P36"><text:span text:style-name="Code_20_Bold"><text:span text:style-name="T116"><text:s text:c="7"/></text:span></text:span><text:span text:style-name="Code_20_Bold"><text:span text:style-name="T117">std::ranges::input_range&lt;Input&gt; and</text:span></text:span></text:p>
      <text:p text:style-name="P37"><text:span text:style-name="Code_20_Bold"><text:span text:style-name="T116"><text:s text:c="7"/></text:span></text:span><text:span text:style-name="Code_20_Bold"><text:span text:style-name="T117">std::output_iterator&lt;</text:span></text:span><text:span text:style-name="Code_20_Bold"><text:span text:style-name="T70">Output</text:span></text:span><text:span text:style-name="Code_20_Bold"><text:span text:style-name="T117">, </text:span></text:span><text:span text:style-name="Code_20_Bold"><text:span text:style-name="T122">std::ranges::</text:span></text:span><text:span text:style-name="Code_20_Bold"><text:span text:style-name="T119">range_value_t&lt;Input&gt;</text:span></text:span><text:span text:style-name="Code_20_Bold"><text:span text:style-name="T117">&gt;</text:span></text:span></text:p>
      <text:p text:style-name="P38">{</text:p>
      <text:p text:style-name="P38"><text:s text:c="3"/><text:span text:style-name="T112">for (auto const&amp; item : input)</text:span></text:p>
      <text:p text:style-name="P38"><text:s text:c="7"/><text:span text:style-name="T112">*output++ = item;</text:span></text:p>
      <text:p text:style-name="P38"><text:s text:c="3"/><text:span text:style-name="T112">return output;</text:span></text:p>
      <text:p text:style-name="P41"><text:span text:style-name="T111">}</text:span></text:p>
      <text:p text:style-name="P8"><text:span text:style-name="T134">Another way to specify constraints </text:span><text:span text:style-name="T22">is to dictate the operations that you need to perform on the function arguments. For example, suppose you want to implement an operator to multiply a </text:span><text:span text:style-name="Code_20_Inline"><text:span text:style-name="T94">rational&lt;T&gt;</text:span></text:span><text:span text:style-name="T22"> value by any numeric scalar value, and you want to permit user-defined types (</text:span><text:span text:style-name="Code_20_Inline"><text:span text:style-name="T94">std::integral&lt;T&gt;</text:span></text:span><text:span text:style-name="T22"> and </text:span><text:span text:style-name="Code_20_Inline"><text:span text:style-name="T94">std::floating_point&lt;T&gt;</text:span></text:span><text:span text:style-name="T22"> work only for built-in types). Listing 55-3 shows how to define the constraints in terms of the multiplication and division operations:</text:span></text:p>
      <text:p text:style-name="P66"><text:span text:style-name="T73">Listing 55-</text:span><text:span text:style-name="T75">3</text:span><text:span text:style-name="T73">.</text:span> <text:span text:style-name="T32">Constraining </text:span><text:span text:style-name="T33">a Multiplication Operator</text:span></text:p>
      <text:p text:style-name="P44"><text:span text:style-name="T83">template&lt;class </text:span><text:span text:style-name="T47">T, </text:span><text:span text:style-name="T49">class U</text:span><text:span text:style-name="T83">&gt;</text:span></text:p>
      <text:p text:style-name="P44"><text:span text:style-name="T47">U operator*</text:span><text:span text:style-name="T112">(</text:span><text:span text:style-name="T47">rational&lt;T&gt; const&amp; lhs</text:span><text:span text:style-name="T112">, </text:span><text:span text:style-name="T47">U const&amp; rhs</text:span><text:span text:style-name="T112">)</text:span></text:p>
      <text:p text:style-name="P44"><text:span text:style-name="Code_20_Bold"><text:s text:c="3"/></text:span><text:span text:style-name="Code_20_Bold"><text:span text:style-name="T139">requires</text:span></text:span></text:p>
      <text:p text:style-name="P33"><text:span text:style-name="Code_20_Bold"><text:span text:style-name="T116"><text:s text:c="6"/>requires</text:span></text:span><text:span text:style-name="Code_20_Bold"><text:span text:style-name="T120">(T lhs, U rhs) </text:span></text:span><text:span text:style-name="Code_20_Bold"><text:span text:style-name="T121">{</text:span></text:span></text:p>
      <text:p text:style-name="P33"><text:span text:style-name="Code_20_Bold"><text:span text:style-name="T121"><text:s text:c="9"/>(lhs * rhs) / lhs;</text:span></text:span></text:p>
      <text:p text:style-name="P33"><text:span text:style-name="Code_20_Bold"><text:span text:style-name="T121"><text:s text:c="6"/>}</text:span></text:span></text:p>
      <text:p text:style-name="P39">{</text:p>
      <text:p text:style-name="P39"><text:s text:c="3"/><text:span text:style-name="T135">return lhs.numerator() * rhs / lhs.denominator();</text:span></text:p>
      <text:p text:style-name="P44"><text:span text:style-name="T111">}</text:span></text:p>
      <text:p text:style-name="P9"><text:soft-page-break/><text:span text:style-name="T23">The </text:span><text:span text:style-name="T26">second </text:span><text:span text:style-name="Code_20_Inline"><text:span text:style-name="T95">requires</text:span></text:span><text:span text:style-name="T23"> </text:span><text:span text:style-name="T24">keyword</text:span><text:span text:style-name="T23"> </text:span><text:span text:style-name="T26">starts a requires expression. This requires expression </text:span><text:span text:style-name="T23">is followed by what look like function parameters. Within the curly braces </text:span><text:span text:style-name="T24">is a sequence of </text:span><text:span text:style-name="T23">requirement</text:span><text:span text:style-name="T24">s, each terminated by a semicolon.</text:span><text:span text:style-name="T23"> </text:span><text:span text:style-name="T24">In Listing 55-3, the requirement is simply an expression. If the expression is valid, the requirement is true. If the user were to, say, try to pass a string to the </text:span><text:span text:style-name="Code_20_Inline"><text:span text:style-name="T96">*</text:span></text:span><text:span text:style-name="T24"> operator, the compiler would report that the </text:span><text:span text:style-name="Code_20_Inline"><text:span text:style-name="T96">(lhs</text:span></text:span><text:span text:style-name="T24"> </text:span><text:span text:style-name="Code_20_Inline"><text:span text:style-name="T96">*</text:span></text:span><text:span text:style-name="T24"> </text:span><text:span text:style-name="Code_20_Inline"><text:span text:style-name="T96">rhs)</text:span></text:span><text:span text:style-name="T24"> </text:span><text:span text:style-name="Code_20_Inline"><text:span text:style-name="T96">/</text:span></text:span><text:span text:style-name="T24"> </text:span><text:span text:style-name="Code_20_Inline"><text:span text:style-name="T96">lhs</text:span></text:span><text:span text:style-name="T24"> constraint was violated.</text:span></text:p>
      <text:p text:style-name="P9"><text:span text:style-name="T24">Another kind of requirement that can appear in the list is a type requirement, which is just the name of a type such as a member type name or a template specialization. If the type is valid, the requirement is true. For example, all of the standard containers have a member type named </text:span><text:span text:style-name="Code_20_Inline"><text:span text:style-name="T96">size_type</text:span></text:span><text:span text:style-name="T24">. If you wanted to write a </text:span><text:span text:style-name="Code_20_Inline"><text:span text:style-name="T96">size()</text:span></text:span><text:span text:style-name="T24"> function that checks for a </text:span><text:span text:style-name="Code_20_Inline"><text:span text:style-name="T96">size_type</text:span></text:span><text:span text:style-name="T24"> member and a </text:span><text:span text:style-name="Code_20_Inline"><text:span text:style-name="T96">size()</text:span></text:span><text:span text:style-name="T24"> member function, you could write it as shown in Listing 55-4.</text:span></text:p>
      <text:p text:style-name="P67"><text:span text:style-name="T73">Listing 55-</text:span><text:span text:style-name="T76">4</text:span><text:span text:style-name="T73">.</text:span> <text:span text:style-name="T34">Constraining the </text:span><text:span text:style-name="Code_20_Inline"><text:span text:style-name="T107">size</text:span></text:span><text:span text:style-name="T34"> Function</text:span></text:p>
      <text:p text:style-name="P45"><text:span text:style-name="T83">template&lt;class </text:span><text:span text:style-name="T47">T</text:span><text:span text:style-name="T83">&gt;</text:span></text:p>
      <text:p text:style-name="P45"><text:span text:style-name="Code_20_Inline"><text:span text:style-name="T108">auto</text:span></text:span><text:span text:style-name="Code_20_Inline"><text:span text:style-name="T109"> </text:span></text:span><text:span text:style-name="Code_20_Inline"><text:span text:style-name="T108">size</text:span></text:span><text:span text:style-name="Code_20_Inline"><text:span text:style-name="T112">(</text:span></text:span><text:span text:style-name="Code_20_Inline"><text:span text:style-name="T109">T const&amp; </text:span></text:span><text:span text:style-name="Code_20_Inline"><text:span text:style-name="T108">container</text:span></text:span><text:span text:style-name="Code_20_Inline"><text:span text:style-name="T112">)</text:span></text:span></text:p>
      <text:p text:style-name="P49"><text:span text:style-name="Code_20_Inline"><text:span text:style-name="T105"><text:s text:c="3"/>requires</text:span></text:span></text:p>
      <text:p text:style-name="P49"><text:span text:style-name="Code_20_Inline"><text:span text:style-name="T134"><text:s text:c="6"/></text:span></text:span><text:span text:style-name="Code_20_Inline"><text:span text:style-name="T138">requires</text:span></text:span><text:span text:style-name="Code_20_Inline"><text:span text:style-name="T134">(T </text:span></text:span><text:span text:style-name="Code_20_Inline"><text:span text:style-name="T108">container</text:span></text:span><text:span text:style-name="Code_20_Inline"><text:span text:style-name="T134">) </text:span></text:span><text:span text:style-name="Code_20_Inline"><text:span text:style-name="T135">{</text:span></text:span></text:p>
      <text:p text:style-name="P45"><text:span text:style-name="Code_20_Inline"><text:span text:style-name="T135"><text:s text:c="9"/></text:span></text:span><text:span text:style-name="Code_20_Inline"><text:span text:style-name="T137">container</text:span></text:span><text:span text:style-name="Code_20_Inline"><text:span text:style-name="T108">.size()</text:span></text:span><text:span text:style-name="Code_20_Inline"><text:span text:style-name="T135">;</text:span></text:span></text:p>
      <text:p text:style-name="P45"><text:span text:style-name="Code_20_Inline"><text:span text:style-name="T135"><text:s text:c="9"/></text:span></text:span><text:span text:style-name="Code_20_Inline"><text:span text:style-name="T137">typename </text:span></text:span><text:span text:style-name="Code_20_Inline"><text:span text:style-name="T136">T::size_type;</text:span></text:span></text:p>
      <text:p text:style-name="P46"><text:span text:style-name="Code_20_Inline"><text:span text:style-name="T136"><text:s text:c="9"/>{ </text:span></text:span><text:span text:style-name="Code_20_Inline"><text:span text:style-name="T137">container</text:span></text:span><text:span text:style-name="Code_20_Inline"><text:span text:style-name="T136">.size() } -&gt; </text:span></text:span><text:span text:style-name="Code_20_Inline"><text:span text:style-name="T137">std::</text:span></text:span><text:span text:style-name="Code_20_Inline"><text:span text:style-name="T136">same_as&lt;</text:span></text:span><text:span text:style-name="Code_20_Inline"><text:span text:style-name="T137">typename </text:span></text:span><text:span text:style-name="Code_20_Inline"><text:span text:style-name="T136">T::size_type&gt;;</text:span></text:span></text:p>
      <text:p text:style-name="P34"><text:span text:style-name="Code_20_Inline"><text:span text:style-name="T135"><text:s text:c="6"/>}</text:span></text:span></text:p>
      <text:p text:style-name="P40">{</text:p>
      <text:p text:style-name="P46"><text:span text:style-name="T111"><text:s text:c="3"/></text:span><text:span text:style-name="T135">return </text:span><text:span text:style-name="Code_20_Inline"><text:span text:style-name="T115">container</text:span></text:span><text:span text:style-name="T48">.size()</text:span><text:span text:style-name="T135">;</text:span></text:p>
      <text:p text:style-name="P45"><text:span text:style-name="T111">}</text:span></text:p>
      <text:p text:style-name="P10"><text:span text:style-name="T23">T</text:span><text:span text:style-name="T25">he </text:span><text:span text:style-name="Code_20_Inline"><text:span text:style-name="T97">container.size()</text:span></text:span><text:span text:style-name="T25"> constraint checks that the expression is valid, which means the </text:span><text:span text:style-name="Code_20_Inline"><text:span text:style-name="T97">size()</text:span></text:span><text:span text:style-name="T25"> member function is valid. If it is valid, </text:span><text:span text:style-name="T26">that is, the compiler know how to call the </text:span><text:span text:style-name="Code_20_Inline"><text:span text:style-name="T98">size()</text:span></text:span><text:span text:style-name="T26"> member function, </text:span><text:span text:style-name="T25">the compiler checks the </text:span><text:span text:style-name="T26">second</text:span><text:span text:style-name="T25"> requirement, or </text:span><text:span text:style-name="Code_20_Inline"><text:span text:style-name="T97">typename</text:span></text:span><text:span text:style-name="T25"> </text:span><text:span text:style-name="Code_20_Inline"><text:span text:style-name="T97">T::size_type</text:span></text:span><text:span text:style-name="T25">, which checks that the template argument has a </text:span><text:span text:style-name="Code_20_Inline"><text:span text:style-name="T97">size_type</text:span></text:span><text:span text:style-name="T25"> type member. If the second requirement is true, the compiler checks the third requirement. This checks that </text:span><text:span text:style-name="Code_20_Inline"><text:span text:style-name="T97">container.size()</text:span></text:span><text:span text:style-name="T25"> is valid and that the return type is </text:span><text:span text:style-name="Code_20_Inline"><text:span text:style-name="T97">T::size_type</text:span></text:span><text:span text:style-name="T25">., using the standard </text:span><text:span text:style-name="Code_20_Inline"><text:span text:style-name="T97">std::same_as</text:span></text:span><text:span text:style-name="T25"> concept. </text:span><text:span text:style-name="T26">T</text:span><text:span text:style-name="T25">he final requirement subsumes the first two, </text:span><text:span text:style-name="T26">but </text:span><text:span text:style-name="T25">Listing 55-4 shows all three just to demonstrate the three flavors of requirement </text:span><text:span text:style-name="T26">expressions</text:span><text:span text:style-name="T25">.</text:span></text:p>
      <text:p text:style-name="P10"><text:span text:style-name="T25">An alternative syntax is for the template constraint to follow immediately after the template header. Listing 55-5 shows the same constraints as Listing 55-4, but with this different syntax.</text:span></text:p>
      <text:p text:style-name="P68"><text:span text:style-name="T73">Listing 55-</text:span><text:span text:style-name="T77">5</text:span><text:span text:style-name="T73">.</text:span> <text:span text:style-name="T34">Constraining the </text:span><text:span text:style-name="Code_20_Inline"><text:span text:style-name="T107">size</text:span></text:span><text:span text:style-name="T34"> Function</text:span></text:p>
      <text:p text:style-name="P46"><text:span text:style-name="T83">template&lt;class </text:span><text:span text:style-name="T47">T</text:span><text:span text:style-name="T83">&gt;</text:span></text:p>
      <text:p text:style-name="P49"><text:span text:style-name="Code_20_Inline"><text:span text:style-name="T105">requires</text:span></text:span></text:p>
      <text:p text:style-name="P49"><text:span text:style-name="Code_20_Inline"><text:span text:style-name="T134"><text:s text:c="3"/></text:span></text:span><text:span text:style-name="Code_20_Inline"><text:span text:style-name="T138">requires</text:span></text:span><text:span text:style-name="Code_20_Inline"><text:span text:style-name="T134">(T </text:span></text:span><text:span text:style-name="Code_20_Inline"><text:span text:style-name="T108">container</text:span></text:span><text:span text:style-name="Code_20_Inline"><text:span text:style-name="T134">) </text:span></text:span><text:span text:style-name="Code_20_Inline"><text:span text:style-name="T135">{</text:span></text:span></text:p>
      <text:p text:style-name="P46"><text:span text:style-name="Code_20_Inline"><text:span text:style-name="T135"><text:s text:c="6"/></text:span></text:span><text:span text:style-name="Code_20_Inline"><text:span text:style-name="T137">container</text:span></text:span><text:span text:style-name="Code_20_Inline"><text:span text:style-name="T108">.size()</text:span></text:span><text:span text:style-name="Code_20_Inline"><text:span text:style-name="T135">;</text:span></text:span></text:p>
      <text:p text:style-name="P46"><text:soft-page-break/><text:span text:style-name="Code_20_Inline"><text:span text:style-name="T135"><text:s text:c="6"/></text:span></text:span><text:span text:style-name="Code_20_Inline"><text:span text:style-name="T137">typename </text:span></text:span><text:span text:style-name="Code_20_Inline"><text:span text:style-name="T136">T::size_type;</text:span></text:span></text:p>
      <text:p text:style-name="P46"><text:span text:style-name="Code_20_Inline"><text:span text:style-name="T136"><text:s text:c="6"/>{ </text:span></text:span><text:span text:style-name="Code_20_Inline"><text:span text:style-name="T137">container</text:span></text:span><text:span text:style-name="Code_20_Inline"><text:span text:style-name="T136">.size() } -&gt; </text:span></text:span><text:span text:style-name="Code_20_Inline"><text:span text:style-name="T137">std::</text:span></text:span><text:span text:style-name="Code_20_Inline"><text:span text:style-name="T136">same_as&lt;</text:span></text:span><text:span text:style-name="Code_20_Inline"><text:span text:style-name="T137">typename </text:span></text:span><text:span text:style-name="Code_20_Inline"><text:span text:style-name="T136">T::size_type&gt;;</text:span></text:span></text:p>
      <text:p text:style-name="P35"><text:span text:style-name="Code_20_Inline"><text:span text:style-name="T135"><text:s text:c="3"/>}</text:span></text:span></text:p>
      <text:p text:style-name="P46"><text:span text:style-name="Code_20_Inline"><text:span text:style-name="T108">auto</text:span></text:span><text:span text:style-name="Code_20_Inline"><text:span text:style-name="T109"> </text:span></text:span><text:span text:style-name="Code_20_Inline"><text:span text:style-name="T108">size</text:span></text:span><text:span text:style-name="Code_20_Inline"><text:span text:style-name="T112">(</text:span></text:span><text:span text:style-name="Code_20_Inline"><text:span text:style-name="T109">T const&amp; </text:span></text:span><text:span text:style-name="Code_20_Inline"><text:span text:style-name="T108">container</text:span></text:span><text:span text:style-name="Code_20_Inline"><text:span text:style-name="T112">)</text:span></text:span></text:p>
      <text:p text:style-name="P46"><text:span text:style-name="T111">{</text:span></text:p>
      <text:p text:style-name="P46"><text:span text:style-name="T111"><text:s text:c="3"/></text:span><text:span text:style-name="T135">return </text:span><text:span text:style-name="Code_20_Inline"><text:span text:style-name="T115">container</text:span></text:span><text:span text:style-name="T48">.size()</text:span><text:span text:style-name="T135">;</text:span></text:p>
      <text:p text:style-name="P47"><text:span text:style-name="T111">}</text:span></text:p>
      <text:h text:style-name="Heading_20_1" text:outline-level="1"><text:span text:style-name="T68">Constraining</text:span> a Class Template</text:h>
      <text:p text:style-name="P18"><text:span text:style-name="T114">You can also apply constraints to a class template. For example, the </text:span><text:span text:style-name="Code_20_Inline">rational</text:span> <text:span text:style-name="T114">template </text:span>requires <text:span text:style-name="T114">that its template argument be an integral type:</text:span></text:p>
      <text:p text:style-name="Code">template&lt;class T&gt;</text:p>
      <text:p text:style-name="Code">requires std::integral&lt;T&gt;</text:p>
      <text:p text:style-name="Code">class rational;</text:p>
      <text:p text:style-name="P11">The constraints are the same as for function templates. <text:span text:style-name="T140">Within a class definition, you can also apply constraints to individual member functions </text:span><text:span text:style-name="T141">that are templates.</text:span></text:p>
      <text:p text:style-name="P14"><text:span text:style-name="T146">T</text:span><text:span text:style-name="T28">o</text:span><text:span text:style-name="T146"> further abbreviate a template </text:span><text:span text:style-name="T28">header, instead of using </text:span><text:span text:style-name="Code_20_Inline"><text:span text:style-name="T99">class</text:span></text:span><text:span text:style-name="T28"> to introduce a parameter name, you can use a concept. For example,</text:span></text:p>
      <text:p text:style-name="Code">template&lt;std::integral T&gt;</text:p>
      <text:p text:style-name="Code">class rational;</text:p>
      <text:h text:style-name="Heading_20_1" text:outline-level="1">Standard Concepts</text:h>
      <text:p text:style-name="Body_20_Text_20_First">As you’ve seen, <text:span text:style-name="T129">the C++ standard library provides many useful constraint tests. These tests are called </text:span><text:span text:style-name="Emphasis"><text:span text:style-name="T129">concepts</text:span></text:span><text:span text:style-name="T129">. Many fundamental concepts are defined in the </text:span><text:span text:style-name="Code_20_Inline"><text:span text:style-name="T91">&lt;concepts&gt;</text:span></text:span><text:span text:style-name="T129"> headers, with additional concepts defined in </text:span><text:span text:style-name="Code_20_Inline"><text:span text:style-name="T91">&lt;iterator&gt;</text:span></text:span><text:span text:style-name="T129"> and </text:span><text:span text:style-name="Code_20_Inline"><text:span text:style-name="T129">&lt;ranges&gt;</text:span></text:span><text:span text:style-name="T129">. Among the concepts defined in the </text:span><text:span text:style-name="Code_20_Inline"><text:span text:style-name="T129">&lt;concepts&gt;</text:span></text:span><text:span text:style-name="T129"> header are the following:</text:span></text:p>
      <text:h text:style-name="P72" text:outline-level="2"><text:span text:style-name="Code_20_Inline"><text:span text:style-name="T131">std::</text:span></text:span><text:span text:style-name="Code_20_Inline">equality_comparable</text:span><text:span text:style-name="Code_20_Inline"><text:span text:style-name="T129">&lt;T&gt;</text:span></text:span></text:h>
      <text:p text:style-name="P22"><text:span text:style-name="Default_20_Paragraph_20_Font"><text:span text:style-name="T129">Y</text:span></text:span><text:span text:style-name="Default_20_Paragraph_20_Font">ields a true constraint if </text:span><text:span text:style-name="Default_20_Paragraph_20_Font"><text:span text:style-name="T129">values of type </text:span></text:span><text:span text:style-name="Code_20_Inline"><text:span text:style-name="T91">T</text:span></text:span><text:span text:style-name="Default_20_Paragraph_20_Font"> </text:span><text:span text:style-name="Default_20_Paragraph_20_Font"><text:span text:style-name="T129">can be compared for equality. with the </text:span></text:span><text:span text:style-name="Code_20_Inline"><text:span text:style-name="T129">==</text:span></text:span><text:span text:style-name="Default_20_Paragraph_20_Font"><text:span text:style-name="T129"> operator. </text:span></text:span><text:span text:style-name="Default_20_Paragraph_20_Font"><text:span text:style-name="T131">The </text:span></text:span><text:span text:style-name="Code_20_Inline"><text:span text:style-name="T131">find()</text:span></text:span><text:span text:style-name="Default_20_Paragraph_20_Font"><text:span text:style-name="T131"> algorithm requires elements be </text:span></text:span><text:span text:style-name="Code_20_Inline"><text:span text:style-name="T92">equality_comparable</text:span></text:span><text:span text:style-name="Default_20_Paragraph_20_Font"><text:span text:style-name="T131"> if the caller does not provide a predicate.</text:span></text:span></text:p>
      <text:h text:style-name="P72" text:outline-level="2"><text:span text:style-name="Code_20_Inline">std::floating_point</text:span><text:span text:style-name="Code_20_Inline"><text:span text:style-name="T129">&lt;T</text:span></text:span><text:span text:style-name="Code_20_Inline">&gt;</text:span></text:h>
      <text:p text:style-name="P22"><text:span text:style-name="Default_20_Paragraph_20_Font"><text:span text:style-name="T129">Y</text:span></text:span><text:span text:style-name="Default_20_Paragraph_20_Font">ields a true constraint if </text:span><text:span text:style-name="Code_20_Inline"><text:span text:style-name="T91">T</text:span></text:span><text:span text:style-name="Default_20_Paragraph_20_Font"> is one of the built-in </text:span><text:span text:style-name="Default_20_Paragraph_20_Font"><text:span text:style-name="T17">floating-point</text:span></text:span><text:span text:style-name="Default_20_Paragraph_20_Font"> types (</text:span><text:span text:style-name="Code_20_Inline"><text:span text:style-name="T91">float</text:span></text:span><text:span text:style-name="Default_20_Paragraph_20_Font"><text:span text:style-name="T17">, </text:span></text:span><text:span text:style-name="Code_20_Inline"><text:span text:style-name="T91">double</text:span></text:span><text:span text:style-name="Default_20_Paragraph_20_Font"><text:span text:style-name="T17">, or </text:span></text:span><text:span text:style-name="Code_20_Inline"><text:span text:style-name="T91">long</text:span></text:span><text:span text:style-name="Default_20_Paragraph_20_Font"><text:span text:style-name="T17"> </text:span></text:span><text:span text:style-name="Code_20_Inline"><text:span text:style-name="T91">double</text:span></text:span><text:span text:style-name="Default_20_Paragraph_20_Font">).</text:span></text:p>
      <text:h text:style-name="P72" text:outline-level="2"><text:span text:style-name="Code_20_Inline">std::integral</text:span><text:span text:style-name="Code_20_Inline"><text:span text:style-name="T129">&lt;T&gt;</text:span></text:span></text:h>
      <text:p text:style-name="Body_20_Text_20_First"><text:span text:style-name="T129">Y</text:span>ields a true constraint if <text:span text:style-name="Code_20_Inline"><text:span text:style-name="T91">T</text:span></text:span> is one of the built-in integral types (<text:span text:style-name="Code_20_Inline"><text:span text:style-name="T89">char</text:span></text:span>, <text:span text:style-name="Code_20_Inline"><text:span text:style-name="T89">short</text:span></text:span>, <text:span text:style-name="Code_20_Inline"><text:span text:style-name="T89">int</text:span></text:span>, <text:span text:style-name="Code_20_Inline"><text:span text:style-name="T89">long</text:span></text:span>, <text:span text:style-name="T129">or</text:span> <text:span text:style-name="Code_20_Inline"><text:span text:style-name="T89">long</text:span></text:span> <text:span text:style-name="Code_20_Inline"><text:span text:style-name="T89">long</text:span></text:span>).</text:p>
      <text:h text:style-name="P72" text:outline-level="2"><text:soft-page-break/><text:span text:style-name="Code_20_Inline">predicate</text:span><text:span text:style-name="Code_20_Inline"><text:span text:style-name="T131">&lt;T&gt;</text:span></text:span></text:h>
      <text:p text:style-name="Body_20_Text_20_First"><text:span text:style-name="Default_20_Paragraph_20_Font"><text:span text:style-name="T131">Yields a true constraint if </text:span></text:span><text:span text:style-name="Code_20_Inline"><text:span text:style-name="T131">T</text:span></text:span><text:span text:style-name="Default_20_Paragraph_20_Font"><text:span text:style-name="T131"> is a predicate, that is a function that returns a Boolean result. Many algorithms, such as </text:span></text:span><text:span text:style-name="Code_20_Inline"><text:span text:style-name="T92">copy_if()</text:span></text:span><text:span text:style-name="Default_20_Paragraph_20_Font"><text:span text:style-name="T18">, require a predicate argument.</text:span></text:span></text:p>
      <text:h text:style-name="P72" text:outline-level="2"><text:span text:style-name="Code_20_Inline"><text:span text:style-name="T131">std::</text:span></text:span><text:span text:style-name="Code_20_Inline">strict_weak_order</text:span><text:span text:style-name="Code_20_Inline"><text:span text:style-name="T129">&lt;T&gt;</text:span></text:span></text:h>
      <text:p text:style-name="P21"><text:span text:style-name="Default_20_Paragraph_20_Font"><text:span text:style-name="T129">Y</text:span></text:span><text:span text:style-name="Default_20_Paragraph_20_Font">ields a true constraint if </text:span><text:span text:style-name="Default_20_Paragraph_20_Font"><text:span text:style-name="T129">values of type </text:span></text:span><text:span text:style-name="Code_20_Inline"><text:span text:style-name="T91">T</text:span></text:span><text:span text:style-name="Default_20_Paragraph_20_Font"> </text:span><text:span text:style-name="Default_20_Paragraph_20_Font"><text:span text:style-name="T129">can be compared for with the </text:span></text:span><text:span text:style-name="Code_20_Inline"><text:span text:style-name="T123">&lt;</text:span></text:span><text:span text:style-name="Default_20_Paragraph_20_Font"><text:span text:style-name="T129"> operator, and the result is a strict, weak ordering. This is the requirement for using </text:span></text:span><text:span text:style-name="Code_20_Inline"><text:span text:style-name="T91">T</text:span></text:span><text:span text:style-name="Default_20_Paragraph_20_Font"><text:span text:style-name="T91"> </text:span></text:span><text:span text:style-name="Default_20_Paragraph_20_Font"><text:span text:style-name="T129">as the </text:span></text:span><text:span text:style-name="Default_20_Paragraph_20_Font"><text:span text:style-name="T17">key</text:span></text:span><text:span text:style-name="Default_20_Paragraph_20_Font"><text:span text:style-name="T129"> type in a </text:span></text:span><text:span text:style-name="Code_20_Inline"><text:span text:style-name="T129">map</text:span></text:span><text:span text:style-name="Default_20_Paragraph_20_Font"><text:span text:style-name="T129">. The term, </text:span></text:span><text:span text:style-name="Emphasis"><text:span text:style-name="T129">strict</text:span></text:span><text:span text:style-name="Default_20_Paragraph_20_Font"><text:span text:style-name="T129">, means that </text:span></text:span><text:span text:style-name="Default_20_Paragraph_20_Font"><text:span text:style-name="T17">an expression </text:span></text:span><text:span text:style-name="Code_20_Inline"><text:span text:style-name="T124">x</text:span></text:span><text:span text:style-name="Default_20_Paragraph_20_Font"><text:span text:style-name="T17"> </text:span></text:span><text:span text:style-name="Code_20_Inline"><text:span text:style-name="T91">&lt;</text:span></text:span><text:span text:style-name="Default_20_Paragraph_20_Font"><text:span text:style-name="T17"> </text:span></text:span><text:span text:style-name="Code_20_Inline"><text:span text:style-name="T124">x</text:span></text:span><text:span text:style-name="Default_20_Paragraph_20_Font"><text:span text:style-name="T17"> is always false, </text:span></text:span><text:span text:style-name="Default_20_Paragraph_20_Font"><text:span text:style-name="T18">and weak ordering is essentially the ability to say that</text:span></text:span></text:p>
      <text:h text:style-name="Heading_20_1" text:outline-level="1"><text:span text:style-name="Default_20_Paragraph_20_Font">Iterator Concepts</text:span></text:h>
      <text:p text:style-name="Body_20_Text_20_First"><text:span text:style-name="Default_20_Paragraph_20_Font">The </text:span><text:span text:style-name="Code_20_Inline">&lt;iterator&gt;</text:span><text:span text:style-name="Default_20_Paragraph_20_Font"> header defines a concept for each iterator category, plus some finer-grained concepts.</text:span></text:p>
      <text:h text:style-name="P73" text:outline-level="2"><text:span text:style-name="Code_20_Inline">std::</text:span><text:span text:style-name="Code_20_Inline"><text:span text:style-name="T125">bidirection</text:span></text:span><text:span text:style-name="Code_20_Inline">_iterator</text:span><text:span text:style-name="Code_20_Inline"><text:span text:style-name="T126">&lt;I&gt;</text:span></text:span></text:h>
      <text:p text:style-name="P23"><text:span text:style-name="Default_20_Paragraph_20_Font"><text:span text:style-name="T132">Yields a true constraint if </text:span></text:span><text:span text:style-name="Code_20_Inline"><text:span text:style-name="T132">I</text:span></text:span><text:span text:style-name="Default_20_Paragraph_20_Font"><text:span text:style-name="T132"> is bidirectional, random-access, or contiguous.</text:span></text:span></text:p>
      <text:h text:style-name="P73" text:outline-level="2"><text:span text:style-name="Code_20_Inline">std::</text:span><text:span text:style-name="Code_20_Inline"><text:span text:style-name="T131">contiguous</text:span></text:span><text:span text:style-name="Code_20_Inline">_iterator</text:span><text:span text:style-name="Code_20_Inline"><text:span text:style-name="T126">&lt;I&gt;</text:span></text:span></text:h>
      <text:p text:style-name="P23"><text:span text:style-name="Default_20_Paragraph_20_Font"><text:span text:style-name="T132">Yields a true constraint if </text:span></text:span><text:span text:style-name="Code_20_Inline"><text:span text:style-name="T132">I</text:span></text:span><text:span text:style-name="Default_20_Paragraph_20_Font"><text:span text:style-name="T132"> is contiguous.</text:span></text:span></text:p>
      <text:h text:style-name="P73" text:outline-level="2"><text:span text:style-name="Code_20_Inline">std::</text:span><text:span text:style-name="Code_20_Inline"><text:span text:style-name="T125">forward</text:span></text:span><text:span text:style-name="Code_20_Inline">_iterator</text:span><text:span text:style-name="Code_20_Inline"><text:span text:style-name="T126">&lt;I&gt;</text:span></text:span></text:h>
      <text:p text:style-name="P23"><text:span text:style-name="Default_20_Paragraph_20_Font"><text:span text:style-name="T132">Yields a true constraint if </text:span></text:span><text:span text:style-name="Code_20_Inline"><text:span text:style-name="T132">I</text:span></text:span><text:span text:style-name="Default_20_Paragraph_20_Font"><text:span text:style-name="T132"> is forward, bidirectional, random-access, or contiguous.</text:span></text:span></text:p>
      <text:h text:style-name="P74" text:outline-level="2"><text:span text:style-name="Code_20_Inline">std::in</text:span><text:span text:style-name="Code_20_Inline"><text:span text:style-name="T127">directly_readable</text:span></text:span><text:span text:style-name="Code_20_Inline"><text:span text:style-name="T126">&lt;I&gt;</text:span></text:span></text:h>
      <text:p text:style-name="P24"><text:span text:style-name="Default_20_Paragraph_20_Font"><text:span text:style-name="T132">Yields a true constraint if </text:span></text:span><text:span text:style-name="Code_20_Inline"><text:span text:style-name="T132">I</text:span></text:span><text:span text:style-name="Default_20_Paragraph_20_Font"><text:span text:style-name="T132"> is </text:span></text:span><text:span text:style-name="Default_20_Paragraph_20_Font"><text:span text:style-name="T20">any read iterator, that is, it is possible to read a value indirectly, or via the dereference operator (</text:span></text:span><text:span text:style-name="Code_20_Inline"><text:span text:style-name="T93">*</text:span></text:span><text:span text:style-name="Default_20_Paragraph_20_Font"><text:span text:style-name="T20">)</text:span></text:span><text:span text:style-name="Default_20_Paragraph_20_Font"><text:span text:style-name="T132">.</text:span></text:span></text:p>
      <text:h text:style-name="P74" text:outline-level="2"><text:span text:style-name="Code_20_Inline">std::in</text:span><text:span text:style-name="Code_20_Inline"><text:span text:style-name="T127">directly_writable</text:span></text:span><text:span text:style-name="Code_20_Inline"><text:span text:style-name="T126">&lt;I&gt;</text:span></text:span></text:h>
      <text:p text:style-name="P24"><text:span text:style-name="Default_20_Paragraph_20_Font"><text:span text:style-name="T132">Yields a true constraint if </text:span></text:span><text:span text:style-name="Code_20_Inline"><text:span text:style-name="T132">I</text:span></text:span><text:span text:style-name="Default_20_Paragraph_20_Font"><text:span text:style-name="T132"> is </text:span></text:span><text:span text:style-name="Default_20_Paragraph_20_Font"><text:span text:style-name="T20">any write iterator, that is, it is possible to write a value indirectly, or via the dereference operator (</text:span></text:span><text:span text:style-name="Code_20_Inline"><text:span text:style-name="T93">*</text:span></text:span><text:span text:style-name="Default_20_Paragraph_20_Font"><text:span text:style-name="T20">)</text:span></text:span><text:span text:style-name="Default_20_Paragraph_20_Font"><text:span text:style-name="T132">.</text:span></text:span></text:p>
      <text:h text:style-name="P74" text:outline-level="2"><text:span text:style-name="Code_20_Inline">std::input_iterator</text:span><text:span text:style-name="Code_20_Inline"><text:span text:style-name="T126">&lt;I&gt;</text:span></text:span></text:h>
      <text:p text:style-name="P23"><text:span text:style-name="Default_20_Paragraph_20_Font"><text:span text:style-name="T132">Yields a true constraint if </text:span></text:span><text:span text:style-name="Code_20_Inline"><text:span text:style-name="T132">I</text:span></text:span><text:span text:style-name="Default_20_Paragraph_20_Font"><text:span text:style-name="T132"> is input, forward, bidirectional, random-access, or contiguous.</text:span></text:span></text:p>
      <text:h text:style-name="P73" text:outline-level="2"><text:soft-page-break/><text:span text:style-name="Code_20_Inline">std::</text:span><text:span text:style-name="Code_20_Inline"><text:span text:style-name="T131">input_or_out</text:span></text:span><text:span text:style-name="Code_20_Inline">put_iterator</text:span><text:span text:style-name="Code_20_Inline"><text:span text:style-name="T126">&lt;I&gt;</text:span></text:span></text:h>
      <text:p text:style-name="P24"><text:span text:style-name="Default_20_Paragraph_20_Font"><text:span text:style-name="T132">Yields a true constraint if </text:span></text:span><text:span text:style-name="Code_20_Inline"><text:span text:style-name="T132">I</text:span></text:span><text:span text:style-name="Default_20_Paragraph_20_Font"><text:span text:style-name="T132"> is </text:span></text:span><text:span text:style-name="Default_20_Paragraph_20_Font"><text:span text:style-name="T19">an input or output iterator</text:span></text:span><text:span text:style-name="Default_20_Paragraph_20_Font"><text:span text:style-name="T132">. These two iterator types share the common trait that they are incrementable and </text:span></text:span><text:span text:style-name="Default_20_Paragraph_20_Font"><text:span text:style-name="T19">code must dereference the iterator once between iterations.</text:span></text:span></text:p>
      <text:h text:style-name="P73" text:outline-level="2"><text:span text:style-name="Code_20_Inline">std::</text:span><text:span text:style-name="Code_20_Inline"><text:span text:style-name="T131">out</text:span></text:span><text:span text:style-name="Code_20_Inline">put_iterator</text:span><text:span text:style-name="Code_20_Inline"><text:span text:style-name="T126">&lt;I&gt;</text:span></text:span></text:h>
      <text:p text:style-name="P23"><text:span text:style-name="Default_20_Paragraph_20_Font"><text:span text:style-name="T132">Yields a true constraint if </text:span></text:span><text:span text:style-name="Code_20_Inline"><text:span text:style-name="T132">I</text:span></text:span><text:span text:style-name="Default_20_Paragraph_20_Font"><text:span text:style-name="T132"> is output, forward, bidirectional, random-access, or contiguous.</text:span></text:span></text:p>
      <text:h text:style-name="P73" text:outline-level="2"><text:span text:style-name="Code_20_Inline">std::</text:span><text:span text:style-name="Code_20_Inline"><text:span text:style-name="T126">permutable&lt;I&gt;</text:span></text:span></text:h>
      <text:p text:style-name="P23"><text:span text:style-name="Default_20_Paragraph_20_Font"><text:span text:style-name="T132">Yields a true constraint if </text:span></text:span><text:span text:style-name="Code_20_Inline"><text:span text:style-name="T132">I</text:span></text:span><text:span text:style-name="Default_20_Paragraph_20_Font"><text:span text:style-name="T132"> </text:span></text:span><text:span text:style-name="Default_20_Paragraph_20_Font"><text:span text:style-name="T19">can be used to reorder data in the iterable range</text:span></text:span><text:span text:style-name="Default_20_Paragraph_20_Font"><text:span text:style-name="T132">. </text:span></text:span><text:span text:style-name="Default_20_Paragraph_20_Font"><text:span text:style-name="T19">A permuting algorithm may move or swap data.</text:span></text:span></text:p>
      <text:h text:style-name="P73" text:outline-level="2"><text:span text:style-name="Code_20_Inline">std::</text:span><text:span text:style-name="Code_20_Inline"><text:span text:style-name="T131">random_access</text:span></text:span><text:span text:style-name="Code_20_Inline">_iterator</text:span><text:span text:style-name="Code_20_Inline"><text:span text:style-name="T126">&lt;I&gt;</text:span></text:span></text:h>
      <text:p text:style-name="P23"><text:span text:style-name="Default_20_Paragraph_20_Font"><text:span text:style-name="T132">Yields a true constraint if </text:span></text:span><text:span text:style-name="Code_20_Inline"><text:span text:style-name="T132">I</text:span></text:span><text:span text:style-name="Default_20_Paragraph_20_Font"><text:span text:style-name="T132"> is random-access or contiguous.</text:span></text:span></text:p>
      <text:h text:style-name="P73" text:outline-level="2"><text:span text:style-name="Code_20_Inline">std::</text:span><text:span text:style-name="Code_20_Inline"><text:span text:style-name="T132">so</text:span></text:span><text:span text:style-name="Code_20_Inline"><text:span text:style-name="T126">rtable&lt;I&gt;</text:span></text:span></text:h>
      <text:p text:style-name="P23"><text:span text:style-name="Default_20_Paragraph_20_Font"><text:span text:style-name="T132">Yields a true constraint if </text:span></text:span><text:span text:style-name="Code_20_Inline"><text:span text:style-name="T132">I</text:span></text:span><text:span text:style-name="Default_20_Paragraph_20_Font"><text:span text:style-name="T132"> </text:span></text:span><text:span text:style-name="Default_20_Paragraph_20_Font"><text:span text:style-name="T19">can be used to order data in the iterable range</text:span></text:span><text:span text:style-name="Default_20_Paragraph_20_Font"><text:span text:style-name="T132">. </text:span></text:span><text:span text:style-name="Default_20_Paragraph_20_Font"><text:span text:style-name="T19">A sorting algorithm may move or swap data and must be able to compare elements in a strict, weak ordering.</text:span></text:span></text:p>
      <text:h text:style-name="P70" text:outline-level="1"><text:span text:style-name="Default_20_Paragraph_20_Font"><text:span text:style-name="T67">Range</text:span></text:span><text:span text:style-name="Default_20_Paragraph_20_Font"> Concepts</text:span></text:h>
      <text:p text:style-name="P23"><text:span text:style-name="Default_20_Paragraph_20_Font">The </text:span><text:span text:style-name="Code_20_Inline">&lt;</text:span><text:span text:style-name="Code_20_Inline"><text:span text:style-name="T132">range</text:span></text:span><text:span text:style-name="Code_20_Inline">&gt;</text:span><text:span text:style-name="Default_20_Paragraph_20_Font"> header defines a concept for each iterator category, plus some finer-grained concepts.</text:span></text:p>
      <text:h text:style-name="P74" text:outline-level="2"><text:span text:style-name="Code_20_Inline">std::ranges::</text:span><text:span text:style-name="Code_20_Inline"><text:span text:style-name="T132">bidirectional</text:span></text:span><text:span text:style-name="Code_20_Inline">_range</text:span><text:span text:style-name="Code_20_Inline"><text:span text:style-name="T133">&lt;R&gt;</text:span></text:span></text:h>
      <text:p text:style-name="P24"><text:span text:style-name="Default_20_Paragraph_20_Font"><text:span text:style-name="T133">Yields a true constraint if </text:span></text:span><text:span text:style-name="Code_20_Inline"><text:span text:style-name="T133">R</text:span></text:span><text:span text:style-name="Default_20_Paragraph_20_Font"><text:span text:style-name="T133"> is a bidirectional, random-access, or contiguous range, such as a linked list, array, or vector.</text:span></text:span></text:p>
      <text:h text:style-name="P74" text:outline-level="2"><text:span text:style-name="Code_20_Inline">std::ranges::</text:span><text:span text:style-name="Code_20_Inline"><text:span text:style-name="T132">contiguous</text:span></text:span><text:span text:style-name="Code_20_Inline">_range</text:span><text:span text:style-name="Code_20_Inline"><text:span text:style-name="T133">&lt;R&gt;</text:span></text:span></text:h>
      <text:p text:style-name="P24"><text:span text:style-name="Default_20_Paragraph_20_Font"><text:span text:style-name="T133">Yields a true constraint if </text:span></text:span><text:span text:style-name="Code_20_Inline"><text:span text:style-name="T133">R</text:span></text:span><text:span text:style-name="Default_20_Paragraph_20_Font"><text:span text:style-name="T133"> is a contiguous range, such as an array or vector.</text:span></text:span></text:p>
      <text:h text:style-name="P74" text:outline-level="2"><text:span text:style-name="Code_20_Inline">std::ranges::</text:span><text:span text:style-name="Code_20_Inline"><text:span text:style-name="T132">forward</text:span></text:span><text:span text:style-name="Code_20_Inline">_range</text:span><text:span text:style-name="Code_20_Inline"><text:span text:style-name="T133">&lt;R&gt;</text:span></text:span></text:h>
      <text:p text:style-name="P24"><text:span text:style-name="Default_20_Paragraph_20_Font"><text:span text:style-name="T133">Yields a true constraint if </text:span></text:span><text:span text:style-name="Code_20_Inline"><text:span text:style-name="T133">R</text:span></text:span><text:span text:style-name="Default_20_Paragraph_20_Font"><text:span text:style-name="T133"> is a forward, bidirectional, random-access, or contiguous range, such as an input view or standard container.</text:span></text:span></text:p>
      <text:h text:style-name="P74" text:outline-level="2"><text:soft-page-break/><text:span text:style-name="Code_20_Inline">std::ranges::input_range</text:span><text:span text:style-name="Code_20_Inline"><text:span text:style-name="T133">&lt;R&gt;</text:span></text:span></text:h>
      <text:p text:style-name="P24"><text:span text:style-name="Default_20_Paragraph_20_Font"><text:span text:style-name="T133">Yields a true constraint if </text:span></text:span><text:span text:style-name="Code_20_Inline"><text:span text:style-name="T133">R</text:span></text:span><text:span text:style-name="Default_20_Paragraph_20_Font"><text:span text:style-name="T133"> is an input, forward, bidirectional, random-access, or contiguous range, such as an </text:span></text:span><text:span text:style-name="Default_20_Paragraph_20_Font"><text:span text:style-name="T20">input view.</text:span></text:span></text:p>
      <text:h text:style-name="P74" text:outline-level="2"><text:span text:style-name="Code_20_Inline">std::ranges::</text:span><text:span text:style-name="Code_20_Inline"><text:span text:style-name="T126">output</text:span></text:span><text:span text:style-name="Code_20_Inline">_range</text:span><text:span text:style-name="Code_20_Inline"><text:span text:style-name="T133">&lt;R&gt;</text:span></text:span></text:h>
      <text:p text:style-name="P24"><text:span text:style-name="Default_20_Paragraph_20_Font"><text:span text:style-name="T133">Yields a true constraint if </text:span></text:span><text:span text:style-name="Code_20_Inline"><text:span text:style-name="T133">R</text:span></text:span><text:span text:style-name="Default_20_Paragraph_20_Font"><text:span text:style-name="T133"> is a output, forward, bidirectional, random-access, or contiguous range. So far in this book, we have used an output iterator, not an output range. An example of an output range is a vector that has been presized to accommodate the expected output.</text:span></text:span></text:p>
      <text:h text:style-name="P74" text:outline-level="2"><text:span text:style-name="Code_20_Inline">std::ranges::</text:span><text:span text:style-name="Code_20_Inline"><text:span text:style-name="T132">random_access</text:span></text:span><text:span text:style-name="Code_20_Inline">_range</text:span><text:span text:style-name="Code_20_Inline"><text:span text:style-name="T133">&lt;R&gt;</text:span></text:span></text:h>
      <text:p text:style-name="P24"><text:span text:style-name="Default_20_Paragraph_20_Font"><text:span text:style-name="T133">Yields a true constraint if </text:span></text:span><text:span text:style-name="Code_20_Inline"><text:span text:style-name="T133">R</text:span></text:span><text:span text:style-name="Default_20_Paragraph_20_Font"><text:span text:style-name="T133"> is a random-access or contiguous range, such as an array or vector.</text:span></text:span></text:p>
      <text:h text:style-name="P74" text:outline-level="2"><text:span text:style-name="Code_20_Inline">std::ranges::range</text:span><text:span text:style-name="Code_20_Inline"><text:span text:style-name="T133">&lt;R&gt;</text:span></text:span></text:h>
      <text:p text:style-name="P24"><text:span text:style-name="Default_20_Paragraph_20_Font"><text:span text:style-name="T133">Yields a true constraint if </text:span></text:span><text:span text:style-name="Code_20_Inline"><text:span text:style-name="T133">R</text:span></text:span><text:span text:style-name="Default_20_Paragraph_20_Font"><text:span text:style-name="T133"> is a</text:span></text:span><text:span text:style-name="Default_20_Paragraph_20_Font"><text:span text:style-name="T20">ny range, such as a pair of iterators, a view, or a standard container</text:span></text:span><text:span text:style-name="Default_20_Paragraph_20_Font"><text:span text:style-name="T133">.</text:span></text:span></text:p>
      <text:h text:style-name="P74" text:outline-level="2"><text:span text:style-name="Code_20_Inline">std::ranges::</text:span><text:span text:style-name="Code_20_Inline"><text:span text:style-name="T127">sized</text:span></text:span><text:span text:style-name="Code_20_Inline">_range</text:span><text:span text:style-name="Code_20_Inline"><text:span text:style-name="T133">&lt;R&gt;</text:span></text:span></text:h>
      <text:p text:style-name="P24"><text:span text:style-name="Default_20_Paragraph_20_Font"><text:span text:style-name="T133">Yields a true constraint if </text:span></text:span><text:span text:style-name="Code_20_Inline"><text:span text:style-name="T133">R</text:span></text:span><text:span text:style-name="Default_20_Paragraph_20_Font"><text:span text:style-name="T133"> is a range with a known size and the size can be determine in constant time (not by iterating the </text:span></text:span><text:span text:style-name="Default_20_Paragraph_20_Font"><text:span text:style-name="T20">range).</text:span></text:span></text:p>
      <text:h text:style-name="P74" text:outline-level="2"><text:span text:style-name="Code_20_Inline">std::ranges::</text:span><text:span text:style-name="Code_20_Inline"><text:span text:style-name="T127">view</text:span></text:span><text:span text:style-name="Code_20_Inline"><text:span text:style-name="T133">&lt;R&gt;</text:span></text:span></text:h>
      <text:p text:style-name="P24"><text:span text:style-name="Default_20_Paragraph_20_Font"><text:span text:style-name="T133">Yields a true constraint if </text:span></text:span><text:span text:style-name="Code_20_Inline"><text:span text:style-name="T133">R</text:span></text:span><text:span text:style-name="Default_20_Paragraph_20_Font"><text:span text:style-name="T133"> is a </text:span></text:span><text:span text:style-name="Default_20_Paragraph_20_Font"><text:span text:style-name="T20">view</text:span></text:span><text:span text:style-name="Default_20_Paragraph_20_Font"><text:span text:style-name="T133">. </text:span></text:span><text:span text:style-name="Default_20_Paragraph_20_Font"><text:span text:style-name="T20">To be a view, a range must be lightweight, that is, movable </text:span></text:span><text:span text:style-name="Default_20_Paragraph_20_Font"><text:span text:style-name="T21">and destroyable </text:span></text:span><text:span text:style-name="Default_20_Paragraph_20_Font"><text:span text:style-name="T20">in constant t</text:span></text:span><text:span text:style-name="Default_20_Paragraph_20_Font"><text:span text:style-name="T21">im</text:span></text:span><text:span text:style-name="Default_20_Paragraph_20_Font"><text:span text:style-name="T20">e. </text:span></text:span><text:span text:style-name="Default_20_Paragraph_20_Font"><text:span text:style-name="T21">To be destroyable in constant time means the view cannot own any elements in the range because destroying the range requires destroying the objects in the range.</text:span></text:span></text:p>
      <text:h text:style-name="P71" text:outline-level="1">Writing Your Own <text:span text:style-name="T9">Concept</text:span></text:h>
      <text:p text:style-name="P25"><text:span text:style-name="T142">A</text:span><text:span text:style-name="T134"> </text:span><text:span text:style-name="T130">concept</text:span><text:span text:style-name="T134"> is </text:span><text:span text:style-name="T142">a special kind of template </text:span><text:span text:style-name="T27">just for </text:span><text:span text:style-name="T134">writing template constraints. </text:span><text:span text:style-name="T142">For example, suppose you want a constraint for any integral type, including user-defined types. The requirement is that if the user defines an integral type, the </text:span><text:span text:style-name="Code_20_Inline"><text:span text:style-name="T142">std::numeric_limits</text:span></text:span><text:span text:style-name="T142"> template must be specialized for that type:</text:span></text:p>
      <text:p text:style-name="P50"><text:span text:style-name="T83">template&lt;class </text:span><text:span text:style-name="T47">T</text:span><text:span text:style-name="T83">&gt;</text:span></text:p>
      <text:p text:style-name="P51"><text:span text:style-name="Code_20_Inline"><text:span text:style-name="T110">concept any_integral = </text:span></text:span><text:span text:style-name="Code_20_Inline"><text:span text:style-name="T142">std::numeric_limits&lt;T&gt;::is_integer;</text:span></text:span></text:p>
      <text:p text:style-name="P13"><text:span text:style-name="T4">L</text:span><text:span text:style-name="T6">et’s see an application of concepts in writing a range-oriented class. </text:span><text:span text:style-name="T37">The </text:span><text:span text:style-name="Code_20_Inline"><text:span text:style-name="T7">join</text:span></text:span><text:span text:style-name="T37"> view takes a range of ranges and flattens them into a single range. A practical application of this is to take a range of strings and join them into a single string. But it </text:span><text:soft-page-break/><text:span text:style-name="T37">doesn’t quite finish the job. The end result is a view into a range, which can be used to construct a new string, but that generally requires saving the joined view to a variable and then using the variable’s </text:span><text:span text:style-name="Code_20_Inline"><text:span text:style-name="T7">begin()</text:span></text:span><text:span text:style-name="T37"> and </text:span><text:span text:style-name="Code_20_Inline"><text:span text:style-name="T7">end()</text:span></text:span><text:span text:style-name="T37"> to construct a string. Let’s write a class that can be used at the end of a view pipeline to make the </text:span><text:span text:style-name="Code_20_Inline"><text:span text:style-name="T7">std::string</text:span></text:span><text:span text:style-name="T37"> object for us.</text:span></text:p>
      <text:p text:style-name="P69"><text:span text:style-name="T73">Listing 55-</text:span><text:span text:style-name="T78">6</text:span><text:span text:style-name="T73">.</text:span> <text:span text:style-name="T35">Defining the </text:span><text:span text:style-name="Code_20_Inline"><text:span text:style-name="T128">store</text:span></text:span><text:span text:style-name="T35"> </text:span><text:span text:style-name="T36">Function Template</text:span></text:p>
      <text:p text:style-name="P64">#include &lt;algorithm&gt;</text:p>
      <text:p text:style-name="P64">#include &lt;concepts&gt;</text:p>
      <text:p text:style-name="P64">#include &lt;iostream&gt;</text:p>
      <text:p text:style-name="P64">#include &lt;ranges&gt;</text:p>
      <text:p text:style-name="P64">#include &lt;string&gt;</text:p>
      <text:p text:style-name="P64">#include &lt;vector&gt;</text:p>
      <text:p text:style-name="P64"/>
      <text:p text:style-name="P64">template&lt;<text:span text:style-name="Code_20_Inline"><text:span text:style-name="T7">class</text:span></text:span> <text:span text:style-name="T50">R</text:span><text:span text:style-name="T55">ange</text:span>&gt;</text:p>
      <text:p text:style-name="P52"><text:span text:style-name="T143">concept </text:span><text:span text:style-name="T54">can_reserve</text:span><text:span text:style-name="T143"> =</text:span></text:p>
      <text:p text:style-name="P62"><text:span text:style-name="T147"><text:s text:c="8"/>std::ranges::sized_range&lt;Range&gt; </text:span><text:span text:style-name="T152">and</text:span></text:p>
      <text:p text:style-name="P60"><text:s text:c="8"/><text:span text:style-name="T147">requires(Range r) {</text:span></text:p>
      <text:p text:style-name="P60"><text:s text:c="12"/><text:span text:style-name="T147">r.reserve(0);</text:span></text:p>
      <text:p text:style-name="P60"><text:s text:c="8"/><text:span text:style-name="T147">};</text:span></text:p>
      <text:p text:style-name="P60"/>
      <text:p text:style-name="P63">template&lt;class Container&gt;</text:p>
      <text:p text:style-name="P63">concept can_insert_back =</text:p>
      <text:p text:style-name="P63"><text:s text:c="4"/>requires(Container c) {</text:p>
      <text:p text:style-name="P63"><text:s text:c="8"/>std::back_inserter(c);</text:p>
      <text:p text:style-name="P63"><text:s text:c="4"/>};</text:p>
      <text:p text:style-name="P60"/>
      <text:p text:style-name="P58">template&lt;<text:span text:style-name="T58">can_insert_back</text:span><text:span text:style-name="T56"> </text:span><text:span text:style-name="T52">Container</text:span>&gt;</text:p>
      <text:p text:style-name="Code">class <text:span text:style-name="T52">store_t</text:span></text:p>
      <text:p text:style-name="Code">{</text:p>
      <text:p text:style-name="Code">public:</text:p>
      <text:p text:style-name="P55"><text:s text:c="4"/><text:span text:style-name="T145">using container_type = Container;</text:span></text:p>
      <text:p text:style-name="P55"><text:s text:c="4"/><text:span text:style-name="T145">using value_type = std::ranges::range_value_t&lt;container_type&gt;;</text:span></text:p>
      <text:p text:style-name="P55"><text:s text:c="4"/><text:span text:style-name="T145">store_t(c</text:span><text:span text:style-name="T52">ontainer_type</text:span><text:span text:style-name="T145">&amp; output) : output_{output} {}</text:span></text:p>
      <text:p text:style-name="P55"/>
      <text:p text:style-name="P55"><text:s text:c="4"/><text:span text:style-name="T145">template&lt;</text:span><text:span text:style-name="T54">can_reserve</text:span><text:span text:style-name="T53"> </text:span><text:span text:style-name="T145">Range&gt;</text:span></text:p>
      <text:p text:style-name="P61"><text:s text:c="4"/><text:span text:style-name="T150">C</text:span><text:span text:style-name="T52">ontainer</text:span><text:span text:style-name="T60">&amp;</text:span><text:span text:style-name="T144"> operator()(</text:span><text:span text:style-name="T145">Range </text:span><text:span text:style-name="T149">const&amp; </text:span><text:span text:style-name="T145">input</text:span><text:span text:style-name="T144">) const {</text:span></text:p>
      <text:p text:style-name="P55"><text:s text:c="8"/><text:span text:style-name="T147">output_.reserve(</text:span><text:span text:style-name="T53">std::ranges::size(output_)+std::ranges::size(input));</text:span></text:p>
      <text:p text:style-name="P53"><text:span text:style-name="T144"><text:s text:c="8"/></text:span><text:span text:style-name="T145">std::</text:span><text:span text:style-name="T148">ranges::</text:span><text:span text:style-name="T145">copy(</text:span><text:span text:style-name="T52">input, std::back_inserter(output_));</text:span></text:p>
      <text:p text:style-name="P53"><text:span text:style-name="T52"><text:s text:c="8"/>return </text:span><text:span text:style-name="T59">output_</text:span><text:span text:style-name="T52">;</text:span></text:p>
      <text:p text:style-name="P53"><text:span text:style-name="T144"><text:s text:c="4"/>}</text:span></text:p>
      <text:p text:style-name="P59"/>
      <text:p text:style-name="P59"><text:s text:c="4"/><text:span text:style-name="T145">template&lt;</text:span><text:span text:style-name="T53">class </text:span><text:span text:style-name="T145">Range&gt;</text:span></text:p>
      <text:p text:style-name="P59"><text:span text:style-name="T147"><text:s text:c="4"/>requires </text:span><text:span text:style-name="T150">(</text:span><text:span text:style-name="T147">not </text:span><text:span text:style-name="T54">can_reserve</text:span><text:span text:style-name="T147">&lt;Range&gt;</text:span><text:span text:style-name="T150">)</text:span></text:p>
      <text:p text:style-name="P59"><text:s text:c="4"/><text:span text:style-name="T151">C</text:span><text:span text:style-name="T52">ontainer</text:span><text:span text:style-name="T60">&amp;</text:span><text:span text:style-name="T144"> operator()(</text:span><text:span text:style-name="T145">Range </text:span><text:span text:style-name="T149">const&amp; </text:span><text:span text:style-name="T145">input</text:span><text:span text:style-name="T144">) const {</text:span></text:p>
      <text:p text:style-name="P60"><text:span text:style-name="T144"><text:s text:c="8"/></text:span><text:span text:style-name="T145">std::</text:span><text:span text:style-name="T148">ranges::</text:span><text:span text:style-name="T145">copy(</text:span><text:span text:style-name="T52">input, std::back_inserter(output_));</text:span></text:p>
      <text:p text:style-name="P59"><text:span text:style-name="T52"><text:s text:c="8"/>return </text:span><text:span text:style-name="T59">output</text:span><text:span text:style-name="T60">_</text:span><text:span text:style-name="T52">;</text:span></text:p>
      <text:p text:style-name="P59"><text:span text:style-name="T144"><text:s text:c="4"/>}</text:span></text:p>
      <text:p text:style-name="P57">private:</text:p>
      <text:p text:style-name="P58"><text:span text:style-name="T145"><text:s text:c="4"/></text:span><text:span text:style-name="T52">container</text:span><text:span text:style-name="T145">_type&amp; output_;</text:span></text:p>
      <text:p text:style-name="Code">};</text:p>
      <text:p text:style-name="Code"/>
      <text:p text:style-name="P56">template&lt;class T&gt;</text:p>
      <text:p text:style-name="P56">store_t&lt;T&gt; store(T&amp; container) { return store_t&lt;T&gt;(container); }</text:p>
      <text:p text:style-name="P56"/>
      <text:p text:style-name="P54"><text:soft-page-break/>template&lt;class <text:span text:style-name="T145">In</text:span>, <text:span text:style-name="T145">class Out</text:span>&gt;</text:p>
      <text:p text:style-name="P55"><text:span text:style-name="T57">Out</text:span><text:span text:style-name="T60">&amp;</text:span><text:span text:style-name="T57"> </text:span><text:span text:style-name="T51">operator|(</text:span><text:span text:style-name="T52">In</text:span><text:span text:style-name="T51"> range, </text:span><text:span text:style-name="T52">store</text:span><text:span text:style-name="T51">_t&lt;</text:span><text:span text:style-name="T52">Out</text:span><text:span text:style-name="T51">&gt; </text:span><text:span text:style-name="T62">const</text:span><text:span text:style-name="T61">&amp;</text:span><text:span text:style-name="T51"> </text:span><text:span text:style-name="T52">storer</text:span><text:span text:style-name="T51">)</text:span></text:p>
      <text:p text:style-name="P48">{</text:p>
      <text:p text:style-name="P48"><text:s text:c="4"/><text:span text:style-name="T145">return storer(std::forward&lt;In&gt;(range));</text:span></text:p>
      <text:p text:style-name="P54"><text:span text:style-name="T52">}</text:span></text:p>
      <text:p text:style-name="P54"><text:span text:style-name="T52"/></text:p>
      <text:p text:style-name="P54"><text:span text:style-name="T52">int main() {</text:span></text:p>
      <text:p text:style-name="P54"><text:span text:style-name="T52"><text:s text:c="3"/>std::vector&lt;std::string&gt; strings{ "this" " is ", "a", " test", ".\n" };</text:span></text:p>
      <text:p text:style-name="P54"><text:span text:style-name="T52"><text:s text:c="3"/>std::string str;</text:span></text:p>
      <text:p text:style-name="P54"><text:span text:style-name="T52"><text:s text:c="3"/>std::ranges::views::join(strings) | store(str);</text:span></text:p>
      <text:p text:style-name="P54"><text:span text:style-name="T52"><text:s text:c="3"/>std::cout &lt;&lt; str;</text:span></text:p>
      <text:p text:style-name="P54"><text:span text:style-name="T52">}</text:span></text:p>
      <text:p text:style-name="P15"><text:span text:style-name="T3">Even though the can_insert_back concept has only one use, defining a separate concept instead of using a local template constraint has two advantages:</text:span></text:p>
      <text:list xml:id="list3365423681" text:style-name="L1">
        <text:list-item>
          <text:p text:style-name="P27">By assinging a name to the constraint, it provides some documentation to the human reader and maintainer.</text:p>
        </text:list-item>
        <text:list-item>
          <text:p text:style-name="P26"><text:span text:style-name="T153">A separate constraint means the class declaration </text:span><text:span text:style-name="T29">has less clutter, which makes it slightly easier to read.</text:span></text:p>
        </text:list-item>
      </text:list>
      <text:p text:style-name="P16"><text:span text:style-name="T5">T</text:span><text:span text:style-name="T8">he advantages are all for the human reader. The compiler doesn’t care. The can_reserve concept is similar. It </text:span><text:span text:style-name="T38">reduces </text:span><text:span text:style-name="T8">the clutter around the function call operators so it is easier to see that one applies to </text:span><text:span text:style-name="T38">situations when it is possible to preallocate memory for the copy (say, for a vector), and the others applies to situations when the output range will be extended one element at a time (say, for a linked list).</text:span></text:p>
      <text:p text:style-name="P17"><text:span text:style-name="T3">Template constraints and concepts are a wonderful addition to C++ 20, and you should expect future versions of the language to expand the use of constraints through the rest of the standard library. Third-party libraries will also start to adopt constraints, which will make them much easier to use.</text:span></text:p>
      <text:p text:style-name="P12"><text:span text:style-name="T5">The next Exploration introduces a language feature that helps you manage your custom types: namespac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ZapfDingbats" svg:font-family="ZapfDingbats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heSansMonoConBold" svg:font-family="TheSansMonoConBold" style:font-family-generic="swiss" style:font-pitch="fixed"/>
    <style:font-face style:name="TheSansMonoConBold1" svg:font-family="TheSansMonoConBold" style:font-adornments="Normal" style:font-family-generic="swiss" style:font-pitch="fixed"/>
    <style:font-face style:name="TheSansMonoConNormal2" svg:font-family="TheSansMonoConNormal" style:font-family-generic="swiss" style:font-pitch="fixed"/>
    <style:font-face style:name="ZapfDingbats1" svg:font-family="ZapfDingbats" style:font-family-generic="decorative" style:font-pitch="variable"/>
    <style:font-face style:name="ZapfDingbats2" svg:font-family="ZapfDingbats, 'MS Mincho'" style:font-family-generic="decorative" style:font-pitch="variable"/>
    <style:font-face style:name="TheSansMonoConNormal3" svg:font-family="TheSansMonoConNormal, 'MS Mincho'" style:font-family-generic="moder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heSansMonoConNormal1" svg:font-family="TheSansMonoConNorm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Utopia Black" svg:font-family="'Utopia Black'" style:font-family-generic="roman" style:font-pitch="variable"/>
    <style:font-face style:name="Utopia Bold" svg:font-family="'Utopia Bold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ommonBullets" svg:font-family="CommonBullets" style:font-family-generic="swiss" style:font-pitch="variable"/>
    <style:font-face style:name="HelveticaNeue Condensed" svg:font-family="'HelveticaNeue Condensed'" style:font-family-generic="swiss" style:font-pitch="variable"/>
    <style:font-face style:name="HelveticaNeue MediumCond" svg:font-family="'HelveticaNeue MediumCond'" style:font-family-generic="swiss" style:font-pitch="variable"/>
    <style:font-face style:name="HelveticaNeue MediumCond1" svg:font-family="'HelveticaNeue MediumCond', 'Arial Unicode MS'" style:font-family-generic="swiss" style:font-pitch="variable"/>
    <style:font-face style:name="HelveticaNeue MediumExt" svg:font-family="'HelveticaNeue MediumEx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heSansMonoConBlack" svg:font-family="TheSansMonoConBlack" style:font-family-generic="swiss" style:font-pitch="variable"/>
    <style:font-face style:name="TheSansMonoConNormal" svg:font-family="TheSansMonoConNorm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line-height="0.222in" fo:text-align="justify" style:justify-single-word="false" style:text-autospace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20pt" fo:font-weight="bold" style:font-size-asian="20pt" style:font-weight-asian="bold" style:font-name-complex="HelveticaNeue Condensed" style:font-family-complex="'HelveticaNeue Condensed'" style:font-family-generic-complex="swiss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8pt" fo:font-weight="bold" style:font-size-asian="18pt" style:font-weight-asian="bold" style:font-name-complex="HelveticaNeue Condensed" style:font-family-complex="'HelveticaNeue Condensed'" style:font-family-generic-complex="swiss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6pt" fo:font-weight="bold" style:font-size-asian="16pt" style:font-weight-asian="bold" style:font-name-complex="HelveticaNeue Condensed" style:font-family-complex="'HelveticaNeue Condensed'" style:font-family-generic-complex="swiss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4pt" fo:letter-spacing="-0.0043in" fo:font-weight="bold" style:font-size-asian="14pt" style:font-weight-asian="bold" style:font-name-complex="HelveticaNeue Condensed" style:font-family-complex="'HelveticaNeue Condensed'" style:font-family-generic-complex="swiss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5in" fo:margin-bottom="0.1665in" loext:contextual-spacing="false" fo:line-height="100%"/>
      <style:text-properties style:font-name="HelveticaNeue Condensed" fo:font-family="'HelveticaNeue Condensed'" style:font-family-generic="swiss" style:font-pitch="variable" fo:font-size="12pt" fo:font-weight="bold" style:font-size-asian="12pt" style:font-weight-asian="bold" style:font-name-complex="HelveticaNeue Condensed" style:font-family-complex="'HelveticaNeue Condensed'" style:font-family-generic-complex="swiss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text-properties style:font-name="Utopia" fo:font-family="Utopia" style:font-family-generic="roman" style:font-pitch="variable" fo:font-size="10pt" style:font-size-asian="10pt" style:font-name-complex="Utopia" style:font-family-complex="Utopia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dex_20_1" style:display-name="Index 1" style:family="paragraph" style:parent-style-name="Standard" style:next-style-name="Standard" style:class="index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in" style:auto-text-indent="false"/>
    </style:style>
    <style:style style:name="Body_20_Text_20_First" style:display-name="Body Text First" style:family="paragraph" style:parent-style-name="Text_20_body">
      <style:paragraph-properties fo:margin-top="0.0835in" fo:margin-bottom="0in" loext:contextual-spacing="false" style:line-height-at-least="0.222in" fo:text-align="start" style:justify-single-word="false"/>
      <style:text-properties style:font-name="Utopia" fo:font-family="Utopia" style:font-family-generic="roman" style:font-pitch="variable" fo:font-size="11pt" style:font-size-asian="11pt" style:font-name-complex="Utopia" style:font-family-complex="Utopia" style:font-family-generic-complex="roman" style:font-pitch-complex="variable"/>
    </style:style>
    <style:style style:name="Body_20_Text_20_Cont" style:display-name="Body Text Cont" style:family="paragraph" style:parent-style-name="Standard">
      <style:paragraph-properties fo:margin-left="0in" fo:margin-right="0in" fo:margin-top="0in" fo:margin-bottom="0in" loext:contextual-spacing="false" style:line-height-at-least="0.222in" fo:hyphenation-ladder-count="no-limit" fo:text-indent="0.5in" style:auto-text-indent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 fo:hyphenate="false" fo:hyphenation-remain-char-count="2" fo:hyphenation-push-char-count="2" loext:hyphenation-no-caps="false"/>
    </style:style>
    <style:style style:name="Bullet" style:family="paragraph" style:parent-style-name="Standard">
      <style:paragraph-properties fo:margin-left="0.6492in" fo:margin-right="0.5984in" fo:margin-top="0.0835in" fo:margin-bottom="0.0835in" loext:contextual-spacing="false" style:line-height-at-least="0.222in" fo:keep-together="always" fo:text-indent="-0.248in" style:auto-text-indent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/>
    </style:style>
    <style:style style:name="Bullet_20_First" style:display-name="Bullet First" style:family="paragraph" style:parent-style-name="Bullet" style:next-style-name="Bullet">
      <style:paragraph-properties fo:margin-top="0.1665in" fo:margin-bottom="0.0835in" loext:contextual-spacing="false"/>
    </style:style>
    <style:style style:name="Bullet_20_Last" style:display-name="Bullet Last" style:family="paragraph" style:parent-style-name="Bullet" style:next-style-name="Body_20_Text_20_Cont">
      <style:paragraph-properties fo:margin-top="0.0835in" fo:margin-bottom="0.1665in" loext:contextual-spacing="false"/>
    </style:style>
    <style:style style:name="Note_2f_Tip_2f_Caution" style:display-name="Note/Tip/Caution" style:family="paragraph" style:parent-style-name="Standard" style:next-style-name="Standard">
      <style:paragraph-properties fo:margin-left="0.0984in" fo:margin-right="0.0984in" fo:margin-top="0.25in" fo:margin-bottom="0.25in" loext:contextual-spacing="false" fo:line-height="0.1945in" fo:text-indent="0in" style:auto-text-indent="false" fo:padding-left="0in" fo:padding-right="0in" fo:padding-top="0.139in" fo:padding-bottom="0.139in" fo:border-left="none" fo:border-right="none" fo:border-top="0.51pt solid #000000" fo:border-bottom="0.51pt solid #000000"/>
      <style:text-properties style:font-name="HelveticaNeue Condensed" fo:font-family="'HelveticaNeue Condensed'" style:font-family-generic="swiss" style:font-pitch="variable" fo:font-size="13pt" style:font-size-asian="13pt" style:font-name-complex="HelveticaNeue Condensed" style:font-family-complex="'HelveticaNeue Condensed'" style:font-family-generic-complex="swiss" style:font-pitch-complex="variable"/>
    </style:style>
    <style:style style:name="Code_20_Bold" style:display-name="Code Bold" style:family="paragraph" style:parent-style-name="Standard" style:next-style-name="Code">
      <style:paragraph-properties fo:margin-left="0in" fo:margin-right="0.1in" fo:margin-top="0in" fo:margin-bottom="0in" loext:contextual-spacing="false" fo:line-height="0.1665in" fo:text-indent="0in" style:auto-text-indent="false"/>
      <style:text-properties fo:color="#800000" style:font-name="TheSansMonoConNormal" fo:font-family="TheSansMonoConNormal" style:font-family-generic="swiss" style:font-pitch="variable" fo:font-size="10pt" fo:language="en" fo:country="US" fo:font-weight="bold" style:font-size-asian="10pt" style:language-asian="en" style:country-asian="US" style:font-weight-asian="bold"/>
    </style:style>
    <style:style style:name="Chapter_20_Number" style:display-name="Chapter Number" style:family="paragraph" style:next-style-name="Standard">
      <style:paragraph-properties fo:margin-top="0in" fo:margin-bottom="0.8335in" loext:contextual-spacing="false" fo:orphans="2" fo:widows="2" fo:keep-with-next="always"/>
      <style:text-properties fo:text-transform="uppercase" style:use-window-font-color="true" style:font-name="Arial" fo:font-family="Arial" style:font-family-generic="swiss" style:font-pitch="variable" fo:font-size="18pt" fo:language="en" fo:country="US" fo:font-weight="bold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Chapter_20_Title" style:display-name="Chapter Title" style:family="paragraph" style:next-style-name="Standard">
      <style:paragraph-properties fo:margin-top="0.1665in" fo:margin-bottom="0.5in" loext:contextual-spacing="false" fo:orphans="2" fo:widows="2"/>
      <style:text-properties style:use-window-font-color="true" style:font-name="Arial Narrow" fo:font-family="'Arial Narrow'" style:font-family-generic="swiss" style:font-pitch="variable" fo:font-size="40pt" fo:language="en" fo:country="US" fo:font-weight="bold" style:font-name-asian="Times New Roman" style:font-family-asian="'Times New Roman'" style:font-family-generic-asian="roman" style:font-pitch-asian="variable" style:font-size-asian="40pt" style:font-weight-asian="bold" style:font-name-complex="Arial Narrow" style:font-family-complex="'Arial Narrow'" style:font-family-generic-complex="swiss" style:font-pitch-complex="variable" style:font-size-complex="24pt" style:language-complex="ar" style:country-complex="SA"/>
    </style:style>
    <style:style style:name="Figure_20_Caption" style:display-name="Figure Caption" style:family="paragraph" style:next-style-name="Standard">
      <style:paragraph-properties fo:margin-top="0.278in" fo:margin-bottom="0.1665in" loext:contextual-spacing="true" fo:orphans="2" fo:widows="2">
        <style:tab-stops>
          <style:tab-stop style:position="0.4in"/>
        </style:tab-stops>
      </style:paragraph-properties>
      <style:text-properties style:use-window-font-color="true" style:font-name="Utopia" fo:font-family="Utopia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none" style:country-asian="none" style:font-style-asian="italic" style:font-name-complex="Utopia" style:font-family-complex="Utopia" style:font-family-generic-complex="roman" style:font-pitch-complex="variable" style:font-size-complex="10pt" style:language-complex="ar" style:country-complex="SA"/>
    </style:style>
    <style:style style:name="Code_20_Caption" style:display-name="Code Caption" style:family="paragraph" style:parent-style-name="Standard" style:next-style-name="Standard">
      <style:paragraph-properties fo:margin-top="0.3193in" fo:margin-bottom="0.139in" loext:contextual-spacing="true"/>
      <style:text-properties style:font-name="Utopia" fo:font-family="Utopia" style:font-family-generic="roman" style:font-pitch="variable" fo:language="none" fo:country="none" fo:font-style="italic" style:language-asian="none" style:country-asian="none" style:font-style-asian="italic" style:font-name-complex="Utopia" style:font-family-complex="Utopia" style:font-family-generic-complex="roman" style:font-pitch-complex="variable"/>
    </style:style>
    <style:style style:name="Code_20_First" style:display-name="Code First" style:family="paragraph" style:parent-style-name="Standard" style:next-style-name="Code">
      <style:paragraph-properties fo:margin-left="0in" fo:margin-right="0.1in" fo:margin-top="0.111in" fo:margin-bottom="0in" loext:contextual-spacing="false" fo:line-height="0.1665in" fo:text-indent="0in" style:auto-text-indent="false"/>
      <style:text-properties style:font-name="TheSansMonoConNormal" fo:font-family="TheSansMonoConNormal" style:font-family-generic="swiss" style:font-pitch="variable" fo:font-size="10pt" fo:language="en" fo:country="US" style:font-size-asian="10pt" style:language-asian="en" style:country-asian="US"/>
    </style:style>
    <style:style style:name="Code_20_First_20_Bold" style:display-name="Code First Bold" style:family="paragraph" style:parent-style-name="Code_20_First" style:next-style-name="Code">
      <style:text-properties fo:color="#800000" fo:font-weight="bold" style:font-weight-asian="bold"/>
    </style:style>
    <style:style style:name="Code_20_Last" style:display-name="Code Last" style:family="paragraph" style:parent-style-name="Standard" style:next-style-name="Body_20_Text_20_Cont">
      <style:paragraph-properties fo:margin-left="0in" fo:margin-right="0.1in" fo:margin-top="0in" fo:margin-bottom="0.111in" loext:contextual-spacing="false" fo:line-height="0.1665in" fo:text-indent="0in" style:auto-text-indent="false"/>
      <style:text-properties style:font-name="TheSansMonoConNormal" fo:font-family="TheSansMonoConNormal" style:font-family-generic="swiss" style:font-pitch="variable" fo:font-size="10pt" fo:language="en" fo:country="US" style:font-size-asian="10pt" style:language-asian="en" style:country-asian="US"/>
    </style:style>
    <style:style style:name="Code_20_Last_20_Bold" style:display-name="Code Last Bold" style:family="paragraph" style:parent-style-name="Code_20_Last" style:next-style-name="Body_20_Text_20_Cont">
      <style:text-properties fo:color="#800000" fo:font-weight="bold" style:font-weight-asian="bold"/>
    </style:style>
    <style:style style:name="Bullet_20_Sub_20_List" style:display-name="Bullet Sub List" style:family="paragraph" style:parent-style-name="Bullet" style:next-style-name="Standard">
      <style:paragraph-properties fo:margin-left="0.95in" fo:margin-right="0.5984in" fo:text-indent="-0.248in" style:auto-text-indent="false"/>
    </style:style>
    <style:style style:name="Num_20_Sub_20_List" style:display-name="Num Sub List" style:family="paragraph" style:parent-style-name="Standard">
      <style:paragraph-properties fo:margin-left="0in" fo:margin-right="1in" fo:margin-top="0.0835in" fo:margin-bottom="0.0835in" loext:contextual-spacing="false" fo:line-height="100%" fo:text-align="justify" style:justify-single-word="false" fo:text-indent="0in" style:auto-text-indent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/>
    </style:style>
    <style:style style:name="Num_20_List" style:display-name="Num List" style:family="paragraph" style:parent-style-name="Standard">
      <style:paragraph-properties fo:margin-left="0in" fo:margin-right="0.8in" fo:margin-top="0.0835in" fo:margin-bottom="0.139in" loext:contextual-spacing="false" fo:keep-together="always" fo:text-indent="0in" style:auto-text-indent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/>
    </style:style>
    <style:style style:name="Code" style:family="paragraph" style:parent-style-name="Standard">
      <style:paragraph-properties fo:margin-top="0.0835in" fo:margin-bottom="0.0835in" loext:contextual-spacing="true" fo:line-height="100%"/>
      <style:text-properties style:font-name="TheSansMonoConNormal1" fo:font-family="TheSansMonoConNormal" style:font-family-generic="roman" style:font-pitch="variable" fo:language="none" fo:country="none" style:language-asian="none" style:country-asian="none" style:font-name-complex="TheSansMonoConNormal1" style:font-family-complex="TheSansMonoConNormal" style:font-family-generic-complex="roman" style:font-pitch-complex="variable"/>
    </style:style>
    <style:style style:name="Bibliography" style:family="paragraph" style:parent-style-name="Bullet_20_First">
      <style:paragraph-properties fo:margin-left="0.25in" fo:margin-right="0in" fo:margin-top="0.0835in" fo:margin-bottom="0in" loext:contextual-spacing="false" fo:text-indent="-0.25in" style:auto-text-indent="false"/>
    </style:style>
    <style:style style:name="Index_20_Letter" style:display-name="Index Letter" style:family="paragraph" style:parent-style-name="Standard" style:next-style-name="Index_20_1">
      <style:paragraph-properties fo:margin-top="0.1665in" fo:margin-bottom="0in" loext:contextual-spacing="false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Part_20_Opener_20_Text" style:display-name="Part Opener Text" style:family="paragraph" style:parent-style-name="Standard" style:next-style-name="Standard">
      <style:paragraph-properties fo:margin-top="0.0835in" fo:margin-bottom="0in" loext:contextual-spacing="true" fo:line-height="150%"/>
      <style:text-properties style:font-name="Utopia Black" fo:font-family="'Utopia Black'" style:font-family-generic="roman" style:font-pitch="variable" fo:letter-spacing="-0.0043in" style:font-name-complex="Utopia Black" style:font-family-complex="'Utopia Black'" style:font-family-generic-complex="roman" style:font-pitch-complex="variable"/>
    </style:style>
    <style:style style:name="SB_20_Code_20_First" style:display-name="SB Code First" style:family="paragraph" style:next-style-name="SB_20_Code">
      <style:paragraph-properties fo:margin-left="0.2in" fo:margin-right="0.2in" fo:margin-top="0.1665in" fo:margin-bottom="0in" loext:contextual-spacing="false" fo:orphans="2" fo:widows="2" fo:text-indent="0in" style:auto-text-indent="false"/>
      <style:text-properties style:use-window-font-color="true" style:font-name="TheSansMonoConNormal" fo:font-family="TheSansMonoConNorm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_20_List_20_Last" style:display-name="Num List Last" style:family="paragraph" style:parent-style-name="Standard" style:next-style-name="Body_20_Text">
      <style:paragraph-properties fo:margin-left="0.4in" fo:margin-right="0in" fo:margin-top="0.0835in" fo:margin-bottom="0.1665in" loext:contextual-spacing="false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Num_20_List_20_First" style:display-name="Num List First" style:family="paragraph" style:parent-style-name="Standard" style:next-style-name="Num_20_List">
      <style:paragraph-properties fo:margin-left="0.4in" fo:margin-right="0in" fo:margin-top="0.1665in" fo:margin-bottom="0.0835in" loext:contextual-spacing="false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Part_20_Number" style:display-name="Part Number" style:family="paragraph" style:parent-style-name="Standard" style:next-style-name="Standard">
      <style:paragraph-properties fo:margin-top="0.4165in" fo:margin-bottom="0.1665in" loext:contextual-spacing="true" fo:line-height="100%"/>
      <style:text-properties fo:text-transform="uppercase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14pt"/>
    </style:style>
    <style:style style:name="Part_20_Title" style:display-name="Part Title" style:family="paragraph" style:parent-style-name="Standard" style:next-style-name="Standard">
      <style:paragraph-properties fo:margin-top="0.4165in" fo:margin-bottom="0.8335in" loext:contextual-spacing="true" fo:line-height="100%"/>
      <style:text-properties style:font-name="Arial" fo:font-family="Arial" style:font-family-generic="swiss" style:font-pitch="variable" fo:font-size="32pt" fo:font-weight="bold" style:font-size-asian="32pt" style:font-weight-asian="bold" style:font-name-complex="Arial" style:font-family-complex="Arial" style:font-family-generic-complex="swiss" style:font-pitch-complex="variable" style:font-size-complex="24pt"/>
    </style:style>
    <style:style style:name="Production" style:family="paragraph" style:next-style-name="Body_20_Text">
      <style:paragraph-properties fo:margin-top="0.1665in" fo:margin-bottom="0.1665in" loext:contextual-spacing="false" fo:keep-together="always" fo:orphans="2" fo:widows="2" fo:keep-with-next="always"/>
      <style:text-properties fo:color="#0000ff" style:font-name="Times New Roman" fo:font-family="'Times New Roman'" style:font-family-generic="roman" style:font-pitch="variable" fo:font-size="12pt" fo:language="en" fo:country="US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Quote" style:family="paragraph" style:parent-style-name="Standard" style:next-style-name="Text_20_body">
      <style:paragraph-properties fo:margin-left="0.2992in" fo:margin-right="0.2992in" fo:margin-top="0.25in" fo:margin-bottom="0.1665in" loext:contextual-spacing="true" fo:text-align="justify" style:justify-single-word="false" fo:text-indent="0in" style:auto-text-indent="false"/>
      <style:text-properties style:font-name="Utopia" fo:font-family="Utopia" style:font-family-generic="roman" style:font-pitch="variable" fo:font-size="12pt" fo:font-style="italic" style:font-size-asian="12pt" style:font-style-asian="italic" style:font-name-complex="Utopia" style:font-family-complex="Utopia" style:font-family-generic-complex="roman" style:font-pitch-complex="variable" style:font-style-complex="italic"/>
    </style:style>
    <style:style style:name="Results" style:family="paragraph" style:parent-style-name="Standard">
      <style:paragraph-properties fo:margin-left="0.1in" fo:margin-right="0.1in" fo:margin-top="0.1665in" fo:margin-bottom="0.1665in" loext:contextual-spacing="false" fo:text-indent="0in" style:auto-text-indent="false" fo:padding-left="0in" fo:padding-right="0in" fo:padding-top="0.0693in" fo:padding-bottom="0.0693in" fo:border-left="none" fo:border-right="none" fo:border-top="2.24pt solid #999999" fo:border-bottom="2.24pt solid #999999"/>
      <style:text-properties style:font-name="TheSansMonoConNormal1" fo:font-family="TheSansMonoConNormal" style:font-family-generic="roman" style:font-pitch="variable" fo:font-size="9pt" fo:language="none" fo:country="none" style:font-size-asian="9pt" style:language-asian="none" style:country-asian="none" style:font-name-complex="TheSansMonoConNormal1" style:font-family-complex="TheSansMonoConNormal" style:font-family-generic-complex="roman" style:font-pitch-complex="variable"/>
    </style:style>
    <style:style style:name="Results_20_First" style:display-name="Results First" style:family="paragraph" style:parent-style-name="Code_20_First" style:next-style-name="Results">
      <style:paragraph-properties fo:margin-top="0.1665in" fo:margin-bottom="0in" loext:contextual-spacing="false" fo:padding-left="0in" fo:padding-right="0in" fo:padding-top="0.0693in" fo:padding-bottom="0in" fo:border-left="none" fo:border-right="none" fo:border-top="0.99pt solid #808080" fo:border-bottom="none"/>
    </style:style>
    <style:style style:name="Results_20_Last" style:display-name="Results Last" style:family="paragraph" style:parent-style-name="Code_20_Last" style:next-style-name="Body_20_Text_20_Cont">
      <style:paragraph-properties fo:padding-left="0in" fo:padding-right="0in" fo:padding-top="0in" fo:padding-bottom="0.0693in" fo:border-left="none" fo:border-right="none" fo:border-top="none" fo:border-bottom="0.99pt solid #808080"/>
    </style:style>
    <style:style style:name="Results_20_Single" style:display-name="Results Single" style:family="paragraph" style:parent-style-name="Standard" style:next-style-name="Body_20_Text_20_Cont">
      <style:paragraph-properties fo:margin-left="0in" fo:margin-right="0.1in" fo:margin-top="0.1665in" fo:margin-bottom="0.1665in" loext:contextual-spacing="false" fo:text-indent="0in" style:auto-text-indent="false" fo:padding-left="0in" fo:padding-right="0in" fo:padding-top="0.0693in" fo:padding-bottom="0.0693in" fo:border-left="none" fo:border-right="none" fo:border-top="0.99pt solid #808080" fo:border-bottom="0.99pt solid #808080"/>
      <style:text-properties style:font-name="TheSansMonoConNormal" fo:font-family="TheSansMonoConNormal" style:font-family-generic="swiss" style:font-pitch="variable" fo:font-size="10pt" fo:language="en" fo:country="US" style:font-size-asian="10pt" style:language-asian="en" style:country-asian="US"/>
    </style:style>
    <style:style style:name="SB_20_Body_20_First" style:display-name="SB Body First" style:family="paragraph" style:parent-style-name="Standard" style:next-style-name="SB_20_Body">
      <style:paragraph-properties fo:margin-left="0.2in" fo:margin-right="0.2in" fo:margin-top="0.0835in" fo:margin-bottom="0.0835in" loext:contextual-spacing="false" fo:text-indent="0in" style:auto-text-indent="false"/>
      <style:text-properties style:font-name="Arial Narrow" fo:font-family="'Arial Narrow'" style:font-family-generic="swiss" style:font-pitch="variable" fo:font-size="10pt" style:font-size-asian="10pt"/>
    </style:style>
    <style:style style:name="SB_20_Num_20_List" style:display-name="SB Num List" style:family="paragraph">
      <style:paragraph-properties fo:margin-left="0.5299in" fo:margin-right="0.2in" fo:margin-top="0.1665in" fo:margin-bottom="0.1665in" loext:contextual-spacing="false" fo:orphans="2" fo:widows="2" fo:text-indent="-0.3299in" style:auto-text-indent="false">
        <style:tab-stops>
          <style:tab-stop style:position="-0.3799in"/>
          <style:tab-stop style:position="-0.2in"/>
        </style:tab-stops>
      </style:paragraph-properties>
      <style:text-properties style:use-window-font-color="true" style:font-name="Arial Narrow" fo:font-family="'Arial Narrow'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B_20_Num_20_List_20_First" style:display-name="SB Num List First" style:family="paragraph" style:parent-style-name="SB_20_Num_20_List" style:next-style-name="SB_20_Num_20_List"/>
    <style:style style:name="SB_20_Bullet_20_First" style:display-name="SB Bullet First" style:family="paragraph" style:parent-style-name="SB_20_Num_20_List_20_First" style:next-style-name="SB_20_Bullet">
      <style:paragraph-properties fo:margin-left="0.5299in" fo:margin-right="0in" fo:margin-top="0.1665in" fo:margin-bottom="0.0835in" loext:contextual-spacing="false" fo:text-indent="-0.3in" style:auto-text-indent="false"/>
    </style:style>
    <style:style style:name="SB_20_Bullet" style:display-name="SB Bullet" style:family="paragraph" style:parent-style-name="SB_20_Bullet_20_First">
      <style:paragraph-properties fo:margin-left="0.5in" fo:margin-right="0.2in" fo:margin-top="0.0835in" fo:margin-bottom="0.0835in" loext:contextual-spacing="false" fo:text-indent="-0.3in" style:auto-text-indent="false"/>
    </style:style>
    <style:style style:name="SB_20_Bullet_20_Last" style:display-name="SB Bullet Last" style:family="paragraph" style:parent-style-name="SB_20_Bullet" style:next-style-name="SB_20_Body_20_First">
      <style:paragraph-properties fo:margin-top="0.0835in" fo:margin-bottom="0.1665in" loext:contextual-spacing="false"/>
    </style:style>
    <style:style style:name="SB_20_Head" style:display-name="SB Head" style:family="paragraph" style:next-style-name="SB_20_Body_20_First">
      <loext:graphic-properties draw:fill="solid" draw:fill-color="#c0c0c0" draw:opacity="100%"/>
      <style:paragraph-properties fo:margin-left="0.2in" fo:margin-right="0.2in" fo:margin-top="0.25in" fo:margin-bottom="0.1665in" loext:contextual-spacing="false" fo:text-align="center" style:justify-single-word="false" fo:orphans="2" fo:widows="2" fo:text-indent="0in" style:auto-text-indent="false" fo:background-color="#c0c0c0" fo:padding-left="0.0555in" fo:padding-right="0.0555in" fo:padding-top="0.0138in" fo:padding-bottom="0.0138in" fo:border="0.99pt solid #c0c0c0"/>
      <style:text-properties fo:text-transform="uppercase" style:use-window-font-color="true" style:font-name="Arial" fo:font-family="Arial" style:font-family-generic="swiss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SB_20_Body" style:display-name="SB Body" style:family="paragraph" style:parent-style-name="SB_20_Body_20_First">
      <style:paragraph-properties fo:margin-left="0.2in" fo:margin-right="0.2in" fo:text-indent="0.35in" style:auto-text-indent="false"/>
    </style:style>
    <style:style style:name="SB_20_Num_20_List_20_Last" style:display-name="SB Num List Last" style:family="paragraph" style:parent-style-name="SB_20_Num_20_List" style:next-style-name="SB_20_Body_20_First"/>
    <style:style style:name="SB_20_Subhead" style:display-name="SB Subhead" style:family="paragraph" style:next-style-name="SB_20_Body_20_First">
      <style:paragraph-properties fo:margin-left="0.2in" fo:margin-right="0.2in" fo:margin-top="0.0835in" fo:margin-bottom="0.1665in" loext:contextual-spacing="false" fo:text-align="center" style:justify-single-word="false" fo:orphans="2" fo:widows="2" fo:text-indent="0in" style:auto-text-indent="false"/>
      <style:text-properties fo:color="#808080" style:font-name="Arial" fo:font-family="Arial" style:font-family-generic="swiss" style:font-pitch="variable" fo:font-size="10.5pt" fo:language="en" fo:country="US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0.5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SB_20_Code" style:display-name="SB Code" style:family="paragraph" style:parent-style-name="Standard">
      <style:paragraph-properties fo:margin-left="0.2in" fo:margin-right="0.2in" fo:margin-top="0.0835in" fo:margin-bottom="0.139in" loext:contextual-spacing="true" fo:text-indent="0in" style:auto-text-indent="false"/>
      <style:text-properties style:font-name="TheSansMonoConNormal1" fo:font-family="TheSansMonoConNormal" style:font-family-generic="roman" style:font-pitch="variable" fo:font-size="9pt" fo:language="none" fo:country="none" style:font-size-asian="9pt" style:language-asian="none" style:country-asian="none" style:font-name-complex="TheSansMonoConNormal1" style:font-family-complex="TheSansMonoConNormal" style:font-family-generic-complex="roman" style:font-pitch-complex="variable"/>
    </style:style>
    <style:style style:name="SB_20_Code_20_Single" style:display-name="SB Code Single" style:family="paragraph" style:parent-style-name="SB_20_Code" style:next-style-name="SB_20_Body">
      <style:paragraph-properties fo:margin-top="0.1665in" fo:margin-bottom="0.1665in" loext:contextual-spacing="false"/>
    </style:style>
    <style:style style:name="Table_20_Text" style:display-name="Table Text" style:family="paragraph">
      <style:paragraph-properties fo:margin-top="0.111in" fo:margin-bottom="0.111in" loext:contextual-spacing="true" fo:line-height="150%" fo:orphans="2" fo:widows="2"/>
      <style:text-properties style:use-window-font-color="true" style:font-name="HelveticaNeue Condensed" fo:font-family="'HelveticaNeue Condensed'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HelveticaNeue Condensed" style:font-family-complex="'HelveticaNeue Condensed'" style:font-family-generic-complex="swiss" style:font-pitch-complex="variable" style:font-size-complex="10pt" style:language-complex="ar" style:country-complex="SA"/>
    </style:style>
    <style:style style:name="Table_20_Caption" style:display-name="Table Caption" style:family="paragraph" style:parent-style-name="Figure_20_Caption" style:next-style-name="Standard">
      <style:paragraph-properties fo:margin-top="0.278in" fo:margin-bottom="0.0835in" loext:contextual-spacing="true"/>
    </style:style>
    <style:style style:name="Table_20_Head" style:display-name="Table Head" style:family="paragraph" style:next-style-name="Standard">
      <style:paragraph-properties fo:margin-top="0.0417in" fo:margin-bottom="0.0417in" loext:contextual-spacing="false" fo:line-height="0.1665in" fo:orphans="2" fo:widows="2" fo:keep-with-next="always"/>
      <style:text-properties style:use-window-font-color="true" style:font-name="HelveticaNeue Condensed" fo:font-family="'HelveticaNeue Condensed'" style:font-family-generic="swiss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1pt" style:font-weight-asian="bold" style:font-name-complex="HelveticaNeue Condensed" style:font-family-complex="'HelveticaNeue Condensed'" style:font-family-generic-complex="swiss" style:font-pitch-complex="variable" style:font-size-complex="10pt" style:language-complex="ar" style:country-complex="SA"/>
    </style:style>
    <style:style style:name="Table_20_Footnote" style:display-name="Table Footnote" style:family="paragraph" style:parent-style-name="Standard" style:next-style-name="Standard">
      <style:paragraph-properties fo:margin-top="0.0417in" fo:margin-bottom="0.1665in" loext:contextual-spacing="true"/>
      <style:text-properties style:font-name="Utopia" fo:font-family="Utopia" style:font-family-generic="roman" style:font-pitch="variable" fo:font-size="9pt" fo:font-style="italic" style:font-size-asian="9pt" style:font-style-asian="italic" style:font-name-complex="Utopia" style:font-family-complex="Utopia" style:font-family-generic-complex="roman" style:font-pitch-complex="variable"/>
    </style:style>
    <style:style style:name="Table_20_Subhead" style:display-name="Table Subhead" style:family="paragraph" style:next-style-name="Table_20_Text">
      <style:paragraph-properties fo:margin-top="0.0835in" fo:margin-bottom="0.0835in" loext:contextual-spacing="false" fo:line-height="0.1665in" fo:keep-together="always" fo:orphans="2" fo:widows="2" fo:keep-with-next="always"/>
      <style:text-properties fo:color="#808080" style:font-name="Times New Roman" fo:font-family="'Times New Roman'" style:font-family-generic="roman" style:font-pitch="variable" fo:font-size="10pt" fo:language="en" fo:country="US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Text_20_Last" style:display-name="Table Text Last" style:family="paragraph" style:parent-style-name="Table_20_Text" style:next-style-name="Body_20_Text_20_Cont">
      <style:paragraph-properties fo:margin-top="0in" fo:margin-bottom="0.1665in" loext:contextual-spacing="false" fo:padding-left="0in" fo:padding-right="0in" fo:padding-top="0in" fo:padding-bottom="0.0417in" fo:border-left="none" fo:border-right="none" fo:border-top="none" fo:border-bottom="0.51pt solid #000000"/>
    </style:style>
    <style:style style:name="Unnumbered" style:family="paragraph">
      <style:paragraph-properties fo:margin-left="0.25in" fo:margin-right="0in" fo:margin-top="0.0835in" fo:margin-bottom="0in" loext:contextual-spacing="false" fo:orphans="2" fo:widows="2" fo:text-indent="0in" style:auto-text-indent="false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1.5pt" fo:language="en" fo:country="US" style:font-name-asian="Times New Roman" style:font-family-asian="'Times New Roman'" style:font-family-generic-asian="roman" style:font-pitch-asian="variable" style:font-size-asian="11.5pt" style:font-name-complex="Times New Roman" style:font-family-complex="'Times New Roman'" style:font-family-generic-complex="roman" style:font-pitch-complex="variable" style:font-size-complex="11.5pt" style:language-complex="ar" style:country-complex="SA"/>
    </style:style>
    <style:style style:name="Unnumbered_20_First" style:display-name="Unnumbered First" style:family="paragraph" style:parent-style-name="Unnumbered" style:next-style-name="Unnumbered">
      <style:paragraph-properties fo:margin-top="0.1665in" fo:margin-bottom="0.0835in" loext:contextual-spacing="false"/>
    </style:style>
    <style:style style:name="Unnumbered_20_Last" style:display-name="Unnumbered Last" style:family="paragraph" style:parent-style-name="Unnumbered" style:next-style-name="Body_20_Text_20_Cont">
      <style:paragraph-properties fo:margin-top="0.0835in" fo:margin-bottom="0.1665in" loext:contextual-spacing="false"/>
    </style:style>
    <style:style style:name="Quote_20_Source" style:display-name="Quote Source" style:family="paragraph" style:parent-style-name="Quote" style:next-style-name="Standard">
      <style:paragraph-properties fo:margin-left="0in" fo:margin-right="0in" fo:margin-top="0in" fo:margin-bottom="0.1665in" loext:contextual-spacing="true" fo:text-align="end" style:justify-single-word="false" fo:text-indent="0in" style:auto-text-indent="false"/>
      <style:text-properties fo:font-style="normal" style:font-style-asian="normal"/>
    </style:style>
    <style:style style:name="SB_20_Sub_20_List" style:display-name="SB Sub List" style:family="paragraph" style:parent-style-name="SB_20_Bullet">
      <style:paragraph-properties fo:margin-left="0.8in" fo:margin-right="0.2in" fo:text-indent="-0.4in" style:auto-text-indent="false">
        <style:tab-stops>
          <style:tab-stop style:position="-0.4701in"/>
          <style:tab-stop style:position="-0.2701in"/>
        </style:tab-stops>
      </style:paragraph-properties>
    </style:style>
    <style:style style:name="SB_20_Code_20_Last" style:display-name="SB Code Last" style:family="paragraph" style:parent-style-name="SB_20_Code" style:next-style-name="SB_20_Body_20_First">
      <style:paragraph-properties fo:margin-top="0in" fo:margin-bottom="0.1665in" loext:contextual-spacing="false"/>
    </style:style>
    <style:style style:name="Exercise_20_Head" style:display-name="Exercise Head" style:family="paragraph" style:parent-style-name="Standard" style:next-style-name="Standard">
      <style:paragraph-properties fo:margin-left="0.1in" fo:margin-right="0.1in" fo:margin-top="0.25in" fo:margin-bottom="0.1665in" loext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333333" fo:keep-with-next="always"/>
      <style:text-properties fo:text-transform="uppercase" style:font-name="HelveticaNeue Condensed" fo:font-family="'HelveticaNeue Condensed'" style:font-family-generic="swiss" style:font-pitch="variable" fo:font-size="12pt" fo:font-weight="bold" style:font-size-asian="12pt" style:font-weight-asian="bold" style:font-name-complex="HelveticaNeue Condensed" style:font-family-complex="'HelveticaNeue Condensed'" style:font-family-generic-complex="swiss" style:font-pitch-complex="variable"/>
    </style:style>
    <style:style style:name="Exercise_20_Body" style:display-name="Exercise Body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Exercise_20_Body_20_Last" style:display-name="Exercise Body Last" style:family="paragraph" style:parent-style-name="SB_20_Body_20_First" style:next-style-name="Body_20_Text_20_Cont">
      <style:paragraph-properties fo:margin-left="0in" fo:margin-right="0in" fo:margin-top="0.0835in" fo:margin-bottom="0.1665in" loext:contextual-spacing="false" fo:text-indent="0in" style:auto-text-indent="false" fo:padding-left="0in" fo:padding-right="0in" fo:padding-top="0in" fo:padding-bottom="0.1665in" fo:border-left="none" fo:border-right="none" fo:border-top="none" fo:border-bottom="0.99pt solid #000000"/>
    </style:style>
    <style:style style:name="Glossary_20_Head" style:display-name="Glossary Head" style:family="paragraph" style:parent-style-name="Standard" style:next-style-name="Glossary_20_Text">
      <style:paragraph-properties fo:margin-top="0.0835in" fo:margin-bottom="0in" loext:contextual-spacing="false"/>
      <style:text-properties style:font-name="Arial" fo:font-family="Arial" style:font-family-generic="swiss" style:font-pitch="variable" fo:font-weight="bold" style:font-weight-asian="bold" style:font-size-complex="12pt"/>
    </style:style>
    <style:style style:name="Glossary_20_Text" style:display-name="Glossary Text" style:family="paragraph" style:parent-style-name="Standard">
      <style:paragraph-properties fo:margin-left="0.25in" fo:margin-right="0in" fo:margin-top="0.0417in" fo:margin-bottom="0.1665in" loext:contextual-spacing="false" fo:text-indent="0in" style:auto-text-indent="false"/>
      <style:text-properties fo:font-size="11.5pt" style:font-size-asian="11.5pt"/>
    </style:style>
    <style:style style:name="FM_20_Title" style:display-name="FM Title" style:family="paragraph" style:parent-style-name="Standard" style:next-style-name="FM_20_Subtitle">
      <style:paragraph-properties fo:text-align="center" style:justify-single-word="false"/>
      <style:text-properties style:font-name="Trebuchet MS" fo:font-family="'Trebuchet MS'" style:font-family-generic="swiss" style:font-pitch="variable" fo:font-size="24pt" style:font-size-asian="24pt"/>
    </style:style>
    <style:style style:name="FM_20_Subtitle" style:display-name="FM Subtitle" style:family="paragraph" style:parent-style-name="Standard" style:default-outline-level="1" style:list-style-name="">
      <style:paragraph-properties fo:margin-top="0in" fo:margin-bottom="0.0835in" loext:contextual-spacing="false" fo:line-height="100%" fo:text-align="center" style:justify-single-word="false"/>
      <style:text-properties fo:color="#808080" style:font-name="HelveticaNeue MediumCond" fo:font-family="'HelveticaNeue MediumCond'" style:font-family-generic="swiss" style:font-pitch="variable" fo:font-size="24pt" style:font-size-asian="24pt" style:font-name-complex="HelveticaNeue MediumCond" style:font-family-complex="'HelveticaNeue MediumCond'" style:font-family-generic-complex="swiss" style:font-pitch-complex="variable"/>
    </style:style>
    <style:style style:name="FM_20_Author" style:display-name="FM Author" style:family="paragraph" style:parent-style-name="Standard">
      <style:paragraph-properties fo:margin-top="0.25in" fo:margin-bottom="0.0835in" loext:contextual-spacing="false" fo:text-align="center" style:justify-single-word="false"/>
      <style:text-properties fo:text-transform="uppercase" style:font-name="Arial" fo:font-family="Arial" style:font-family-generic="swiss" style:font-pitch="variable" fo:font-size="11pt" fo:font-weight="bold" style:font-size-asian="11pt" style:font-weight-asian="bold" style:font-size-complex="12pt"/>
    </style:style>
    <style:style style:name="FM_20_Copyright" style:display-name="FM Copyright" style:family="paragraph">
      <style:paragraph-properties fo:margin-top="0.0835in" fo:margin-bottom="0.0835in" loext:contextual-spacing="false" fo:orphans="2" fo:widows="2"/>
      <style:text-properties style:use-window-font-color="true" style:font-name="Times New Roman" fo:font-family="'Times New Roman'" style:font-family-generic="roman" style:font-pitch="variable" fo:font-size="10.5pt" fo:language="en" fo:country="US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M_20_Copyright_20_Credits" style:display-name="FM Copyright Credits" style:family="paragraph" style:parent-style-name="Standard">
      <style:paragraph-properties fo:margin-left="0.45in" fo:margin-right="0in" fo:margin-top="0.1665in" fo:margin-bottom="0in" loext:contextual-spacing="true" fo:text-indent="-0.2in" style:auto-text-indent="false"/>
      <style:text-properties style:font-name="Utopia" fo:font-family="Utopia" style:font-family-generic="roman" style:font-pitch="variable" fo:font-size="9pt" style:font-size-asian="9pt" style:font-name-complex="Utopia" style:font-family-complex="Utopia" style:font-family-generic-complex="roman" style:font-pitch-complex="variable"/>
    </style:style>
    <style:style style:name="FM_20_Dedication" style:display-name="FM Dedication" style:family="paragraph" style:parent-style-name="Standard">
      <style:paragraph-properties fo:margin-top="0.4165in" fo:margin-bottom="0.4165in" loext:contextual-spacing="false" fo:line-height="100%" fo:text-align="center" style:justify-single-word="false"/>
      <style:text-properties style:font-name="Utopia" fo:font-family="Utopia" style:font-family-generic="roman" style:font-pitch="variable" fo:font-size="10pt" fo:font-style="italic" style:font-size-asian="10pt" style:font-style-asian="italic" style:font-name-complex="Utopia" style:font-family-complex="Utopia" style:font-family-generic-complex="roman" style:font-pitch-complex="variable"/>
    </style:style>
    <style:style style:name="FM_20_Head" style:display-name="FM Head" style:family="paragraph" style:parent-style-name="Standard" style:next-style-name="Standard">
      <style:paragraph-properties fo:margin-top="0.6665in" fo:margin-bottom="0.8335in" loext:contextual-spacing="true" fo:line-height="100%"/>
      <style:text-properties style:font-name="Arial Narrow" fo:font-family="'Arial Narrow'" style:font-family-generic="swiss" style:font-pitch="variable" fo:font-size="30pt" fo:letter-spacing="-0.0138in" fo:font-weight="bold" style:font-size-asian="30pt" style:font-weight-asian="bold" style:font-name-complex="Arial Narrow" style:font-family-complex="'Arial Narrow'" style:font-family-generic-complex="swiss" style:font-pitch-complex="variable" style:font-size-complex="24pt"/>
    </style:style>
    <style:style style:name="FM_20_Copyright_20_Credits_20_Last" style:display-name="FM Copyright Credits Last" style:family="paragraph" style:parent-style-name="FM_20_Copyright_20_Credits" style:next-style-name="Standard">
      <style:paragraph-properties fo:margin-top="0in" fo:margin-bottom="0.1665in" loext:contextual-spacing="true"/>
    </style:style>
    <style:style style:name="Code_20_Single" style:display-name="Code Single" style:family="paragraph" style:parent-style-name="Standard" style:next-style-name="Body_20_Text_20_Cont">
      <style:paragraph-properties fo:margin-left="0in" fo:margin-right="0.1in" fo:margin-top="0.0835in" fo:margin-bottom="0.0835in" loext:contextual-spacing="false" fo:line-height="0.1665in" fo:text-indent="0in" style:auto-text-indent="false"/>
      <style:text-properties style:font-name="TheSansMonoConNormal" fo:font-family="TheSansMonoConNormal" style:font-family-generic="swiss" style:font-pitch="variable" fo:font-size="10pt" fo:language="en" fo:country="US" style:font-size-asian="10pt" style:language-asian="en" style:country-asian="US"/>
    </style:style>
    <style:style style:name="Query" style:family="paragraph" style:parent-style-name="Production" style:next-style-name="Body_20_Text">
      <style:text-properties fo:color="#ff0000"/>
    </style:style>
    <style:style style:name="Document_20_Map" style:display-name="Document Map" style:family="paragraph" style:parent-style-name="Standard">
      <loext:graphic-properties draw:fill="solid" draw:fill-color="#000080"/>
      <style:paragraph-properties fo:margin-left="0in" fo:margin-right="0in" fo:text-indent="0in" style:auto-text-indent="false"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igure" style:family="paragraph" style:next-style-name="Standard" style:class="extra">
      <style:paragraph-properties fo:margin-top="0.1665in" fo:margin-bottom="0.1665in" loext:contextual-spacing="false" fo:text-align="center" style:justify-single-word="false" fo:orphans="2" fo:widows="2"/>
      <style:text-properties style:use-window-font-color="true" style:font-name="Arial" fo:font-family="Arial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EndOfChapter" style:family="paragraph" style:parent-style-name="Text_20_body"/>
    <style:style style:name="Footnote_20_Text" style:display-name="Footnote Text" style:family="paragraph" style:parent-style-name="Standard">
      <style:text-properties style:font-name="Utopia" fo:font-family="Utopia" style:font-family-generic="roman" style:font-pitch="variable" fo:font-size="10pt" style:font-size-asian="10pt" style:font-name-complex="Utopia" style:font-family-complex="Utopia" style:font-family-generic-complex="roman" style:font-pitch-complex="variable"/>
    </style:style>
    <style:style style:name="Body_20_Text" style:display-name="Body Text" style:family="paragraph" style:parent-style-name="Text_20_body">
      <style:text-properties fo:font-size="11.5pt" style:font-size-asian="11.5pt"/>
    </style:style>
    <style:style style:name="Answer" style:family="paragraph" style:parent-style-name="Body_20_Text_20_First">
      <style:paragraph-properties fo:padding="0in" fo:border-left="none" fo:border-right="none" fo:border-top="none" fo:border-bottom="0.06pt solid #000000" style:shadow="none" style:join-border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HelveticaNeue Condensed" fo:font-family="'HelveticaNeue Condensed'" style:font-family-generic="swiss" style:font-pitch="variable" fo:font-weight="bold" style:font-name-asian="PMingLiU" style:font-family-asian="PMingLiU, 新細明體" style:font-family-generic-asian="roman" style:font-pitch-asian="variable" style:font-weight-asian="bold" style:font-name-complex="HelveticaNeue Condensed" style:font-family-complex="'HelveticaNeue Condensed'" style:font-family-generic-complex="swiss" style:font-pitch-complex="variable" style:font-weight-complex="bold"/>
    </style:style>
    <style:style style:name="FM_20_Copyright_20_Title" style:display-name="FM Copyright Title" style:family="paragraph" style:parent-style-name="Standard">
      <style:paragraph-properties fo:margin-top="0.0693in" fo:margin-bottom="0.0693in" loext:contextual-spacing="false" fo:line-height="100%" fo:text-align="justify" style:justify-single-word="false"/>
      <style:text-properties style:font-name="Utopia Bold" fo:font-family="'Utopia Bold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10pt"/>
    </style:style>
    <style:style style:name="Part_20_Text" style:display-name="Part Text" style:family="paragraph" style:parent-style-name="Standard" style:next-style-name="Standard">
      <style:paragraph-properties fo:margin-top="0in" fo:margin-bottom="0in" loext:contextual-spacing="true" fo:line-height="100%"/>
      <style:text-properties style:font-name="Book Antiqua" fo:font-family="'Book Antiqua'" style:font-family-generic="roman" style:font-pitch="variable" fo:letter-spacing="-0.0043in" style:font-name-complex="Book Antiqua" style:font-family-complex="'Book Antiqua'" style:font-family-generic-complex="roman" style:font-pitch-complex="variable"/>
    </style:style>
    <style:style style:name="Exercise_20_Num_20_List" style:display-name="Exercise Num List" style:family="paragraph" style:parent-style-name="Exercise_20_Body">
      <style:paragraph-properties fo:margin-left="0.2in" fo:margin-right="0.5909in" fo:margin-top="0.0835in" fo:margin-bottom="0.0835in" loext:contextual-spacing="false" fo:text-indent="0in" style:auto-text-indent="false"/>
    </style:style>
    <style:style style:name="Exercise_20_Bullet" style:display-name="Exercise Bullet" style:family="paragraph" style:parent-style-name="Standard">
      <style:paragraph-properties fo:margin-left="0.9846in" fo:margin-right="0.5909in" fo:margin-top="0.0835in" fo:margin-bottom="0.0835in" loext:contextual-spacing="false" fo:text-indent="-0.3937in" style:auto-text-indent="false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Unnumbered_20_List" style:display-name="Unnumbered List" style:family="paragraph" style:parent-style-name="Num_20_List" style:list-style-name="">
      <style:paragraph-properties fo:margin-left="0.6in" fo:margin-right="0in" fo:text-indent="0in" style:auto-text-indent="false"/>
    </style:style>
    <style:style style:name="Book_20_Title1" style:display-name="Book Title1" style:family="paragraph" style:parent-style-name="Standard">
      <style:paragraph-properties fo:margin-top="0.4165in" fo:margin-bottom="0.1665in" loext:contextual-spacing="false"/>
      <style:text-properties style:font-name="HelveticaNeue MediumExt" fo:font-family="'HelveticaNeue MediumExt'" style:font-family-generic="swiss" style:font-pitch="variable" fo:font-size="40pt" style:font-size-asian="40pt" style:font-name-complex="HelveticaNeue MediumExt" style:font-family-complex="'HelveticaNeue MediumExt'" style:font-family-generic-complex="swiss" style:font-pitch-complex="variable"/>
    </style:style>
    <style:style style:name="Book_20_Subtitle" style:display-name="Book Subtitle" style:family="paragraph" style:parent-style-name="Book_20_Title1">
      <style:paragraph-properties fo:margin-top="0.0835in" fo:margin-bottom="0.1665in" loext:contextual-spacing="false"/>
      <style:text-properties style:font-name="HelveticaNeue Condensed" fo:font-family="'HelveticaNeue Condensed'" style:font-family-generic="swiss" style:font-pitch="variable" fo:font-size="30pt" style:font-size-asian="30pt" style:font-name-complex="HelveticaNeue Condensed" style:font-family-complex="'HelveticaNeue Condensed'" style:font-family-generic-complex="swiss" style:font-pitch-complex="variable"/>
    </style:style>
    <style:style style:name="FM_20_Text" style:display-name="FM Text" style:family="paragraph" style:parent-style-name="Standard">
      <style:paragraph-properties fo:margin-top="0in" fo:margin-bottom="0.139in" loext:contextual-spacing="true"/>
      <style:text-properties style:font-name="Utopia" fo:font-family="Utopia" style:font-family-generic="roman" style:font-pitch="variable" fo:font-size="9pt" style:font-size-asian="9pt" style:font-name-complex="Utopia" style:font-family-complex="Utopia" style:font-family-generic-complex="roman" style:font-pitch-complex="variable"/>
    </style:style>
    <style:style style:name="FM_20_Text_20_Cont" style:display-name="FM Text Cont" style:family="paragraph" style:parent-style-name="FM_20_Text">
      <style:paragraph-properties fo:margin-left="0in" fo:margin-right="0in" fo:text-indent="0.4in" style:auto-text-indent="false"/>
    </style:style>
    <style:style style:name="Exercise_20_Code" style:display-name="Exercise Code" style:family="paragraph" style:parent-style-name="Standard">
      <style:paragraph-properties fo:margin-left="0.2in" fo:margin-right="0.2in" fo:margin-top="0.0835in" fo:margin-bottom="0.139in" loext:contextual-spacing="true" fo:text-indent="0in" style:auto-text-indent="false"/>
      <style:text-properties style:font-name="TheSansMonoConNormal1" fo:font-family="TheSansMonoConNormal" style:font-family-generic="roman" style:font-pitch="variable" fo:font-size="10pt" fo:language="none" fo:country="none" style:font-size-asian="10pt" style:language-asian="none" style:country-asian="none" style:font-name-complex="TheSansMonoConNormal1" style:font-family-complex="TheSansMonoConNormal" style:font-family-generic-complex="roman" style:font-pitch-complex="variable"/>
    </style:style>
    <style:style style:name="Exercise_20_Subhead" style:display-name="Exercise Subhead" style:family="paragraph" style:parent-style-name="Standard">
      <style:paragraph-properties fo:margin-left="0.2in" fo:margin-right="0.2in" fo:margin-top="0.0835in" fo:margin-bottom="0.1665in" loext:contextual-spacing="true" fo:text-align="center" style:justify-single-word="false" fo:text-indent="0in" style:auto-text-indent="false"/>
      <style:text-properties style:font-name="Arial" fo:font-family="Arial" style:font-family-generic="swiss" style:font-pitch="variable" fo:font-size="10.5pt" style:text-underline-style="solid" style:text-underline-width="auto" style:text-underline-color="font-color" fo:font-weight="bold" style:font-size-asian="10.5pt" style:font-weight-asian="bold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margin-top="0.25in" fo:margin-bottom="0.1665in" loext:contextual-spacing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/>
    </style:style>
    <style:style style:name="Dingbat" style:family="paragraph" style:parent-style-name="Note_2f_Tip_2f_Caution">
      <style:text-properties fo:color="#bfbfbf" style:font-name="ZapfDingbats1" fo:font-family="ZapfDingbats" style:font-family-generic="decorative" style:font-pitch="variable" style:font-name-complex="ZapfDingbats1" style:font-family-complex="ZapfDingbats" style:font-family-generic-complex="decorative" style:font-pitch-complex="variable" style:font-size-complex="12pt"/>
    </style:style>
    <style:style style:name="Side_20_Bar_20_Subhead" style:display-name="Side Bar Subhead" style:family="paragraph" style:parent-style-name="Standard">
      <style:paragraph-properties fo:margin-left="0.2in" fo:margin-right="0.2in" fo:margin-top="0.0835in" fo:margin-bottom="0.1665in" loext:contextual-spacing="true" fo:text-align="center" style:justify-single-word="false" fo:text-indent="0in" style:auto-text-indent="false"/>
      <style:text-properties fo:color="#808080" style:font-name="Arial" fo:font-family="Arial" style:font-family-generic="swiss" style:font-pitch="variable" fo:font-size="10.5pt" style:text-underline-style="solid" style:text-underline-width="auto" style:text-underline-color="font-color" fo:font-weight="bold" style:font-size-asian="10.5pt" style:font-weight-asian="bold" style:font-name-complex="Arial" style:font-family-complex="Arial" style:font-family-generic-complex="swiss" style:font-pitch-complex="variable"/>
    </style:style>
    <style:style style:name="Side_20_Bar_20_Body" style:display-name="Side Bar Body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Exercise_20_Last" style:display-name="Exercise Last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Side_20_Bar_20_Last" style:display-name="Side Bar Last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Bullet" style:display-name="Side Bar Bullet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Exercise_20_Num" style:display-name="Exercise Num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Num" style:display-name="Side Bar Num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Head" style:display-name="Side Bar Head" style:family="paragraph" style:parent-style-name="Standard" style:next-style-name="Standard">
      <style:paragraph-properties fo:margin-left="0.1in" fo:margin-right="0.1in" fo:margin-top="0.25in" fo:margin-bottom="0.1665in" loext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333333" fo:keep-with-next="always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Footer_20_Text" style:display-name="Footer Text" style:family="paragraph">
      <style:paragraph-properties fo:margin-top="0.1665in" fo:margin-bottom="0.3335in" loext:contextual-spacing="false" fo:line-height="115%" fo:orphans="2" fo:widows="2">
        <style:tab-stops>
          <style:tab-stop style:position="3.25in" style:type="center"/>
          <style:tab-stop style:position="6.5in" style:type="right"/>
        </style:tab-stops>
      </style:paragraph-properties>
      <style:text-properties style:use-window-font-color="true" style:font-name="Utopia" fo:font-family="Utopia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Utopia" style:font-family-complex="Utopia" style:font-family-generic-complex="roman" style:font-pitch-complex="variable" style:font-size-complex="10pt" style:language-complex="ar" style:country-complex="SA"/>
    </style:style>
    <style:style style:name="FM_20_Book_20_Title" style:display-name="FM Book Title" style:family="paragraph" style:parent-style-name="Chapter_20_Title">
      <style:text-properties style:font-name="HelveticaNeue MediumCond1" fo:font-family="'HelveticaNeue MediumCond', 'Arial Unicode MS'" style:font-family-generic="swiss" style:font-pitch="variable" fo:letter-spacing="-0.0138in" fo:font-weight="normal" style:font-weight-asian="normal" style:font-name-complex="HelveticaNeue MediumCond1" style:font-family-complex="'HelveticaNeue MediumCond', 'Arial Unicode MS'" style:font-family-generic-complex="swiss" style:font-pitch-complex="variable"/>
    </style:style>
    <style:style style:name="FM_20_Edition" style:display-name="FM Edition" style:family="paragraph" style:parent-style-name="Standard" style:default-outline-level="1" style:list-style-name="">
      <style:paragraph-properties fo:margin-top="0.0835in" fo:margin-bottom="0.139in" loext:contextual-spacing="false" fo:line-height="100%" fo:text-align="center" style:justify-single-word="false"/>
      <style:text-properties fo:color="#808080" style:font-name="HelveticaNeue MediumCond" fo:font-family="'HelveticaNeue MediumCond'" style:font-family-generic="swiss" style:font-pitch="variable" fo:font-size="24pt" style:font-size-asian="24pt" style:font-name-complex="HelveticaNeue MediumCond" style:font-family-complex="'HelveticaNeue MediumCond'" style:font-family-generic-complex="swiss" style:font-pitch-complex="variable"/>
    </style:style>
    <style:style style:name="ToC_20_2" style:display-name="ToC 2" style:family="paragraph" style:parent-style-name="Standard" style:next-style-name="Standard">
      <style:paragraph-properties fo:margin-left="0.1701in" fo:margin-right="0in" fo:margin-top="0.1665in" fo:margin-bottom="0.139in" loext:contextual-spacing="false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1" fo:font-family="'HelveticaNeue MediumCond', 'Arial Unicode MS'" style:font-family-generic="swiss" style:font-pitch="variable" fo:language="en" fo:country="US" fo:font-weight="bold" style:font-weight-asian="bold" style:font-name-complex="HelveticaNeue MediumCond1" style:font-family-complex="'HelveticaNeue MediumCond', 'Arial Unicode MS'" style:font-family-generic-complex="swiss" style:font-pitch-complex="variable"/>
    </style:style>
    <style:style style:name="ToC_20_3" style:display-name="ToC 3" style:family="paragraph" style:parent-style-name="Standard" style:next-style-name="Standard">
      <style:paragraph-properties fo:margin-left="0.3299in" fo:margin-right="0in" fo:margin-top="0in" fo:margin-bottom="0.0661in" loext:contextual-spacing="false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1" fo:font-family="'HelveticaNeue MediumCond', 'Arial Unicode MS'" style:font-family-generic="swiss" style:font-pitch="variable" style:font-name-complex="HelveticaNeue MediumCond1" style:font-family-complex="'HelveticaNeue MediumCond', 'Arial Unicode MS'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Header" style:family="paragraph" style:parent-style-name="Standard" style:class="extra">
      <style:paragraph-properties fo:margin-top="0in" fo:margin-bottom="0.25in" loext:contextual-spacing="false" fo:line-height="100%"/>
      <style:text-properties style:font-name="HelveticaNeue Condensed" fo:font-family="'HelveticaNeue Condensed'" style:font-family-generic="swiss" style:font-pitch="variable" fo:font-size="14pt" fo:font-weight="bold" style:font-size-asian="14pt" style:font-weight-asian="bold" style:font-name-complex="HelveticaNeue Condensed" style:font-family-complex="'HelveticaNeue Condensed'" style:font-family-generic-complex="swiss" style:font-pitch-complex="variable"/>
    </style:style>
    <style:style style:name="Comment_20_Text" style:display-name="Comment Text" style:family="paragraph" style:parent-style-name="Standard">
      <style:text-properties style:font-name="Times" fo:font-family="Times" style:font-family-generic="roman" style:font-pitch="variable" fo:font-size="10pt" style:font-size-asian="10pt" style:font-name-complex="Times" style:font-family-complex="Times" style:font-family-generic-complex="roman" style:font-pitch-complex="variable"/>
    </style:style>
    <style:style style:name="Comment_20_Subject" style:display-name="Comment Subject" style:family="paragraph" style:parent-style-name="Comment_20_Text" style:next-style-name="Comment_20_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 style:font-size-complex="10pt" style:font-weight-complex="bold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4" style:display-name="Index 4" style:family="paragraph" style:parent-style-name="Standard" style:next-style-name="Standard">
      <style:paragraph-properties fo:margin-left="0.611in" fo:margin-right="0in" fo:text-indent="-0.1528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 style:font-size-complex="12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OC_20_21" style:display-name="TOC 21" style:family="paragraph" style:parent-style-name="Standard" style:next-style-name="Standard">
      <style:paragraph-properties fo:margin-left="0.1701in" fo:margin-right="0in" fo:margin-top="0.1665in" fo:margin-bottom="0.139in" loext:contextual-spacing="false" fo:text-indent="0in" style:auto-text-indent="false"/>
      <style:text-properties style:font-name="HelveticaNeue MediumCond" fo:font-family="'HelveticaNeue MediumCond'" style:font-family-generic="swiss" style:font-pitch="variable" fo:language="none" fo:country="none" fo:font-weight="bold" style:language-asian="none" style:country-asian="none" style:font-weight-asian="bold" style:font-name-complex="HelveticaNeue MediumCond" style:font-family-complex="'HelveticaNeue MediumCond'" style:font-family-generic-complex="swiss" style:font-pitch-complex="variable"/>
    </style:style>
    <style:style style:name="TOC_20_31" style:display-name="TOC 31" style:family="paragraph" style:parent-style-name="Standard" style:next-style-name="Standard">
      <style:paragraph-properties fo:margin-left="0.3299in" fo:margin-right="0in" fo:margin-top="0in" fo:margin-bottom="0.0835in" loext:contextual-spacing="true" fo:line-height="100%" fo:text-indent="0in" style:auto-text-indent="false"/>
      <style:text-properties style:font-name="HelveticaNeue MediumCond" fo:font-family="'HelveticaNeue MediumCond'" style:font-family-generic="swiss" style:font-pitch="variable" style:font-name-complex="HelveticaNeue MediumCond" style:font-family-complex="'HelveticaNeue MediumCond'" style:font-family-generic-complex="swiss" style:font-pitch-complex="variable"/>
    </style:style>
    <style:style style:name="Side_20_Bar_20_Code" style:display-name="Side Bar Code" style:family="paragraph" style:parent-style-name="Standard">
      <style:paragraph-properties fo:margin-left="0.2in" fo:margin-right="0.2in" fo:margin-top="0.25in" fo:margin-bottom="0.1665in" loext:contextual-spacing="tru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FM_20_Subtitle_20_1" style:display-name="FM Subtitle 1" style:family="paragraph" style:parent-style-name="Standard">
      <style:paragraph-properties fo:margin-top="0.0835in" fo:margin-bottom="0.1665in" loext:contextual-spacing="false"/>
      <style:text-properties style:font-name="HelveticaNeue Condensed" fo:font-family="'HelveticaNeue Condensed'" style:font-family-generic="swiss" style:font-pitch="variable" fo:font-size="30pt" style:font-size-asian="30pt" style:font-name-complex="HelveticaNeue Condensed" style:font-family-complex="'HelveticaNeue Condensed'" style:font-family-generic-complex="swiss" style:font-pitch-complex="variable"/>
    </style:style>
    <style:style style:name="Revision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_20_WHITE" style:display-name="Header WHITE" style:family="paragraph" style:parent-style-name="Header">
      <style:text-properties fo:color="#ffffff" style:font-name-asian="PMingLiU" style:font-family-asian="PMingLiU, 新細明體" style:font-family-generic-asian="roman" style:font-pitch-asian="variable"/>
    </style:style>
    <style:style style:name="Contents_20_2" style:display-name="Contents 2" style:family="paragraph" style:parent-style-name="Standard" style:next-style-name="Standard" style:class="index">
      <style:paragraph-properties fo:margin-left="0.1701in" fo:margin-right="0in" fo:margin-top="0in" fo:margin-bottom="0in" loext:contextual-spacing="false" fo:line-height="100%" fo:text-indent="0in" style:auto-text-indent="false"/>
      <style:text-properties style:font-name="HelveticaNeue MediumCond" fo:font-family="'HelveticaNeue MediumCond'" style:font-family-generic="swiss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loext:contextual-spacing="false"/>
    </style:style>
    <style:style style:name="ToC_20_Part" style:display-name="ToC Part" style:family="paragraph" style:parent-style-name="Contents_20_1">
      <style:paragraph-properties fo:margin-top="0.0835in" fo:margin-bottom="0in" loext:contextual-spacing="false" fo:line-height="100%"/>
      <style:text-properties style:font-name="HelveticaNeue MediumCond" fo:font-family="'HelveticaNeue MediumCond'" style:font-family-generic="swiss" style:font-pitch="variable" fo:font-size="13pt" fo:font-weight="bold" style:font-size-asian="13pt" style:font-weight-asian="bold" style:font-name-complex="HelveticaNeue MediumCond" style:font-family-complex="'HelveticaNeue MediumCond'" style:font-family-generic-complex="swiss" style:font-pitch-complex="variable" style:font-weight-complex="bold"/>
    </style:style>
    <style:style style:name="Part_20_Text_20_Cont." style:display-name="Part Text Cont." style:family="paragraph" style:parent-style-name="Standard">
      <style:paragraph-properties fo:margin-left="0in" fo:margin-right="0in" fo:margin-top="0in" fo:margin-bottom="0in" loext:contextual-spacing="true" fo:line-height="100%" fo:text-indent="0.5in" style:auto-text-indent="false"/>
      <style:text-properties style:font-name="Utopia" fo:font-family="Utopia" style:font-family-generic="roman" style:font-pitch="variable" fo:font-size="10pt" fo:letter-spacing="-0.0043in" style:font-size-asian="10pt" style:font-name-complex="Utopia" style:font-family-complex="Utopia" style:font-family-generic-complex="roman" style:font-pitch-complex="variable"/>
    </style:style>
    <style:style style:name="Block_20_Text" style:display-name="Block Text" style:family="paragraph" style:parent-style-name="Body_20_Text_20_First">
      <style:paragraph-properties fo:margin-left="0.8in" fo:margin-right="0.8in" fo:text-indent="0in" style:auto-text-indent="false"/>
      <style:text-properties style:font-name-asian="Times New Roman" style:font-family-asian="'Times New Roman'" style:font-family-generic-asian="roman" style:font-pitch-asian="variable" style:font-style-complex="italic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4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z0" style:family="text">
      <style:text-properties style:font-name="CommonBullets" fo:font-family="CommonBullets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St4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St6z0" style:family="text">
      <style:text-properties style:font-name="CommonBullets" fo:font-family="CommonBullets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St8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St9z0" style:family="text">
      <style:text-properties style:font-name="Wingdings" fo:font-family="Wingdings" style:font-pitch="variable" style:font-charset="x-symbol" fo:font-size="8pt" style:font-size-asian="8pt"/>
    </style:style>
    <style:style style:name="Default_20_Paragraph_20_Font" style:display-name="Default Paragraph Font" style:family="text"/>
    <style:style style:name="Code_20_Inline" style:display-name="Code Inline" style:family="text">
      <style:text-properties fo:color="#000000" style:font-name="TheSansMonoConNormal1" fo:font-family="TheSansMonoConNormal" style:font-family-generic="roman" style:font-pitch="variable" fo:font-size="11pt" fo:background-color="transparent" style:font-size-asian="11pt" style:font-name-complex="TheSansMonoConNormal1" style:font-family-complex="TheSansMonoConNormal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/>
    <style:style style:name="WW8Num9z0" style:family="text"/>
    <style:style style:name="WW8Num11z0" style:family="text"/>
    <style:style style:name="WW8Num1zfalse" style:family="text"/>
    <style:style style:name="WW8Num1ztrue" style:family="text"/>
    <style:style style:name="WW8Num4zfalse" style:family="text"/>
    <style:style style:name="WW8Num6zfalse" style:family="text"/>
    <style:style style:name="WW8Num7zfalse" style:family="text"/>
    <style:style style:name="WW8Num8zfalse" style:family="text"/>
    <style:style style:name="WW8Num9zfalse" style:family="text"/>
    <style:style style:name="WW-Default_20_Paragraph_20_Font" style:display-name="WW-Default Paragraph Font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true" style:family="text"/>
    <style:style style:name="WW8Num5zfalse" style:family="text"/>
    <style:style style:name="WW8Num5ztrue" style:family="text"/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true" style:family="text"/>
    <style:style style:name="WW8Num8ztrue" style:family="text"/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false" style:family="text"/>
    <style:style style:name="WW8Num10ztrue" style:family="text"/>
    <style:style style:name="WW8Num11z1" style:family="text"/>
    <style:style style:name="WW8Num11z2" style:family="text"/>
    <style:style style:name="WW-Default_20_Paragraph_20_Font1" style:display-name="WW-Default Paragraph Font1" style:family="text"/>
    <style:style style:name="Heading_20_1_20_Char" style:display-name="Heading 1 Char" style:family="text">
      <style:text-properties style:font-name="HelveticaNeue Condensed" fo:font-family="'HelveticaNeue Condensed'" style:font-family-generic="swiss" style:font-pitch="variable" fo:font-size="20pt" fo:language="en" fo:country="GB" fo:font-weight="bold" style:font-name-asian="Calibri" style:font-family-asian="Calibri" style:font-family-generic-asian="swiss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8pt"/>
    </style:style>
    <style:style style:name="Heading_20_2_20_Char" style:display-name="Heading 2 Char" style:family="text">
      <style:text-properties style:font-name="HelveticaNeue Condensed" fo:font-family="'HelveticaNeue Condensed'" style:font-family-generic="swiss" style:font-pitch="variable" fo:font-size="18pt" fo:language="en" fo:country="GB" fo:font-weight="bold" style:font-name-asian="Calibri" style:font-family-asian="Calibri" style:font-family-generic-asian="swiss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Heading_20_3_20_Char" style:display-name="Heading 3 Char" style:family="text">
      <style:text-properties style:font-name="HelveticaNeue Condensed" fo:font-family="'HelveticaNeue Condensed'" style:font-family-generic="swiss" style:font-pitch="variable" fo:font-size="16pt" fo:language="en" fo:country="GB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>
      <style:text-properties style:font-name="HelveticaNeue Condensed" fo:font-family="'HelveticaNeue Condensed'" style:font-family-generic="swiss" style:font-pitch="variable" fo:font-size="14pt" fo:letter-spacing="-0.0043in" fo:language="en" fo:country="GB" fo:font-weight="bold" style:font-name-asian="Calibri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5_20_Char" style:display-name="Heading 5 Char" style:family="text">
      <style:text-properties style:font-name="HelveticaNeue Condensed" fo:font-family="'HelveticaNeue Condensed'" style:font-family-generic="swiss" style:font-pitch="variable" fo:font-size="12pt" fo:language="en" fo:country="GB" fo:font-weight="bold" style:font-name-asian="Calibri" style:font-family-asian="Calibri" style:font-family-generic-asian="swiss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Heading_20_6_20_Char" style:display-name="Heading 6 Char" style:family="text">
      <style:text-properties style:font-name="HelveticaNeue Condensed" fo:font-family="'HelveticaNeue Condensed'" style:font-family-generic="swiss" style:font-pitch="variable" fo:font-size="11pt" fo:language="en" fo:country="GB" fo:font-weight="bold" style:font-name-asian="PMingLiU" style:font-family-asian="PMingLiU, 新細明體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Body_20_Text_20_Char" style:display-name="Body Text Char" style:family="text">
      <style:text-properties style:font-name="Arial" fo:font-family="Arial" style:font-family-generic="swiss" style:font-pitch="variable" fo:font-size="9pt" fo:language="en" fo:country="GB" style:font-name-asian="Calibri" style:font-family-asian="Calibri" style:font-family-generic-asian="swiss" style:font-pitch-asian="variable" style:font-size-asian="9pt" style:font-name-complex="Times New Roman" style:font-family-complex="'Times New Roman'" style:font-family-generic-complex="roman" style:font-pitch-complex="variable" style:font-size-complex="11pt"/>
    </style:style>
    <style:style style:name="Code_20_Bold" style:display-name="Code Bold" style:family="text">
      <style:text-properties style:font-name="TheSansMonoConBold1" fo:font-family="TheSansMonoConBold" style:font-style-name="Normal" style:font-family-generic="swiss" style:font-pitch="fixed" fo:font-size="11pt" style:font-size-asian="11pt" style:font-name-complex="TheSansMonoConBlack" style:font-family-complex="TheSansMonoConBlack" style:font-family-generic-complex="swiss" style:font-pitch-complex="variable"/>
    </style:style>
    <style:style style:name="Code_20_Char" style:display-name="Code Char" style:family="text">
      <style:text-properties style:font-name="TheSansMonoConNormal1" fo:font-family="TheSansMonoConNormal" style:font-family-generic="roman" style:font-pitch="variable" fo:font-size="11pt" fo:language="en" fo:country="GB" style:font-name-asian="Calibri" style:font-family-asian="Calibri" style:font-family-generic-asian="swiss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1pt"/>
    </style:style>
    <style:style style:name="Code_20_Caption_20_Char" style:display-name="Code Caption Char" style:family="text">
      <style:text-properties style:font-name="Utopia" fo:font-family="Utopia" style:font-family-generic="roman" style:font-pitch="variable" fo:font-size="11pt" fo:language="en" fo:country="GB" fo:font-style="italic" style:font-name-asian="Calibri" style:font-family-asian="Calibri" style:font-family-generic-asian="swiss" style:font-pitch-asian="variable" style:font-size-asian="11pt" style:language-asian="none" style:country-asian="none" style:font-style-asian="italic" style:font-name-complex="Times New Roman" style:font-family-complex="'Times New Roman'" style:font-family-generic-complex="roman" style:font-pitch-complex="variable" style:font-size-complex="11pt"/>
    </style:style>
    <style:style style:name="Quote_20_Char" style:display-name="Quote Char" style:family="text">
      <style:text-properties style:font-name="Utopia" fo:font-family="Utopia" style:font-family-generic="roman" style:font-pitch="variable" fo:font-size="12pt" fo:language="en" fo:country="GB" fo:font-style="italic" style:font-name-asian="Calibri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Exercise_20_Body_20_Char" style:display-name="Exercise Body Char" style:family="text">
      <style:text-properties style:font-name="HelveticaNeue Condensed" fo:font-family="'HelveticaNeue Condensed'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B_20_Code_20_Char" style:display-name="SB Code Char" style:family="text">
      <style:text-properties style:font-name="TheSansMonoConNormal1" fo:font-family="TheSansMonoConNormal" style:font-family-generic="roman" style:font-pitch="variable" fo:font-size="9pt" fo:language="none" fo:country="none" style:font-size-asian="9pt" style:language-asian="none" style:country-asian="none" style:font-name-complex="TheSansMonoConNormal1" style:font-family-complex="TheSansMonoConNormal" style:font-family-generic-complex="roman" style:font-pitch-complex="variable"/>
    </style:style>
    <style:style style:name="Exercise_20_Code_20_Char" style:display-name="Exercise Code Char" style:family="text">
      <style:text-properties style:font-name="TheSansMonoConNormal1" fo:font-family="TheSansMonoConNormal" style:font-family-generic="roman" style:font-pitch="variable" fo:language="en" fo:country="GB" style:font-name-asian="Calibri" style:font-family-asian="Calibri" style:font-family-generic-asian="swiss" style:font-pitch-asian="variable" style:language-asian="none" style:country-asian="none" style:font-name-complex="Times New Roman" style:font-family-complex="'Times New Roman'" style:font-family-generic-complex="roman" style:font-pitch-complex="variable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ody_20_Text_20_First_20_Char" style:display-name="Body Text First Char" style:family="text">
      <style:text-properties style:font-name="Utopia" fo:font-family="Utopia" style:font-family-generic="roman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Dingbat_20_Char_20_Char" style:display-name="Dingbat Char Char" style:family="text">
      <style:text-properties fo:color="#bfbfbf" style:font-name="ZapfDingbats1" fo:font-family="ZapfDingbats" style:font-family-generic="decorative" style:font-pitch="variable" fo:language="en" fo:country="US" style:font-name-complex="ZapfDingbats1" style:font-family-complex="ZapfDingbats" style:font-family-generic-complex="decorative" style:font-pitch-complex="variable" style:font-size-complex="12pt" style:language-complex="ar" style:country-complex="SA"/>
    </style:style>
    <style:style style:name="Page_20_Number" style:display-name="Page Number" style:family="text" style:parent-style-name="Default_20_Paragraph_20_Font"/>
    <style:style style:name="Side_20_Bar_20_Body_20_Char" style:display-name="Side Bar Body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Exercise_20_Last_20_Char" style:display-name="Exercise Last Char" style:family="text">
      <style:text-properties style:font-name="HelveticaNeue Condensed" fo:font-family="'HelveticaNeue Condensed'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ide_20_Bar_20_Last_20_Char" style:display-name="Side Bar Last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Exercise_20_Num_20_Char" style:display-name="Exercise Num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Side_20_Bar_20_Num_20_Char" style:display-name="Side Bar Num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Body_20_Text_20_Indent_20_Char" style:display-name="Body Text Indent Char" style:family="text">
      <style:text-properties fo:font-size="12pt" style:font-size-asian="12pt"/>
    </style:style>
    <style:style style:name="Body_20_Text_20_First_20_Indent_20_2_20_Char" style:display-name="Body Text First Indent 2 Char" style:family="text">
      <style:text-properties fo:font-size="12pt" style:font-size-asian="12pt"/>
    </style:style>
    <style:style style:name="Note_2f_Tip_2f_Caution_20_Char" style:display-name="Note/Tip/Caution Char" style:family="text">
      <style:text-properties style:font-name="HelveticaNeue Condensed" fo:font-family="'HelveticaNeue Condensed'" style:font-family-generic="swiss" style:font-pitch="variable" fo:font-size="13pt" fo:language="en" fo:country="GB" style:font-name-asian="Calibri" style:font-family-asian="Calibri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1pt"/>
    </style:style>
    <style:style style:name="Footer_20_Char" style:display-name="Footer Char" style:family="text">
      <style:text-properties style:font-name="Utopia" fo:font-family="Utopia" style:font-family-generic="roman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Header_20_Char" style:display-name="Header Char" style:family="text">
      <style:text-properties style:font-name="HelveticaNeue Condensed" fo:font-family="'HelveticaNeue Condensed'" style:font-family-generic="swiss" style:font-pitch="variable" fo:font-size="14pt" fo:language="en" fo:country="GB" fo:font-weight="bold" style:font-name-asian="Calibri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mment_20_Subject_20_Char" style:display-name="Comment Subject Char" style:family="text">
      <style:text-properties style:font-name="Calibri" fo:font-family="Calibri" style:font-family-generic="swiss" style:font-pitch="variable" fo:language="en" fo:country="US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/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Footnote_20_Text_20_Char" style:display-name="Footnote Text Char" style:family="text">
      <style:text-properties style:font-name="Utopia" fo:font-family="Utopia" style:font-family-generic="roman" style:font-pitch="variable" fo:language="en" fo:country="GB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Side_20_Bar_20_Code_20_Char" style:display-name="Side Bar Code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Intense_20_Emphasis" style:display-name="Intense Emphasis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2pt"/>
    </style:style>
    <style:style style:name="Dingbat_20_Symbol" style:display-name="Dingbat Symbol" style:family="text">
      <style:text-properties fo:color="#bfbfbf" style:font-name="ZapfDingbats1" fo:font-family="ZapfDingbats" style:font-family-generic="decorative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Gray_20_Dingbat" style:display-name="Gray Dingbat" style:family="text">
      <style:text-properties fo:color="#bfbfbf" style:font-name="ZapfDingbats1" fo:font-family="ZapfDingbats" style:font-family-generic="decorative" style:font-pitch="variable" style:font-name-complex="ZapfDingbats1" style:font-family-complex="ZapfDingbats" style:font-family-generic-complex="decorative" style:font-pitch-complex="variable" style:font-size-complex="12pt"/>
    </style:style>
    <style:style style:name="FM_20_Edition_20_Char" style:display-name="FM Edition Char" style:family="text">
      <style:text-properties fo:color="#808080" style:font-name="HelveticaNeue MediumCond" fo:font-family="'HelveticaNeue MediumCond'" style:font-family-generic="swiss" style:font-pitch="variable" fo:font-size="24pt" style:font-name-asian="Calibri" style:font-family-asian="Calibri" style:font-family-generic-asian="swiss" style:font-pitch-asian="variable" style:font-size-asian="24pt" style:font-name-complex="Times New Roman" style:font-family-complex="'Times New Roman'" style:font-family-generic-complex="roman" style:font-pitch-complex="variable" style:font-size-complex="11pt"/>
    </style:style>
    <style:style style:name="Part_20_Number_20_Char" style:display-name="Part Number Char" style:family="text">
      <style:text-properties fo:text-transform="uppercase" style:font-name="Arial" fo:font-family="Arial" style:font-family-generic="swiss" style:font-pitch="variable" fo:font-size="26pt" fo:font-weight="bold" style:font-name-asian="Calibri" style:font-family-asian="Calibri" style:font-family-generic-asian="swiss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Part_20_Title_20_Char" style:display-name="Part Title Char" style:family="text">
      <style:text-properties style:font-name="Arial" fo:font-family="Arial" style:font-family-generic="swiss" style:font-pitch="variable" fo:font-size="32pt" fo:font-weight="bold" style:font-name-asian="Calibri" style:font-family-asian="Calibri" style:font-family-generic-asian="swiss" style:font-pitch-asian="variable" style:font-size-asian="32pt" style:font-weight-asian="bold" style:font-name-complex="Times New Roman" style:font-family-complex="'Times New Roman'" style:font-family-generic-complex="roman" style:font-pitch-complex="variable" style:font-size-complex="24pt"/>
    </style:style>
    <style:style style:name="FM_20_Head_20_Char" style:display-name="FM Head Char" style:family="text">
      <style:text-properties style:font-name="Arial Narrow" fo:font-family="'Arial Narrow'" style:font-family-generic="swiss" style:font-pitch="variable" fo:font-size="30pt" fo:letter-spacing="-0.0138in" fo:font-weight="bold" style:font-name-asian="Calibri" style:font-family-asian="Calibri" style:font-family-generic-asian="swiss" style:font-pitch-asian="variable" style:font-size-asian="30pt" style:font-weight-asian="bold" style:font-name-complex="Times New Roman" style:font-family-complex="'Times New Roman'" style:font-family-generic-complex="roman" style:font-pitch-complex="variable" style:font-size-complex="2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">
        <style:list-level-properties text:space-before="0.25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4z1" style:num-suffix="." text:bullet-char="o">
        <style:list-level-properties text:space-before="0.9165in" text:min-label-width="0.25in"/>
        <style:text-properties style:font-name="Courier New"/>
      </text:list-level-style-bullet>
      <text:list-level-style-bullet text:level="3" text:style-name="WW8Num14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4165in" text:min-label-width="0.25in"/>
        <style:text-properties style:font-name="Courier New"/>
      </text:list-level-style-bullet>
      <text:list-level-style-bullet text:level="6" text:style-name="WW8Num14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9165in" text:min-label-width="0.25in"/>
        <style:text-properties style:font-name="Courier New"/>
      </text:list-level-style-bullet>
      <text:list-level-style-bullet text:level="9" text:style-name="WW8Num14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prefix="—" style:num-format="">
        <style:list-level-properties text:space-before="0.25in" text:min-label-width="0.25in"/>
      </text:list-level-style-number>
      <text:list-level-style-bullet text:level="2" text:style-name="WW8Num15z1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5z1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15z3" style:num-suffix="." text:bullet-char="">
        <style:list-level-properties text:space-before="1.25in" text:min-label-width="0.25in"/>
        <style:text-properties style:font-name="Symbol"/>
      </text:list-level-style-bullet>
      <text:list-level-style-bullet text:level="6" text:style-name="WW8Num15z1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5z1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8" text:style-name="WW8Num1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9" text:style-name="WW8Num15z3" style:num-suffix="." text:bullet-char="">
        <style:list-level-properties text:space-before="2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">
        <style:list-level-properties text:space-before="0.6874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1.1874in" text:min-label-width="0.25in"/>
        <style:text-properties style:font-name="Courier New"/>
      </text:list-level-style-bullet>
      <text:list-level-style-bullet text:level="3" text:style-name="WW8Num17z2" style:num-suffix="." text:bullet-char="">
        <style:list-level-properties text:space-before="1.6874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2.1874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6874in" text:min-label-width="0.25in"/>
        <style:text-properties style:font-name="Courier New"/>
      </text:list-level-style-bullet>
      <text:list-level-style-bullet text:level="6" text:style-name="WW8Num17z2" style:num-suffix="." text:bullet-char="">
        <style:list-level-properties text:space-before="3.1874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6874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4.1874in" text:min-label-width="0.25in"/>
        <style:text-properties style:font-name="Courier New"/>
      </text:list-level-style-bullet>
      <text:list-level-style-bullet text:level="9" text:style-name="WW8Num17z2" style:num-suffix="." text:bullet-char="">
        <style:list-level-properties text:space-before="4.687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8z1" style:num-suffix="." text:bullet-char="o">
        <style:list-level-properties text:space-before="0.9165in" text:min-label-width="0.25in"/>
        <style:text-properties style:font-name="Courier New"/>
      </text:list-level-style-bullet>
      <text:list-level-style-bullet text:level="3" text:style-name="WW8Num18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4165in" text:min-label-width="0.25in"/>
        <style:text-properties style:font-name="Courier New"/>
      </text:list-level-style-bullet>
      <text:list-level-style-bullet text:level="6" text:style-name="WW8Num18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9165in" text:min-label-width="0.25in"/>
        <style:text-properties style:font-name="Courier New"/>
      </text:list-level-style-bullet>
      <text:list-level-style-bullet text:level="9" text:style-name="WW8Num18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9z1" style:num-suffix="." text:bullet-char="o">
        <style:list-level-properties text:space-before="0.9165in" text:min-label-width="0.25in"/>
        <style:text-properties style:font-name="Courier New"/>
      </text:list-level-style-bullet>
      <text:list-level-style-bullet text:level="3" text:style-name="WW8Num19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4165in" text:min-label-width="0.25in"/>
        <style:text-properties style:font-name="Courier New"/>
      </text:list-level-style-bullet>
      <text:list-level-style-bullet text:level="6" text:style-name="WW8Num19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9165in" text:min-label-width="0.25in"/>
        <style:text-properties style:font-name="Courier New"/>
      </text:list-level-style-bullet>
      <text:list-level-style-bullet text:level="9" text:style-name="WW8Num19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20z1" style:num-suffix="." text:bullet-char="o">
        <style:list-level-properties text:space-before="0.9165in" text:min-label-width="0.25in"/>
        <style:text-properties style:font-name="Courier New"/>
      </text:list-level-style-bullet>
      <text:list-level-style-bullet text:level="3" text:style-name="WW8Num20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20z1" style:num-suffix="." text:bullet-char="o">
        <style:list-level-properties text:space-before="2.4165in" text:min-label-width="0.25in"/>
        <style:text-properties style:font-name="Courier New"/>
      </text:list-level-style-bullet>
      <text:list-level-style-bullet text:level="6" text:style-name="WW8Num20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20z1" style:num-suffix="." text:bullet-char="o">
        <style:list-level-properties text:space-before="3.9165in" text:min-label-width="0.25in"/>
        <style:text-properties style:font-name="Courier New"/>
      </text:list-level-style-bullet>
      <text:list-level-style-bullet text:level="9" text:style-name="WW8Num20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prefix="—" style:num-format="">
        <style:list-level-properties text:space-before="0.25in" text:min-label-width="0.25in"/>
      </text:list-level-style-number>
      <text:list-level-style-bullet text:level="2" text:style-name="WW8Num22z1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22z1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22z3" style:num-suffix="." text:bullet-char="">
        <style:list-level-properties text:space-before="1.25in" text:min-label-width="0.25in"/>
        <style:text-properties style:font-name="Symbol"/>
      </text:list-level-style-bullet>
      <text:list-level-style-bullet text:level="6" text:style-name="WW8Num22z1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22z1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8" text:style-name="WW8Num22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9" text:style-name="WW8Num22z3" style:num-suffix="." text:bullet-char="">
        <style:list-level-properties text:space-before="2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shadow="none" fo:background-color="transparent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  <dc:title>Exploring C++ 20</dc:title>
    <meta:creation-date>2020-04-10T10:08:04.034580138</meta:creation-date>
    <dc:language>en-US</dc:language>
    <meta:editing-cycles>61</meta:editing-cycles>
    <meta:editing-duration>PT19H39M15S</meta:editing-duration>
    <meta:initial-creator>Ray Lischner</meta:initial-creator>
    <dc:date>2020-04-14T11:47:17.878228666</dc:date>
    <dc:creator>Ray Lischner</dc:creator>
    <meta:document-statistic meta:table-count="0" meta:image-count="0" meta:object-count="0" meta:page-count="10" meta:paragraph-count="236" meta:word-count="2435" meta:character-count="16822" meta:non-whitespace-character-count="14164"/>
    <meta:user-defined meta:name="Chapter Number">55</meta:user-defined>
    <meta:template xlink:type="simple" xlink:actuate="onRequest" xlink:title="Apress Template" xlink:href="../../../../../.config/libreoffice/4/user/template/Apress_Styles_020805.ott" meta:date="2020-04-10T10:08:03.448373757"/>
  </office:meta>
</office:document-meta>
</file>